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Produktgruppe</text:p>
          </table:table-cell>
          <table:table-cell table:style-name="ce1" office:value-type="string">
            <text:p>Lieferant</text:p>
          </table:table-cell>
          <table:table-cell table:style-name="ce1" office:value-type="string">
            <text:p>Artikelnummer</text:p>
          </table:table-cell>
          <table:table-cell table:style-name="ce1" office:value-type="string">
            <text:p>Bezeichnung | Einheit</text:p>
          </table:table-cell>
          <table:table-cell table:style-name="ce1" office:value-type="string">
            <text:p>Menge (kg/l/Stk.)</text:p>
          </table:table-cell>
          <table:table-cell table:style-name="ce1" office:value-type="string">
            <text:p>Barcode</text:p>
          </table:table-cell>
          <table:table-cell table:style-name="ce1" office:value-type="string">
            <text:p>Herkunftsland</text:p>
          </table:table-cell>
          <table:table-cell table:style-name="ce1" office:value-type="string">
            <text:p>VPE</text:p>
          </table:table-cell>
          <table:table-cell table:style-name="ce1" office:value-type="string">
            <text:p>VK-Preis</text:p>
          </table:table-cell>
          <table:table-cell table:style-name="ce1" office:value-type="string">
            <text:p>EK-Preis</text:p>
          </table:table-cell>
          <table:table-cell table:style-name="ce1" office:value-type="string">
            <text:p>Variabel</text:p>
          </table:table-cell>
          <table:table-cell table:style-name="ce1" office:value-type="string">
            <text:p>Sortiment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Sonstiges 7% MwSt</text:p>
          </table:table-cell>
          <table:table-cell office:value-type="string">
            <text:p>unbekannt</text:p>
          </table:table-cell>
          <table:table-cell office:value-type="string">
            <text:p>SONSTIGES1</text:p>
          </table:table-cell>
          <table:table-cell office:value-type="string">
            <text:p>Variabler Preis 7% MwSt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nstiges 19% MwSt</text:p>
          </table:table-cell>
          <table:table-cell office:value-type="string">
            <text:p>unbekannt</text:p>
          </table:table-cell>
          <table:table-cell office:value-type="string">
            <text:p>SONSTIGES2</text:p>
          </table:table-cell>
          <table:table-cell office:value-type="string">
            <text:p>Variabler Preis 19% MwSt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string">
            <text:p>41</text:p>
          </table:table-cell>
          <table:table-cell office:value-type="string">
            <text:p>Banane Mango Maracuja Fruchtdessert, 4x100g | 400g Becher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Ecuador, 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nstige Lebensmittel</text:p>
          </table:table-cell>
          <table:table-cell office:value-type="string">
            <text:p>unbekannt</text:p>
          </table:table-cell>
          <table:table-cell office:value-type="string">
            <text:p>SONSTIGES3</text:p>
          </table:table-cell>
          <table:table-cell office:value-type="string">
            <text:p>Lebensmittel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string">
            <text:p>75</text:p>
          </table:table-cell>
          <table:table-cell office:value-type="string">
            <text:p>Mango Apfel Birne Fruchtdessert, 4x100g | 400g Becher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3</text:p>
          </table:table-cell>
          <table:table-cell office:value-type="string">
            <text:p>"Bolivia" kbA 250 g, 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0</text:p>
          </table:table-cell>
          <table:table-cell office:value-type="string">
            <text:p>"Bolivia" kbA 250 g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20</text:p>
          </table:table-cell>
          <table:table-cell office:value-type="string">
            <text:p>"La Cortadora" 250 g, gemahlen | 250g Beutel</text:p>
          </table:table-cell>
          <table:table-cell office:value-type="float" office:value="0.25">
            <text:p>0,25</text:p>
          </table:table-cell>
          <table:table-cell office:value-type="string">
            <text:p>4260025681608</text:p>
          </table:table-cell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3</text:p>
          </table:table-cell>
          <table:table-cell office:value-type="string">
            <text:p>"La Cortadora" 500 g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0</text:p>
          </table:table-cell>
          <table:table-cell office:value-type="string">
            <text:p>"La Cortadora" 500 g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3</text:p>
          </table:table-cell>
          <table:table-cell office:value-type="string">
            <text:p>"Nassau Affair" Bio-Kaffee, 250g Bohne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0</text:p>
          </table:table-cell>
          <table:table-cell office:value-type="string">
            <text:p>"Nassau Affair" Bio-Kaffee, 250g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220</text:p>
          </table:table-cell>
          <table:table-cell office:value-type="string">
            <text:p>"Nica organico" SHG kbA, fuerte, der Kräftige, 250 g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3</text:p>
          </table:table-cell>
          <table:table-cell office:value-type="string">
            <text:p>"Nica organico" SHG kbA, PP Neutralverp., Bohne, 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1</text:p>
          </table:table-cell>
          <table:table-cell office:value-type="string">
            <text:p>"Nica organico" SHG kbA, PP Neutralverp., gemahlen, 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3</text:p>
          </table:table-cell>
          <table:table-cell office:value-type="string">
            <text:p>"Nica organico" SHG, kbA <text:s/>500 g, naturmild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20</text:p>
          </table:table-cell>
          <table:table-cell office:value-type="string">
            <text:p>"Nica organico" SHG, kbA 250 g, naturmild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0</text:p>
          </table:table-cell>
          <table:table-cell office:value-type="string">
            <text:p>"Nica organico" SHG, kbA 500 g, naturmild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3</text:p>
          </table:table-cell>
          <table:table-cell office:value-type="string">
            <text:p>"Nuevo Futuro", Columbian mild, Bohne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2</text:p>
          </table:table-cell>
          <table:table-cell office:value-type="string">
            <text:p>"Nuevo Futuro", Columbian mild, gemahlen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120</text:p>
          </table:table-cell>
          <table:table-cell office:value-type="string">
            <text:p>"Nuevo Futuro", Columbian mild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3</text:p>
          </table:table-cell>
          <table:table-cell office:value-type="string">
            <text:p>"Oromia" Gourmetkaffee 250g, Bohne, kbA | 250g Beutel</text:p>
          </table:table-cell>
          <table:table-cell office:value-type="float" office:value="0.25">
            <text:p>0,25</text:p>
          </table:table-cell>
          <table:table-cell office:value-type="string">
            <text:p>4030254303103</text:p>
          </table:table-cell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0</text:p>
          </table:table-cell>
          <table:table-cell office:value-type="string">
            <text:p>"Oromia" Gourmetkaffee 250g, gem., kbA | 250g Beutel</text:p>
          </table:table-cell>
          <table:table-cell office:value-type="float" office:value="0.25">
            <text:p>0,25</text:p>
          </table:table-cell>
          <table:table-cell office:value-type="string">
            <text:p>4030254303103</text:p>
          </table:table-cell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20</text:p>
          </table:table-cell>
          <table:table-cell office:value-type="string">
            <text:p>"Sonrisa" kbA 250 g, Mexico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3</text:p>
          </table:table-cell>
          <table:table-cell office:value-type="string">
            <text:p>"Sonrisa" kbA 500 g, Mexico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0</text:p>
          </table:table-cell>
          <table:table-cell office:value-type="string">
            <text:p>"Sonrisa" kbA 500 g, Mexico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2</text:p>
          </table:table-cell>
          <table:table-cell office:value-type="string">
            <text:p>"Sonrisa" kbA, <text:s/>PP Neutralverp., Bohne, 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4</text:p>
          </table:table-cell>
          <table:table-cell office:value-type="string">
            <text:p>"Sonrisa" kbA, PP Neutralverp., gemahlen, 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7110</text:p>
          </table:table-cell>
          <table:table-cell office:value-type="string">
            <text:p>Agenda 21 Biokaffee, 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71</text:p>
          </table:table-cell>
          <table:table-cell office:value-type="string">
            <text:p>Agenda 21 Biokaffee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3</text:p>
          </table:table-cell>
          <table:table-cell office:value-type="string">
            <text:p>Atitlan Kaffee, 250g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0</text:p>
          </table:table-cell>
          <table:table-cell office:value-type="string">
            <text:p>Atitlan Kaffee, 250g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3</text:p>
          </table:table-cell>
          <table:table-cell office:value-type="string">
            <text:p>Bamenda, naturmild, Bohne.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">
            <text:p>3,7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0</text:p>
          </table:table-cell>
          <table:table-cell office:value-type="string">
            <text:p>Bamenda, naturmild, gem.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9</text:p>
          </table:table-cell>
          <table:table-cell office:value-type="string">
            <text:p>Bergischer Bio Kaffee, gemahlen <text:s/>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7</text:p>
          </table:table-cell>
          <table:table-cell office:value-type="string">
            <text:p>Bio Café Esperanza BdfW, mild aromatisch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460902</text:p>
          </table:table-cell>
          <table:table-cell office:value-type="string">
            <text:p>Bio Café Kilimanjaro, Röstkaffee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460901</text:p>
          </table:table-cell>
          <table:table-cell office:value-type="string">
            <text:p>Bio Café Kilimanjaro, Röstkaffee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0101</text:p>
          </table:table-cell>
          <table:table-cell office:value-type="string">
            <text:p>Bio Café Orgánico, Naturmild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01</text:p>
          </table:table-cell>
          <table:table-cell office:value-type="string">
            <text:p>Bio Café Orgánico, naturmild, gemahlen | 250g Beutel</text:p>
          </table:table-cell>
          <table:table-cell office:value-type="float" office:value="0.25">
            <text:p>0,25</text:p>
          </table:table-cell>
          <table:table-cell office:value-type="string">
            <text:p>4013320035009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080902</text:p>
          </table:table-cell>
          <table:table-cell office:value-type="string">
            <text:p>Bio Café Yungas, Röstkaffee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080901</text:p>
          </table:table-cell>
          <table:table-cell office:value-type="string">
            <text:p>Bio Café Yungas, Röstkaffee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11090101</text:p>
          </table:table-cell>
          <table:table-cell office:value-type="string">
            <text:p>Bio Guatemala PUR, 100% Arabica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110901</text:p>
          </table:table-cell>
          <table:table-cell office:value-type="string">
            <text:p>Bio Guatemala PUR, 100% Arabic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430901</text:p>
          </table:table-cell>
          <table:table-cell office:value-type="string">
            <text:p>Bio Kolumbien PUR, 100% Arabica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600901</text:p>
          </table:table-cell>
          <table:table-cell office:value-type="string">
            <text:p>Bio Peru PUR, 100% Arabic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0</text:p>
          </table:table-cell>
          <table:table-cell office:value-type="string">
            <text:p>Bio Röstkaffee "Mandel", kbA | 40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1</text:p>
          </table:table-cell>
          <table:table-cell office:value-type="string">
            <text:p>Bio Röstkaffee "Vanille", mit Zucker, kbA | 40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0</text:p>
          </table:table-cell>
          <table:table-cell office:value-type="string">
            <text:p>Café "Cubita" claro 500 g, der Milde, gem. | 500g Vakuum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1</text:p>
          </table:table-cell>
          <table:table-cell office:value-type="string">
            <text:p>Café "Cubita" oscuro 500 g, der Kräftige, gem. | 500g Vakuum</text:p>
          </table:table-cell>
          <table:table-cell office:value-type="float" office:value="0.5">
            <text:p>0,5</text:p>
          </table:table-cell>
          <table:table-cell office:value-type="string">
            <text:p>8500000078204</text:p>
          </table:table-cell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50930</text:p>
          </table:table-cell>
          <table:table-cell office:value-type="string">
            <text:p>Café Aha, gemahlen | 500g Beutel</text:p>
          </table:table-cell>
          <table:table-cell office:value-type="float" office:value="0.5">
            <text:p>0,5</text:p>
          </table:table-cell>
          <table:table-cell office:value-type="string">
            <text:p>4013320059425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3</text:p>
          </table:table-cell>
          <table:table-cell office:value-type="string">
            <text:p>Café Brasilien, Bohn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rasil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1</text:p>
          </table:table-cell>
          <table:table-cell office:value-type="string">
            <text:p>Café Brasilien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6</text:p>
          </table:table-cell>
          <table:table-cell office:value-type="string">
            <text:p>Café Camino, gemahlen | 250g Beutel</text:p>
          </table:table-cell>
          <table:table-cell office:value-type="float" office:value="0.25">
            <text:p>0,25</text:p>
          </table:table-cell>
          <table:table-cell office:value-type="string">
            <text:p>4013320350591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3</text:p>
          </table:table-cell>
          <table:table-cell office:value-type="string">
            <text:p>Café Compañero MEXIKO, Bohnen, naturmilde Röstun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1</text:p>
          </table:table-cell>
          <table:table-cell office:value-type="string">
            <text:p>Café Compañero MEXIKO, gemahlen, naturmilde Röstun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2</text:p>
          </table:table-cell>
          <table:table-cell office:value-type="string">
            <text:p>Café Compañero MEXIKO, gemahlen, naturmilde Röstun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2</text:p>
          </table:table-cell>
          <table:table-cell office:value-type="string">
            <text:p>Café Compañero NICARAGUA SHG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4</text:p>
          </table:table-cell>
          <table:table-cell office:value-type="string">
            <text:p>Café Compañero NICARAGUA SHG, kbA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3</text:p>
          </table:table-cell>
          <table:table-cell office:value-type="string">
            <text:p>Café Compañero NICARAGUA, Bohne, naturmilde Röstun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1</text:p>
          </table:table-cell>
          <table:table-cell office:value-type="string">
            <text:p>Café Compañero NICARAGUA, gemahlen, naturmilde Röstun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2</text:p>
          </table:table-cell>
          <table:table-cell office:value-type="string">
            <text:p>Café Compañero NICARAGUA, gemahlen, naturmilde Röstun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3</text:p>
          </table:table-cell>
          <table:table-cell office:value-type="string">
            <text:p>Café Drei Kontinente, kbA, Bohn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., Äthiop., <text:s/>Indones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1</text:p>
          </table:table-cell>
          <table:table-cell office:value-type="string">
            <text:p>Café Drei Kontinente, kb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., Äthiop., <text:s/>Indones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3</text:p>
          </table:table-cell>
          <table:table-cell office:value-type="string">
            <text:p>Café La Cortadora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8.4">
            <text:p>8,4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1</text:p>
          </table:table-cell>
          <table:table-cell office:value-type="string">
            <text:p>Café La Cortador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5">
            <text:p>4,2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Café Libertad</text:p>
          </table:table-cell>
          <table:table-cell office:value-type="string">
            <text:p>100</text:p>
          </table:table-cell>
          <table:table-cell office:value-type="string">
            <text:p>Café Libertad 500g gem. Röstkaffee Chiapas | 500g Vakuum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3</text:p>
          </table:table-cell>
          <table:table-cell office:value-type="string">
            <text:p>Café Liberté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ngo,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0</text:p>
          </table:table-cell>
          <table:table-cell office:value-type="string">
            <text:p>Café Liberté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ngo,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2</text:p>
          </table:table-cell>
          <table:table-cell office:value-type="string">
            <text:p>Café Mero Bio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3</text:p>
          </table:table-cell>
          <table:table-cell office:value-type="string">
            <text:p>Café Mero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50925</text:p>
          </table:table-cell>
          <table:table-cell office:value-type="string">
            <text:p>Café Milde Mischung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17</text:p>
          </table:table-cell>
          <table:table-cell office:value-type="string">
            <text:p>Café Orgánico „Misereor“, naturmild, gemahlen | 500g Vakuum</text:p>
          </table:table-cell>
          <table:table-cell office:value-type="float" office:value="0.5">
            <text:p>0,5</text:p>
          </table:table-cell>
          <table:table-cell office:value-type="string">
            <text:p>401332013505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8.49">
            <text:p>8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3</text:p>
          </table:table-cell>
          <table:table-cell office:value-type="string">
            <text:p>Café Peru Crema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1</text:p>
          </table:table-cell>
          <table:table-cell office:value-type="string">
            <text:p>Café Peru Crema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7</text:p>
          </table:table-cell>
          <table:table-cell office:value-type="string">
            <text:p>Café Rio Coco, Bohne, exklusiver Gourmetkaffe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6</text:p>
          </table:table-cell>
          <table:table-cell office:value-type="string">
            <text:p>Café Rio Coco, gemahlen, exklusiver Gourmetkaffe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3</text:p>
          </table:table-cell>
          <table:table-cell office:value-type="string">
            <text:p>Café Sidamo, kbA, Bohn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9.6">
            <text:p>9,6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1</text:p>
          </table:table-cell>
          <table:table-cell office:value-type="string">
            <text:p>Café Sidamo, kb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85">
            <text:p>4,8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47</text:p>
          </table:table-cell>
          <table:table-cell office:value-type="string">
            <text:p>Café Wunderbar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3</text:p>
          </table:table-cell>
          <table:table-cell office:value-type="string">
            <text:p>credit Kaffee, kbA, Bohn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0</text:p>
          </table:table-cell>
          <table:table-cell office:value-type="string">
            <text:p>credit Kaffee, kbA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001</text:p>
          </table:table-cell>
          <table:table-cell office:value-type="string">
            <text:p>ECUADOR KAFFEE gemahlen, (100% Arabica)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53</text:p>
          </table:table-cell>
          <table:table-cell office:value-type="string">
            <text:p>EL PUENTE Bio-Kaffee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Tanzania</text:p>
          </table:table-cell>
          <table:table-cell office:value-type="float" office:value="10">
            <text:p>10</text:p>
          </table:table-cell>
          <table:table-cell office:value-type="float" office:value="6.9">
            <text:p>6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20</text:p>
          </table:table-cell>
          <table:table-cell office:value-type="string">
            <text:p>EL PUENTE Bio-Kaffee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20">
            <text:p>2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nt13100</text:p>
          </table:table-cell>
          <table:table-cell office:value-type="string">
            <text:p>EL PUENTE Kaffeesack Geschenkset mit Aromakaffees, 5 x 40 g, 200 g <text:s/>| 200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9</text:p>
          </table:table-cell>
          <table:table-cell office:value-type="string">
            <text:p>Faires Pfund Filterkaffee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7.99">
            <text:p>7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30</text:p>
          </table:table-cell>
          <table:table-cell office:value-type="string">
            <text:p>Geschenkset "Oromia" Gourmetkaffee 250g, gem. in Kaffeedose mit Aromaschutz | 250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2">
            <text:p>12</text:p>
          </table:table-cell>
          <table:table-cell office:value-type="float" office:value="7.2">
            <text:p>7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201</text:p>
          </table:table-cell>
          <table:table-cell office:value-type="string">
            <text:p>HONDURAS KAFFEE gemahlen, (100% Arabica)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4</text:p>
          </table:table-cell>
          <table:table-cell office:value-type="string">
            <text:p>Kaffa Wildkaffee medium, Bohn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3</text:p>
          </table:table-cell>
          <table:table-cell office:value-type="string">
            <text:p>Kaffa Wildkaffee medium, gemahl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2</text:p>
          </table:table-cell>
          <table:table-cell office:value-type="string">
            <text:p>Kaffa Wildkaffee mild, Bohn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1</text:p>
          </table:table-cell>
          <table:table-cell office:value-type="string">
            <text:p>Kaffa Wildkaffee mild, gemahl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3</text:p>
          </table:table-cell>
          <table:table-cell office:value-type="string">
            <text:p>Kfd-Kaffee "FairStärkung", kbA, Bohne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0</text:p>
          </table:table-cell>
          <table:table-cell office:value-type="string">
            <text:p>Kfd-Kaffee "FairStärkung", kbA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301</text:p>
          </table:table-cell>
          <table:table-cell office:value-type="string">
            <text:p>Kongo Kaffee gemahlen, 100 % Arabica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ngo 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620903</text:p>
          </table:table-cell>
          <table:table-cell office:value-type="string">
            <text:p>Lalitpur, Bio Café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580901</text:p>
          </table:table-cell>
          <table:table-cell office:value-type="string">
            <text:p>Maragogype, Bio Café, Elefanten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3</text:p>
          </table:table-cell>
          <table:table-cell office:value-type="string">
            <text:p>Marcala Kaffee DO, 250g, 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0</text:p>
          </table:table-cell>
          <table:table-cell office:value-type="string">
            <text:p>Marcala Kaffee DO, 250g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080901</text:p>
          </table:table-cell>
          <table:table-cell office:value-type="string">
            <text:p>Mexiko PUR, 100% Arabica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3</text:p>
          </table:table-cell>
          <table:table-cell office:value-type="string">
            <text:p>Mont Elgon, Bio Crema, Bohnen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ganda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1</text:p>
          </table:table-cell>
          <table:table-cell office:value-type="string">
            <text:p>Mont Elgon, Bio Crema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2</text:p>
          </table:table-cell>
          <table:table-cell office:value-type="string">
            <text:p>Mont Elgon, Bio Crem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34090101</text:p>
          </table:table-cell>
          <table:table-cell office:value-type="string">
            <text:p>Nicaragua PUR, 100% Arabica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340901</text:p>
          </table:table-cell>
          <table:table-cell office:value-type="string">
            <text:p>Nicaragua PUR, 100% Arabic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101</text:p>
          </table:table-cell>
          <table:table-cell office:value-type="string">
            <text:p>PERU KAFFEE gemahlen, (100% Arabica)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3</text:p>
          </table:table-cell>
          <table:table-cell office:value-type="string">
            <text:p>Purosa Grande AA, 250g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0</text:p>
          </table:table-cell>
          <table:table-cell office:value-type="string">
            <text:p>Purosa Grande AA, 250g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2</text:p>
          </table:table-cell>
          <table:table-cell office:value-type="string">
            <text:p>Rhein. Affaire Bohnen, 1kg, Neutralverp. | 1000g Beutel</text:p>
          </table:table-cell>
          <table:table-cell office:value-type="float" office:value="1">
            <text:p>1</text:p>
          </table:table-cell>
          <table:table-cell office:value-type="string">
            <text:p>4030254321534</text:p>
          </table:table-cell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1</text:p>
          </table:table-cell>
          <table:table-cell office:value-type="string">
            <text:p>Rheinische Affaire Bonn Café Bohne | 250g Beutel</text:p>
          </table:table-cell>
          <table:table-cell office:value-type="float" office:value="0.25">
            <text:p>0,25</text:p>
          </table:table-cell>
          <table:table-cell office:value-type="string">
            <text:p>4030254143341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0</text:p>
          </table:table-cell>
          <table:table-cell office:value-type="string">
            <text:p>Rheinische Affaire Bonn Café gem. | 250g Beutel</text:p>
          </table:table-cell>
          <table:table-cell office:value-type="float" office:value="0.25">
            <text:p>0,25</text:p>
          </table:table-cell>
          <table:table-cell office:value-type="string">
            <text:p>4030254143341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720</text:p>
          </table:table-cell>
          <table:table-cell office:value-type="string">
            <text:p>Rheinische Affaire Brühl Café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4</text:p>
          </table:table-cell>
          <table:table-cell office:value-type="string">
            <text:p>Rheinische Affaire gem., 1kg, Neutralverp. | 1000g Beutel</text:p>
          </table:table-cell>
          <table:table-cell office:value-type="float" office:value="1">
            <text:p>1</text:p>
          </table:table-cell>
          <table:table-cell office:value-type="string">
            <text:p>4030254143570</text:p>
          </table:table-cell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1</text:p>
          </table:table-cell>
          <table:table-cell office:value-type="string">
            <text:p>Rheinische Affaire Köln Café 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0</text:p>
          </table:table-cell>
          <table:table-cell office:value-type="string">
            <text:p>Rheinische Affaire Köln Café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420</text:p>
          </table:table-cell>
          <table:table-cell office:value-type="string">
            <text:p>Rheinische Affaire Leverkusen Café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30</text:p>
          </table:table-cell>
          <table:table-cell office:value-type="string">
            <text:p>Rheinische Affaire Mittelrhein Café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1</text:p>
          </table:table-cell>
          <table:table-cell office:value-type="string">
            <text:p>Rheinische Affaire Neutralverp. 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0</text:p>
          </table:table-cell>
          <table:table-cell office:value-type="string">
            <text:p>Rheinische Affaire Neutralverp.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, Kolumbien, Bolivien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40</text:p>
          </table:table-cell>
          <table:table-cell office:value-type="string">
            <text:p>Rheinische Affaire Neuwied Café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20</text:p>
          </table:table-cell>
          <table:table-cell office:value-type="string">
            <text:p>Rheinische Affaire Vorgebirgs Café gem. <text:s/>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830</text:p>
          </table:table-cell>
          <table:table-cell office:value-type="string">
            <text:p>Rheinische Affaire Westerwald Café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6</text:p>
          </table:table-cell>
          <table:table-cell office:value-type="string">
            <text:p>Röstkaffee "Haselnuss" | 40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2</text:p>
          </table:table-cell>
          <table:table-cell office:value-type="string">
            <text:p>Röstkaffee "Irish Coffee" | 40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5</text:p>
          </table:table-cell>
          <table:table-cell office:value-type="string">
            <text:p>Röstkaffee "Schokolade" | 40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1</text:p>
          </table:table-cell>
          <table:table-cell office:value-type="string">
            <text:p>Röstkaffee "Zimt-Amaretto" | 40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3</text:p>
          </table:table-cell>
          <table:table-cell office:value-type="string">
            <text:p>Ruanda Kopakama, 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0</text:p>
          </table:table-cell>
          <table:table-cell office:value-type="string">
            <text:p>Ruanda Kopakam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910901</text:p>
          </table:table-cell>
          <table:table-cell office:value-type="string">
            <text:p>Ruanda PUR, 100% Arabic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Rwand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3</text:p>
          </table:table-cell>
          <table:table-cell office:value-type="string">
            <text:p>Ruanda-Partnerschafts-Kaffee, 250g Bohnen, Partnerkaffee Ruanda-Rheinland-Pfalz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0</text:p>
          </table:table-cell>
          <table:table-cell office:value-type="string">
            <text:p>Ruanda-Partnerschafts-Kaffee, 250g gem., Partnerkaffee Ruanda-Rheinland-Pfalz | 250g Beutel</text:p>
          </table:table-cell>
          <table:table-cell office:value-type="float" office:value="0.25">
            <text:p>0,25</text:p>
          </table:table-cell>
          <table:table-cell office:value-type="string">
            <text:p>4030254349460</text:p>
          </table:table-cell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2</text:p>
          </table:table-cell>
          <table:table-cell office:value-type="string">
            <text:p>Ruanda-Partnerschafts-Kaffee/Kopakama, 1000g Bohnen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4</text:p>
          </table:table-cell>
          <table:table-cell office:value-type="string">
            <text:p>Ruanda-Partnerschafts-Kaffee/Kopakama, 1000g gem.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5</text:p>
          </table:table-cell>
          <table:table-cell office:value-type="string">
            <text:p>Schalke 04 Bio-Kaffee, Bohne <text:s/>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4</text:p>
          </table:table-cell>
          <table:table-cell office:value-type="string">
            <text:p>Schalke 04 Bio-Kaffee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2011</text:p>
          </table:table-cell>
          <table:table-cell office:value-type="string">
            <text:p>Schalke 04-Kaffee, gemahlen, Beutel in Aromaschutz-Geschenkdose | 250 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1">
            <text:p>1</text:p>
          </table:table-cell>
          <table:table-cell office:value-type="float" office:value="12.95">
            <text:p>12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3</text:p>
          </table:table-cell>
          <table:table-cell office:value-type="string">
            <text:p>Sumatra Gayo, 250g Bohnen, kb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0</text:p>
          </table:table-cell>
          <table:table-cell office:value-type="string">
            <text:p>Sumatra Gayo, 250g gem., kb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3</text:p>
          </table:table-cell>
          <table:table-cell office:value-type="string">
            <text:p>Ver.di Bio-Kaffee, Bohne | 250 g Beutel</text:p>
          </table:table-cell>
          <table:table-cell office:value-type="float" office:value="0.25">
            <text:p>0,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">
            <text:p>4,1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0</text:p>
          </table:table-cell>
          <table:table-cell office:value-type="string">
            <text:p>Ver.di Bio-Kaffee, gemahlen | 250 g Beutel</text:p>
          </table:table-cell>
          <table:table-cell office:value-type="float" office:value="0.25">
            <text:p>0,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">
            <text:p>4,1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3</text:p>
          </table:table-cell>
          <table:table-cell office:value-type="string">
            <text:p>Yha Hauka Kaffee, Gourmetklasse, 250g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0</text:p>
          </table:table-cell>
          <table:table-cell office:value-type="string">
            <text:p>Yha Hauka Kaffee, Gourmetklasse, 250g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2</text:p>
          </table:table-cell>
          <table:table-cell office:value-type="string">
            <text:p>„Oromia“, Sidamo, Bohne, 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3</text:p>
          </table:table-cell>
          <table:table-cell office:value-type="string">
            <text:p>„Oromia“, Sidamo, gemahle, <text:s/>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2293</text:p>
          </table:table-cell>
          <table:table-cell office:value-type="string">
            <text:p>"Nicamex" kbA 1000 g, Espresso, Bohne | 1000 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4">
            <text:p>4</text:p>
          </table:table-cell>
          <table:table-cell office:value-type="float" office:value="17.9">
            <text:p>1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3</text:p>
          </table:table-cell>
          <table:table-cell office:value-type="string">
            <text:p>"Nicamex" kbA 200 g, Espresso, Bohne | 200 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8">
            <text:p>3,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0</text:p>
          </table:table-cell>
          <table:table-cell office:value-type="string">
            <text:p>"Nicamex" kbA 200 g, Espresso, gemahlen | 200 g Beutel</text:p>
          </table:table-cell>
          <table:table-cell office:value-type="float" office:value="0.2">
            <text:p>0,2</text:p>
          </table:table-cell>
          <table:table-cell office:value-type="string">
            <text:p>4030254113214</text:p>
          </table:table-cell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3</text:p>
          </table:table-cell>
          <table:table-cell office:value-type="string">
            <text:p>Bamenda Espresso, Bohne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0</text:p>
          </table:table-cell>
          <table:table-cell office:value-type="string">
            <text:p>Bamenda Espresso, gem.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5</text:p>
          </table:table-cell>
          <table:table-cell office:value-type="string">
            <text:p>Bio Caffé Crema <text:s/>, Bohne, auch für Vollautomaten geeignet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50906</text:p>
          </table:table-cell>
          <table:table-cell office:value-type="string">
            <text:p>Bio Caffé Crema <text:s/>, Bohne, auch für Vollautomaten geeignet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0501</text:p>
          </table:table-cell>
          <table:table-cell office:value-type="string">
            <text:p>Bio Espresso, Bohnen | 250g Beutel</text:p>
          </table:table-cell>
          <table:table-cell office:value-type="float" office:value="0.25">
            <text:p>0,25</text:p>
          </table:table-cell>
          <table:table-cell office:value-type="string">
            <text:p>4013320059401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05</text:p>
          </table:table-cell>
          <table:table-cell office:value-type="string">
            <text:p>Bio Espresso, gemahlen | 250g Beutel</text:p>
          </table:table-cell>
          <table:table-cell office:value-type="float" office:value="0.25">
            <text:p>0,25</text:p>
          </table:table-cell>
          <table:table-cell office:value-type="string">
            <text:p>401332002693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cu113251</text:p>
          </table:table-cell>
          <table:table-cell office:value-type="string">
            <text:p>Café "Cubita oscuro", 1000 g Bohne m. Aromaschutz-Ventil, Extra-Röstung f. Espresso | 1000 g Beutel</text:p>
          </table:table-cell>
          <table:table-cell office:value-type="float" office:value="1">
            <text:p>1</text:p>
          </table:table-cell>
          <table:table-cell office:value-type="string">
            <text:p>8500000071137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5.5">
            <text:p>1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5</text:p>
          </table:table-cell>
          <table:table-cell office:value-type="string">
            <text:p>Café Compañero MEXIKO, Espresso, Bohne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4</text:p>
          </table:table-cell>
          <table:table-cell office:value-type="string">
            <text:p>Café Compañero MEXIKO, Espresso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2</text:p>
          </table:table-cell>
          <table:table-cell office:value-type="string">
            <text:p>Café Compañero NICARAGUA, Espresso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 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1</text:p>
          </table:table-cell>
          <table:table-cell office:value-type="string">
            <text:p>Café Compañero NICARAGUA, Espresso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 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49</text:p>
          </table:table-cell>
          <table:table-cell office:value-type="string">
            <text:p>Café Wunderbar Espresso, Bohne, für Vollautomaten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3</text:p>
          </table:table-cell>
          <table:table-cell office:value-type="string">
            <text:p>Chiapas, Espresso, Bohnen | 1000 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1</text:p>
          </table:table-cell>
          <table:table-cell office:value-type="string">
            <text:p>Chiapas, Espresso, Bohn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2</text:p>
          </table:table-cell>
          <table:table-cell office:value-type="string">
            <text:p>Chiapas, Espresso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98</text:p>
          </table:table-cell>
          <table:table-cell office:value-type="string">
            <text:p>Das Faire Pfund Crema – Bohne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97</text:p>
          </table:table-cell>
          <table:table-cell office:value-type="string">
            <text:p>Das Faire Pfund Espresso - Bohne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300</text:p>
          </table:table-cell>
          <table:table-cell office:value-type="string">
            <text:p>Espresso 3 Länder, Bohnen, 100% Arabica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car., Koumb., Bolivien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2</text:p>
          </table:table-cell>
          <table:table-cell office:value-type="string">
            <text:p>Espresso 3 Länder, Bohnen, 100% Arabica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., Koumb., Bolivien</text:p>
          </table:table-cell>
          <table:table-cell office:value-type="float" office:value="10">
            <text:p>10</text:p>
          </table:table-cell>
          <table:table-cell office:value-type="float" office:value="9.1">
            <text:p>9,1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1</text:p>
          </table:table-cell>
          <table:table-cell office:value-type="string">
            <text:p>Espresso 3 Länder, gemahl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., Koumb., Bolivien</text:p>
          </table:table-cell>
          <table:table-cell office:value-type="float" office:value="20">
            <text:p>20</text:p>
          </table:table-cell>
          <table:table-cell office:value-type="float" office:value="4.6">
            <text:p>4,6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300</text:p>
          </table:table-cell>
          <table:table-cell office:value-type="string">
            <text:p>Espresso Afrika, kbA, Bohnen, Arabica-Robusta-Mischung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18.2">
            <text:p>18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2</text:p>
          </table:table-cell>
          <table:table-cell office:value-type="string">
            <text:p>Espresso Afrika, kbA, Bohnen, Arabica-Robusta-Mischun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afrikanische Länder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1</text:p>
          </table:table-cell>
          <table:table-cell office:value-type="string">
            <text:p>Espresso Afrika, kbA, gemahlen, Arabica-Robusta-Mischung | 250g Beutel</text:p>
          </table:table-cell>
          <table:table-cell office:value-type="float" office:value="0.25">
            <text:p>0,25</text:p>
          </table:table-cell>
          <table:table-cell office:value-type="string">
            <text:p>4250041647474</text:p>
          </table:table-cell>
          <table:table-cell office:value-type="string">
            <text:p>afrikanische Länder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101</text:p>
          </table:table-cell>
          <table:table-cell office:value-type="string">
            <text:p>Espresso Cargado, Bohne, kräftig aromatisch | 1000 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erse</text:p>
          </table:table-cell>
          <table:table-cell office:value-type="float" office:value="4">
            <text:p>4</text:p>
          </table:table-cell>
          <table:table-cell office:value-type="float" office:value="16.95">
            <text:p>16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1</text:p>
          </table:table-cell>
          <table:table-cell office:value-type="string">
            <text:p>Espresso Cargado, gemahlen, kräftig aromatisch | 250g Beutel</text:p>
          </table:table-cell>
          <table:table-cell office:value-type="float" office:value="0.25">
            <text:p>0,25</text:p>
          </table:table-cell>
          <table:table-cell office:value-type="string">
            <text:p>4013320031636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string">
            <text:p>1702</text:p>
          </table:table-cell>
          <table:table-cell office:value-type="string">
            <text:p>Espresso Kaffee Bohne, 100 % Arabica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Honduras,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string">
            <text:p>1701</text:p>
          </table:table-cell>
          <table:table-cell office:value-type="string">
            <text:p>Espresso Kaffee gemahlen, 100 % Arabica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Honduras,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3</text:p>
          </table:table-cell>
          <table:table-cell office:value-type="string">
            <text:p>Gourmet Bio Espresso, "Correcto", Bohne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8.95">
            <text:p>8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0</text:p>
          </table:table-cell>
          <table:table-cell office:value-type="string">
            <text:p>Gourmet Bio Espresso, "Correcto"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72</text:p>
          </table:table-cell>
          <table:table-cell office:value-type="string">
            <text:p>Italienischer Espresso, Bohne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2</text:p>
          </table:table-cell>
          <table:table-cell office:value-type="string">
            <text:p>Italienischer Espresso, gemahlen | 250g Vakuum</text:p>
          </table:table-cell>
          <table:table-cell office:value-type="float" office:value="0.25">
            <text:p>0,25</text:p>
          </table:table-cell>
          <table:table-cell office:value-type="string">
            <text:p>4013320005156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6</text:p>
          </table:table-cell>
          <table:table-cell office:value-type="string">
            <text:p>Kaffa Wildkaffee Espresso, Bohn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5</text:p>
          </table:table-cell>
          <table:table-cell office:value-type="string">
            <text:p>Kaffa Wildkaffee Espresso, gemahl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string">
            <text:p>250</text:p>
          </table:table-cell>
          <table:table-cell office:value-type="string">
            <text:p>Rebeldia Durito Espresso, 250g, gemahlen, italienische Röstung | 250 g Vakuum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5.45">
            <text:p>5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string">
            <text:p>260</text:p>
          </table:table-cell>
          <table:table-cell office:value-type="string">
            <text:p>Rebeldia Durito Espresso, 500g, Bohnen mit Aromaschutzventil, italienische Röstung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3</text:p>
          </table:table-cell>
          <table:table-cell office:value-type="string">
            <text:p>Rheinische Affaire Espresso Bohnen | 500g Beutel</text:p>
          </table:table-cell>
          <table:table-cell office:value-type="float" office:value="0.5">
            <text:p>0,5</text:p>
          </table:table-cell>
          <table:table-cell office:value-type="string">
            <text:p>4030254143617</text:p>
          </table:table-cell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0</text:p>
          </table:table-cell>
          <table:table-cell office:value-type="string">
            <text:p>Rheinische Affaire Espresso gem. | 250g Beutel</text:p>
          </table:table-cell>
          <table:table-cell office:value-type="float" office:value="0.25">
            <text:p>0,25</text:p>
          </table:table-cell>
          <table:table-cell office:value-type="string">
            <text:p>4030254226037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2</text:p>
          </table:table-cell>
          <table:table-cell office:value-type="string">
            <text:p>Schümli Kaffee 1000 g, kbA, Bohne, 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5">
            <text:p>5</text:p>
          </table:table-cell>
          <table:table-cell office:value-type="float" office:value="15.6">
            <text:p>15,6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0</text:p>
          </table:table-cell>
          <table:table-cell office:value-type="string">
            <text:p>Schümli Kaffee 500 g, kbA, Bohne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02</text:p>
          </table:table-cell>
          <table:table-cell office:value-type="string">
            <text:p>Tazpresso, Bohnen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22.95">
            <text:p>22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01</text:p>
          </table:table-cell>
          <table:table-cell office:value-type="string">
            <text:p>Tazpresso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</text:p>
          </table:table-cell>
          <table:table-cell office:value-type="string">
            <text:p>Tazpresso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3</text:p>
          </table:table-cell>
          <table:table-cell office:value-type="string">
            <text:p>Yambo Espresso, Bohne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0</text:p>
          </table:table-cell>
          <table:table-cell office:value-type="string">
            <text:p>Yambo Espresso, gem.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3</text:p>
          </table:table-cell>
          <table:table-cell office:value-type="string">
            <text:p>Bio Crema Pads, 18x7g | 126g Beutel</text:p>
          </table:table-cell>
          <table:table-cell office:value-type="float" office:value="0.126">
            <text:p>0,126</text:p>
          </table:table-cell>
          <table:table-cell office:value-type="string">
            <text:p>4013320148372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2</text:p>
          </table:table-cell>
          <table:table-cell office:value-type="string">
            <text:p>Bio Esperanza Pads, 18x7g | 126g Beutel</text:p>
          </table:table-cell>
          <table:table-cell office:value-type="float" office:value="0.126">
            <text:p>0,126</text:p>
          </table:table-cell>
          <table:table-cell office:value-type="string">
            <text:p>4013320130742401332013075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4</text:p>
          </table:table-cell>
          <table:table-cell office:value-type="string">
            <text:p>Bio Schonkaffee Pads, 18x7g | 126g Beutel</text:p>
          </table:table-cell>
          <table:table-cell office:value-type="float" office:value="0.126">
            <text:p>0,126</text:p>
          </table:table-cell>
          <table:table-cell office:value-type="string">
            <text:p>401332013075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1</text:p>
          </table:table-cell>
          <table:table-cell office:value-type="string">
            <text:p>Bio Sereno Pads, 18x7g | 126g Beutel</text:p>
          </table:table-cell>
          <table:table-cell office:value-type="float" office:value="0.126">
            <text:p>0,126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bo313126</text:p>
          </table:table-cell>
          <table:table-cell office:value-type="string">
            <text:p>Kaffeepads Bio-Kaffee Crema, 18 Pads | 126 g Beutel</text:p>
          </table:table-cell>
          <table:table-cell office:value-type="float" office:value="0.126">
            <text:p>0,126</text:p>
          </table:table-cell>
          <table:table-cell/>
          <table:table-cell office:value-type="string">
            <text:p>Bolivien, Kolumbien, Mexiko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es113126</text:p>
          </table:table-cell>
          <table:table-cell office:value-type="string">
            <text:p>Kaffeepads El Salvador, entkoff. | 126 g Beutel</text:p>
          </table:table-cell>
          <table:table-cell office:value-type="float" office:value="0.126">
            <text:p>0,126</text:p>
          </table:table-cell>
          <table:table-cell/>
          <table:table-cell office:value-type="string">
            <text:p>El Salvador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ni213660</text:p>
          </table:table-cell>
          <table:table-cell office:value-type="string">
            <text:p>„Big bags“ Filterbeutel 60g für Gastro-Pad-Maschinen | 60 g Beutel</text:p>
          </table:table-cell>
          <table:table-cell office:value-type="float" office:value="0.06">
            <text:p>0,06</text:p>
          </table:table-cell>
          <table:table-cell/>
          <table:table-cell office:value-type="string">
            <text:p>Nicaragua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3</text:p>
          </table:table-cell>
          <table:table-cell office:value-type="string">
            <text:p>"La Cortadora" Espresso koffeinfrei, Bohnen | 200 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0</text:p>
          </table:table-cell>
          <table:table-cell office:value-type="string">
            <text:p>"La Cortadora" Espresso koffeinfrei, gemahlen | 200 g Beutel</text:p>
          </table:table-cell>
          <table:table-cell office:value-type="float" office:value="0.2">
            <text:p>0,2</text:p>
          </table:table-cell>
          <table:table-cell office:value-type="string">
            <text:p>4260025681752</text:p>
          </table:table-cell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20</text:p>
          </table:table-cell>
          <table:table-cell office:value-type="string">
            <text:p>"La Cortadora" koffeinfrei 250 g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ni213420</text:p>
          </table:table-cell>
          <table:table-cell office:value-type="string">
            <text:p>"Nica organico" SHG kbA, suave, Schonkaffee, schonend entsäuert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3</text:p>
          </table:table-cell>
          <table:table-cell office:value-type="string">
            <text:p>"Sonrisa" kbA 250 g, koffeinfrei, Bohn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0</text:p>
          </table:table-cell>
          <table:table-cell office:value-type="string">
            <text:p>"Sonrisa" kbA 250 g, koffeinfrei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3050902</text:p>
          </table:table-cell>
          <table:table-cell office:value-type="string">
            <text:p>Bio Café Orgánico, entkoffeiniert, gemahlen | 250g Beutel</text:p>
          </table:table-cell>
          <table:table-cell office:value-type="float" office:value="0.25">
            <text:p>0,25</text:p>
          </table:table-cell>
          <table:table-cell office:value-type="string">
            <text:p>4013320035016</text:p>
          </table:table-cell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00907</text:p>
          </table:table-cell>
          <table:table-cell office:value-type="string">
            <text:p>Bio Café Sereno, mild-entkoffeiniert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10928</text:p>
          </table:table-cell>
          <table:table-cell office:value-type="string">
            <text:p>Bio Schonkaffee, mild-würzig, gemahlen | 250g Beutel</text:p>
          </table:table-cell>
          <table:table-cell office:value-type="float" office:value="0.25">
            <text:p>0,25</text:p>
          </table:table-cell>
          <table:table-cell office:value-type="string">
            <text:p>4013320041093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e813110</text:p>
          </table:table-cell>
          <table:table-cell office:value-type="string">
            <text:p>Café Compañero MEXIKO, entkoffeiniert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75">
            <text:p>4,7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5</text:p>
          </table:table-cell>
          <table:table-cell office:value-type="string">
            <text:p>Café Compañero NICARAGUA SHG, Schonkaffee,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3">
            <text:p>4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3</text:p>
          </table:table-cell>
          <table:table-cell office:value-type="string">
            <text:p>Café Compañero NICARAGUA SHG, Schonkaffee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4</text:p>
          </table:table-cell>
          <table:table-cell office:value-type="string">
            <text:p>Espresso entkoffeiniert, Bohne, 100% Arabica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3</text:p>
          </table:table-cell>
          <table:table-cell office:value-type="string">
            <text:p>Espresso entkoffeiniert, gemahlen, 100% Arabica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5.2">
            <text:p>5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50920</text:p>
          </table:table-cell>
          <table:table-cell office:value-type="string">
            <text:p>Italienischer Espresso, entkoffeiniert, Bohn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50903</text:p>
          </table:table-cell>
          <table:table-cell office:value-type="string">
            <text:p>Italienischer Espresso, entkoffeiniert, gemahlen | 250 g Vakuum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521</text:p>
          </table:table-cell>
          <table:table-cell office:value-type="string">
            <text:p>Kfd-Kaffee "FairStärkung", kbA, gemahlen, koffeinfrei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6">
            <text:p>4,6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treidekaffee</text:p>
          </table:table-cell>
          <table:table-cell office:value-type="string">
            <text:p>GEPA</text:p>
          </table:table-cell>
          <table:table-cell office:value-type="string">
            <text:p>8912108</text:p>
          </table:table-cell>
          <table:table-cell office:value-type="string">
            <text:p>Getreide Instantkaffee | 120g Dose</text:p>
          </table:table-cell>
          <table:table-cell office:value-type="float" office:value="0.12">
            <text:p>0,12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treidekaffee</text:p>
          </table:table-cell>
          <table:table-cell office:value-type="string">
            <text:p>Libera Terra</text:p>
          </table:table-cell>
          <table:table-cell office:value-type="string">
            <text:p>LT801</text:p>
          </table:table-cell>
          <table:table-cell office:value-type="string">
            <text:p>Orzo Moka – Gerstenkaffee gemahlen, für die Caffettiera/Moka-Kaffeemaschi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5">
            <text:p>3,7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treidekaffee</text:p>
          </table:table-cell>
          <table:table-cell office:value-type="string">
            <text:p>CTM</text:p>
          </table:table-cell>
          <table:table-cell office:value-type="string">
            <text:p>172</text:p>
          </table:table-cell>
          <table:table-cell office:value-type="string">
            <text:p>Orzo – Getreidekaffee Instant | 120g Dose</text:p>
          </table:table-cell>
          <table:table-cell office:value-type="float" office:value="0.12">
            <text:p>0,12</text:p>
          </table:table-cell>
          <table:table-cell office:value-type="string">
            <text:p>8016225055789</text:p>
          </table:table-cell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400</text:p>
          </table:table-cell>
          <table:table-cell office:value-type="string">
            <text:p>Guacaó, Kakao mit Guarana und Rohrzucker | 325 g Dose</text:p>
          </table:table-cell>
          <table:table-cell office:value-type="float" office:value="0.325">
            <text:p>0,3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00</text:p>
          </table:table-cell>
          <table:table-cell office:value-type="string">
            <text:p>Guafee, Getreidekaffee und Guarana , kbA | 125 g Dose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7.8">
            <text:p>7,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25</text:p>
          </table:table-cell>
          <table:table-cell office:value-type="string">
            <text:p>Guafee, Getreidekaffee und Guarana , kbA | 250 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12.9">
            <text:p>12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00</text:p>
          </table:table-cell>
          <table:table-cell office:value-type="string">
            <text:p>Guarana Pulver, kbA | 100 g Dos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9">
            <text:p>13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25</text:p>
          </table:table-cell>
          <table:table-cell office:value-type="string">
            <text:p>Guarana Pulver, kbA | 250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29.8">
            <text:p>29,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50</text:p>
          </table:table-cell>
          <table:table-cell office:value-type="string">
            <text:p>Guarana Pulver, kbA | 500 g Dos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44.9">
            <text:p>44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100</text:p>
          </table:table-cell>
          <table:table-cell office:value-type="string">
            <text:p>Afrika-Kaffee Bio-Instant, sprühgetrocknet, kbA | 100 g Dos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00</text:p>
          </table:table-cell>
          <table:table-cell office:value-type="string">
            <text:p>Afrika-Kaffee Bio-Instant, sprühgetrocknet, kbA | 200 g Dose</text:p>
          </table:table-cell>
          <table:table-cell office:value-type="float" office:value="0.2">
            <text:p>0,2</text:p>
          </table:table-cell>
          <table:table-cell office:value-type="string">
            <text:p>4030254243072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Instantkaffee</text:p>
          </table:table-cell>
          <table:table-cell office:value-type="string">
            <text:p>Ethiquable</text:p>
          </table:table-cell>
          <table:table-cell office:value-type="string">
            <text:p>69</text:p>
          </table:table-cell>
          <table:table-cell office:value-type="string">
            <text:p>Arabica Ecuador, löslicher Arabica-Kaffee, <text:s/>| 85 g Glas</text:p>
          </table:table-cell>
          <table:table-cell office:value-type="float" office:value="0.085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00956</text:p>
          </table:table-cell>
          <table:table-cell office:value-type="string">
            <text:p>Bio Café Benita entkoffeiniert, Instant Kaffee, gefriergetrocknet | 100g Gla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00915</text:p>
          </table:table-cell>
          <table:table-cell office:value-type="string">
            <text:p>Bio Café Benita, Instant Kaffee, gefriergetrocknet | 100g Gla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1440904</text:p>
          </table:table-cell>
          <table:table-cell office:value-type="string">
            <text:p>Bio Kagera, Instant Kaffee, sprühgetrocknet | 100g Glas</text:p>
          </table:table-cell>
          <table:table-cell office:value-type="float" office:value="0.1">
            <text:p>0,1</text:p>
          </table:table-cell>
          <table:table-cell office:value-type="string">
            <text:p>4013320131589</text:p>
          </table:table-cell>
          <table:table-cell office:value-type="string">
            <text:p>Tanzania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20</text:p>
          </table:table-cell>
          <table:table-cell office:value-type="string">
            <text:p>Cappu cacao, Instant-Cappuccino, Mit Kakao und Rohrohrzucker | 150 g Dose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10</text:p>
          </table:table-cell>
          <table:table-cell office:value-type="string">
            <text:p>Cappu café, Instant Cappuccino, Mit Rohrohrzucker | 120g Dose</text:p>
          </table:table-cell>
          <table:table-cell office:value-type="float" office:value="0.12">
            <text:p>0,12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10965</text:p>
          </table:table-cell>
          <table:table-cell office:value-type="string">
            <text:p>Cappuccino, Instant Getränkepulver | 150g Beutel</text:p>
          </table:table-cell>
          <table:table-cell office:value-type="float" office:value="0.15">
            <text:p>0,15</text:p>
          </table:table-cell>
          <table:table-cell office:value-type="string">
            <text:p>4013320069004</text:p>
          </table:table-cell>
          <table:table-cell office:value-type="string">
            <text:p>Tanzania,, diverse</text:p>
          </table:table-cell>
          <table:table-cell office:value-type="float" office:value="6">
            <text:p>6</text:p>
          </table:table-cell>
          <table:table-cell office:value-type="float" office:value="3.69">
            <text:p>3,6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090958</text:p>
          </table:table-cell>
          <table:table-cell office:value-type="string">
            <text:p>Ceylon Darjeeling Grüntee, würzig mild | 25x1,7g Karton</text:p>
          </table:table-cell>
          <table:table-cell office:value-type="float" office:value="0.0425">
            <text:p>0,04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50913</text:p>
          </table:table-cell>
          <table:table-cell office:value-type="string">
            <text:p>China Jasmintee, herbfrisch, mit Jasminblüten veredelt | 125 g Karton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China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6</text:p>
          </table:table-cell>
          <table:table-cell office:value-type="string">
            <text:p>Darjeeling Grüntee mit Lemongras, Teebeutel, einzeln verpackt | 20x1,8 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090911</text:p>
          </table:table-cell>
          <table:table-cell office:value-type="string">
            <text:p>Darjeeling Grüntee, belebend, blumig-leicht | 100g handg. Karton</text:p>
          </table:table-cell>
          <table:table-cell office:value-type="float" office:value="0.1">
            <text:p>0,1</text:p>
          </table:table-cell>
          <table:table-cell office:value-type="string">
            <text:p>4013320213865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14</text:p>
          </table:table-cell>
          <table:table-cell office:value-type="string">
            <text:p>Darjeeling Grüntee, blumig-fruchtig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7</text:p>
          </table:table-cell>
          <table:table-cell office:value-type="string">
            <text:p>Darjeeling Grüntee, Teebeutel, einzeln verpackt | 20x1,8 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402</text:p>
          </table:table-cell>
          <table:table-cell office:value-type="string">
            <text:p>GRÜNER CEYLON TEE, (20 Beutel), 36g | 20x1,8g Karton</text:p>
          </table:table-cell>
          <table:table-cell office:value-type="float" office:value="0.036">
            <text:p>0,036</text:p>
          </table:table-cell>
          <table:table-cell office:value-type="string">
            <text:p>4250451624027</text:p>
          </table:table-cell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106</text:p>
          </table:table-cell>
          <table:table-cell office:value-type="string">
            <text:p>Grüner Tee 'Darjeeling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556</text:p>
          </table:table-cell>
          <table:table-cell office:value-type="string">
            <text:p>Grüner Tee 'Darjeeling kbA | 500 g Beutel</text:p>
          </table:table-cell>
          <table:table-cell office:value-type="float" office:value="0.5">
            <text:p>0,5</text:p>
          </table:table-cell>
          <table:table-cell office:value-type="string">
            <text:p>4030254252845</text:p>
          </table:table-cell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5">
            <text:p>17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104</text:p>
          </table:table-cell>
          <table:table-cell office:value-type="string">
            <text:p>GRÜNER TEE HIBISKUS INGWER, (20 Beutel), 36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Vietnam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100</text:p>
          </table:table-cell>
          <table:table-cell office:value-type="string">
            <text:p>Grüner Tee Indonesien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7">
            <text:p>7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403</text:p>
          </table:table-cell>
          <table:table-cell office:value-type="string">
            <text:p>GRÜNER TEE INGWER LIMETTE, (20 Beutel), 36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503</text:p>
          </table:table-cell>
          <table:table-cell office:value-type="string">
            <text:p>GRÜNER TEE JASMIN (Lose Blätter) | 100g Beutel</text:p>
          </table:table-cell>
          <table:table-cell office:value-type="float" office:value="0.1">
            <text:p>0,1</text:p>
          </table:table-cell>
          <table:table-cell office:value-type="string">
            <text:p>4250451625031</text:p>
          </table:table-cell>
          <table:table-cell office:value-type="string">
            <text:p>Chin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501</text:p>
          </table:table-cell>
          <table:table-cell office:value-type="string">
            <text:p>GRÜNER TEE mit MINZE, (20 Beutel), 36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Vietnam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03</text:p>
          </table:table-cell>
          <table:table-cell office:value-type="string">
            <text:p>Grüner Tee Nepal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9</text:p>
          </table:table-cell>
          <table:table-cell office:value-type="string">
            <text:p>Grüner Tee Nepal mit Zitronengras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20</text:p>
          </table:table-cell>
          <table:table-cell office:value-type="string">
            <text:p>Grüner Tee Nepal Premiumqualität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1</text:p>
          </table:table-cell>
          <table:table-cell office:value-type="string">
            <text:p>Grüner Tee Vanille, 20 Teebeutel je 1,5 g | 20x1,5g Karton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0</text:p>
          </table:table-cell>
          <table:table-cell office:value-type="string">
            <text:p>Grüner Tee, 20 Teebeutel je 1,5 g | 20x1,5g Karton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7370902</text:p>
          </table:table-cell>
          <table:table-cell office:value-type="string">
            <text:p>Grüntee Ceylon, erfrischend, mit hellgrüner Tasse | 25x2 g Karton</text:p>
          </table:table-cell>
          <table:table-cell office:value-type="float" office:value="0.05">
            <text:p>0,05</text:p>
          </table:table-cell>
          <table:table-cell office:value-type="string">
            <text:p>4013320206836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02</text:p>
          </table:table-cell>
          <table:table-cell office:value-type="string">
            <text:p>Grüntee Himalaya Lasata,, kräftig-fruchtig | 90 g Karton</text:p>
          </table:table-cell>
          <table:table-cell office:value-type="float" office:value="0.09">
            <text:p>0,09</text:p>
          </table:table-cell>
          <table:table-cell office:value-type="string">
            <text:p>4250041600257</text:p>
          </table:table-cell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9</text:p>
          </table:table-cell>
          <table:table-cell office:value-type="string">
            <text:p>Grüntee Marrakesch, mit Nana-Minze, belebend-frisch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40</text:p>
          </table:table-cell>
          <table:table-cell office:value-type="string">
            <text:p>Grüntee Siddartha, mit Lemongras, fruchtig-spritzig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8</text:p>
          </table:table-cell>
          <table:table-cell office:value-type="string">
            <text:p>Grüntee Taj-Mahal, mit Rosenblättern, sinnlich-blumig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fb212030</text:p>
          </table:table-cell>
          <table:table-cell office:value-type="string">
            <text:p>Grüntee „la dolce vita“, Teebeutel mit marokkanischer Minze | 25x1,5g Karton</text:p>
          </table:table-cell>
          <table:table-cell office:value-type="float" office:value="0.0375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11</text:p>
          </table:table-cell>
          <table:table-cell office:value-type="string">
            <text:p>Highland Green, Grüner Tee Ruanda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21</text:p>
          </table:table-cell>
          <table:table-cell office:value-type="string">
            <text:p>Highland Green, Grüner Tee Ruanda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39">
            <text:p>5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00986</text:p>
          </table:table-cell>
          <table:table-cell office:value-type="string">
            <text:p>Indischer Grüntee, fruchtig mild | 200 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00985</text:p>
          </table:table-cell>
          <table:table-cell office:value-type="string">
            <text:p>Indischer Grüntee, fruchtig mild | 400 g Beutel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3.29">
            <text:p>13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3</text:p>
          </table:table-cell>
          <table:table-cell office:value-type="string">
            <text:p>Mao Feng Grüner Tee Nepal | 55 g Beutel</text:p>
          </table:table-cell>
          <table:table-cell office:value-type="float" office:value="0.055">
            <text:p>0,055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4</text:p>
          </table:table-cell>
          <table:table-cell office:value-type="string">
            <text:p>Oolong Grüner Tee Nepal | 40 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ne012115</text:p>
          </table:table-cell>
          <table:table-cell office:value-type="string">
            <text:p>Bai Mu Dan Weißer Tee Nepal | 45 g Beutel</text:p>
          </table:table-cell>
          <table:table-cell office:value-type="float" office:value="0.045">
            <text:p>0,045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090904</text:p>
          </table:table-cell>
          <table:table-cell office:value-type="string">
            <text:p>Granatapfel, Weißer Tee, einzeln kuvertiert | 18x1,7g Karton</text:p>
          </table:table-cell>
          <table:table-cell office:value-type="float" office:value="0.0306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3</text:p>
          </table:table-cell>
          <table:table-cell office:value-type="string">
            <text:p>Silver Tips, Weißer Tee, im Agaseke-Körbchen | 50 g Körbche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ßer Tee</text:p>
          </table:table-cell>
          <table:table-cell office:value-type="string">
            <text:p>dwp</text:p>
          </table:table-cell>
          <table:table-cell office:value-type="string">
            <text:p>rfb212020</text:p>
          </table:table-cell>
          <table:table-cell office:value-type="string">
            <text:p>Weißer Tee Krishna mit Tulsi, Kräftig-würzig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190957</text:p>
          </table:table-cell>
          <table:table-cell office:value-type="string">
            <text:p>Weißtee Darjeeling, bumig, mit goldener Tasse | 25x2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950914</text:p>
          </table:table-cell>
          <table:table-cell office:value-type="string">
            <text:p>Weißtee Darjeeling, feinste Blätter, blumig, frisch | 75 g Karton</text:p>
          </table:table-cell>
          <table:table-cell office:value-type="float" office:value="0.075">
            <text:p>0,075</text:p>
          </table:table-cell>
          <table:table-cell office:value-type="string">
            <text:p>4013320249475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29">
            <text:p>6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4</text:p>
          </table:table-cell>
          <table:table-cell office:value-type="string">
            <text:p>White Tips, Weißer Tee, im Agaseke-Körbchen | 70 g Körbchen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8</text:p>
          </table:table-cell>
          <table:table-cell office:value-type="string">
            <text:p>Assam Tee, würzig-kräftige Note | 100g handg. Karton</text:p>
          </table:table-cell>
          <table:table-cell office:value-type="float" office:value="0.1">
            <text:p>0,1</text:p>
          </table:table-cell>
          <table:table-cell office:value-type="string">
            <text:p>4013320213896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00</text:p>
          </table:table-cell>
          <table:table-cell office:value-type="string">
            <text:p>Ceylon Te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200</text:p>
          </table:table-cell>
          <table:table-cell office:value-type="string">
            <text:p>Ceylon Tee, Flowery Fannings Extra Special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3</text:p>
          </table:table-cell>
          <table:table-cell office:value-type="string">
            <text:p>Ceylon-Tee, kräftig aromatischer Schwarztee | 250g Beutel</text:p>
          </table:table-cell>
          <table:table-cell office:value-type="float" office:value="0.25">
            <text:p>0,25</text:p>
          </table:table-cell>
          <table:table-cell office:value-type="string">
            <text:p>4013320211120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6.79">
            <text:p>6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1</text:p>
          </table:table-cell>
          <table:table-cell office:value-type="string">
            <text:p>CHAI-TEE (Schwarzer Tee mit Gewürzen, 20 Beutel), 36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7</text:p>
          </table:table-cell>
          <table:table-cell office:value-type="string">
            <text:p>Darjeeling <text:s/>First Flush, zart, blumig-frisch | 100g handg. Karton</text:p>
          </table:table-cell>
          <table:table-cell office:value-type="float" office:value="0.1">
            <text:p>0,1</text:p>
          </table:table-cell>
          <table:table-cell office:value-type="string">
            <text:p>4013320213902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52</text:p>
          </table:table-cell>
          <table:table-cell office:value-type="string">
            <text:p>Darjeeling Bio FTGFOP Blatt-Tee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9">
            <text:p>1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7</text:p>
          </table:table-cell>
          <table:table-cell office:value-type="string">
            <text:p>Darjeeling Classic | 200 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79">
            <text:p>6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4</text:p>
          </table:table-cell>
          <table:table-cell office:value-type="string">
            <text:p>Darjeeling Classic | 500 g Beutel</text:p>
          </table:table-cell>
          <table:table-cell office:value-type="float" office:value="0.5">
            <text:p>0,5</text:p>
          </table:table-cell>
          <table:table-cell office:value-type="string">
            <text:p>4013320211137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3.29">
            <text:p>1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6</text:p>
          </table:table-cell>
          <table:table-cell office:value-type="string">
            <text:p>Darjeeling Schwarztee, Teebeutel, edel-blumi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020</text:p>
          </table:table-cell>
          <table:table-cell office:value-type="string">
            <text:p>Darjeeling Schwarztee, Teebeutel, kbA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3</text:p>
          </table:table-cell>
          <table:table-cell office:value-type="string">
            <text:p>DARJEELING TEE (Lose Blätter)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2</text:p>
          </table:table-cell>
          <table:table-cell office:value-type="string">
            <text:p>Darjeeling Tee FTGFOP Blatt-Te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2</text:p>
          </table:table-cell>
          <table:table-cell office:value-type="string">
            <text:p>Darjeeling Tee FTGFOP Blatt-Tee | 250 g Tüt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9.45">
            <text:p>9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1</text:p>
          </table:table-cell>
          <table:table-cell office:value-type="string">
            <text:p>Darjeeling Tee TGBOP broken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1</text:p>
          </table:table-cell>
          <table:table-cell office:value-type="string">
            <text:p>Darjeeling Tee TGBOP broken | 250 g Tüt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7.45">
            <text:p>7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9</text:p>
          </table:table-cell>
          <table:table-cell office:value-type="string">
            <text:p>Earl Grey <text:s/>Tee, natürlich veredelt | 100g handg. Karton</text:p>
          </table:table-cell>
          <table:table-cell office:value-type="float" office:value="0.1">
            <text:p>0,1</text:p>
          </table:table-cell>
          <table:table-cell office:value-type="string">
            <text:p>4013320213889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2</text:p>
          </table:table-cell>
          <table:table-cell office:value-type="string">
            <text:p>EARL GREY TEE (Schwarzer Tee mit Bergamotte, 20 Beutel), 36g | 20x1,8g Karton</text:p>
          </table:table-cell>
          <table:table-cell office:value-type="float" office:value="0.036">
            <text:p>0,036</text:p>
          </table:table-cell>
          <table:table-cell office:value-type="string">
            <text:p>4250451621026</text:p>
          </table:table-cell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8</text:p>
          </table:table-cell>
          <table:table-cell office:value-type="string">
            <text:p>English Breakfast Tea, Darjeeling u. Assam, ausgewogen-klassisch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1</text:p>
          </table:table-cell>
          <table:table-cell office:value-type="string">
            <text:p>Exotic Chai, Schwarztee, einzeln kuvertiert | 18x1,7g Karton</text:p>
          </table:table-cell>
          <table:table-cell office:value-type="float" office:value="0.0306">
            <text:p>0,0306</text:p>
          </table:table-cell>
          <table:table-cell office:value-type="string">
            <text:p>4013320211182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401</text:p>
          </table:table-cell>
          <table:table-cell office:value-type="string">
            <text:p>FRÜHSTÜCKSTEE, (Schwarzer Ceylon Tee, 20 Beutel), 36g | 20x1,8g Karton</text:p>
          </table:table-cell>
          <table:table-cell office:value-type="float" office:value="0.036">
            <text:p>0,036</text:p>
          </table:table-cell>
          <table:table-cell office:value-type="string">
            <text:p>4250451624010</text:p>
          </table:table-cell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12</text:p>
          </table:table-cell>
          <table:table-cell office:value-type="string">
            <text:p>Highland Black, Schwarzer Tee Ruanda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22</text:p>
          </table:table-cell>
          <table:table-cell office:value-type="string">
            <text:p>Highland Black, Schwarzer Tee Ruanda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19">
            <text:p>5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10</text:p>
          </table:table-cell>
          <table:table-cell office:value-type="string">
            <text:p>Indischer Chai, mit orientalischen Gewürzen | 100g handg.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8</text:p>
          </table:table-cell>
          <table:table-cell office:value-type="string">
            <text:p>Kilimanjaro-Tee Earl Grey, 25 Teebeutel je 2 g | 25x2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0</text:p>
          </table:table-cell>
          <table:table-cell office:value-type="string">
            <text:p>Kilimanjaro-Tee | 100 g Karton</text:p>
          </table:table-cell>
          <table:table-cell office:value-type="float" office:value="0.1">
            <text:p>0,1</text:p>
          </table:table-cell>
          <table:table-cell office:value-type="string">
            <text:p>4030254152053</text:p>
          </table:table-cell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4</text:p>
          </table:table-cell>
          <table:table-cell office:value-type="string">
            <text:p>Kilimanjaro-Tee | 250 g Karton</text:p>
          </table:table-cell>
          <table:table-cell office:value-type="float" office:value="0.25">
            <text:p>0,25</text:p>
          </table:table-cell>
          <table:table-cell office:value-type="string">
            <text:p>4030254152084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2</text:p>
          </table:table-cell>
          <table:table-cell office:value-type="string">
            <text:p>Kilimanjaro-Tee, 25 Teebeutel je 2 g | 25x2g Karton</text:p>
          </table:table-cell>
          <table:table-cell office:value-type="float" office:value="0.05">
            <text:p>0,05</text:p>
          </table:table-cell>
          <table:table-cell office:value-type="string">
            <text:p>4030254152060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string">
            <text:p>38</text:p>
          </table:table-cell>
          <table:table-cell office:value-type="string">
            <text:p>Lemon Honey Teebeutel, aromatisierter Ceylontee | 25x1,5g Palm-blattbox</text:p>
          </table:table-cell>
          <table:table-cell office:value-type="float" office:value="0.0375">
            <text:p>0,0375</text:p>
          </table:table-cell>
          <table:table-cell office:value-type="string">
            <text:p>8016225062664</text:p>
          </table:table-cell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3</text:p>
          </table:table-cell>
          <table:table-cell office:value-type="string">
            <text:p>Lovely Mango, Schwarztee, einzeln kuvertiert | 18x1,7g Karton</text:p>
          </table:table-cell>
          <table:table-cell office:value-type="float" office:value="0.0306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8</text:p>
          </table:table-cell>
          <table:table-cell office:value-type="string">
            <text:p>Ostfriesische Mischung, traditionell aromatischer Schwarztee | 250g Beutel</text:p>
          </table:table-cell>
          <table:table-cell office:value-type="float" office:value="0.25">
            <text:p>0,25</text:p>
          </table:table-cell>
          <table:table-cell office:value-type="string">
            <text:p>4013320212356</text:p>
          </table:table-cell>
          <table:table-cell office:value-type="string">
            <text:p>Vietnam, Indien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00</text:p>
          </table:table-cell>
          <table:table-cell office:value-type="string">
            <text:p>Schwarzer Bio-Tee, Nepal, GFOP, kbA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6</text:p>
          </table:table-cell>
          <table:table-cell office:value-type="string">
            <text:p>Schwarzer Tee mit Zimtblättern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8</text:p>
          </table:table-cell>
          <table:table-cell office:value-type="string">
            <text:p>Schwarzer Tee mit Zitronengras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500</text:p>
          </table:table-cell>
          <table:table-cell office:value-type="string">
            <text:p>Schwarzer Tee, Nepal, GFOP, kbA <text:s/>| 500 g Beutel</text:p>
          </table:table-cell>
          <table:table-cell office:value-type="float" office:value="0.5">
            <text:p>0,5</text:p>
          </table:table-cell>
          <table:table-cell office:value-type="string">
            <text:p>4030254172273</text:p>
          </table:table-cell>
          <table:table-cell office:value-type="string">
            <text:p>Nepal</text:p>
          </table:table-cell>
          <table:table-cell office:value-type="float" office:value="4">
            <text:p>4</text:p>
          </table:table-cell>
          <table:table-cell office:value-type="float" office:value="12.95">
            <text:p>1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1</text:p>
          </table:table-cell>
          <table:table-cell office:value-type="string">
            <text:p>Schwarztee Ceylon, Vollmundig mit dezenter Malznote | 25x2g Karton</text:p>
          </table:table-cell>
          <table:table-cell office:value-type="float" office:value="0.05">
            <text:p>0,05</text:p>
          </table:table-cell>
          <table:table-cell office:value-type="string">
            <text:p>4013320206812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1</text:p>
          </table:table-cell>
          <table:table-cell office:value-type="string">
            <text:p>Schwarztee Ceylon-BOP, kräftig-vollmundig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12</text:p>
          </table:table-cell>
          <table:table-cell office:value-type="string">
            <text:p>Schwarztee Ceylon-BOP, kräftig-vollmundig | 250 g Karton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7.69">
            <text:p>7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01</text:p>
          </table:table-cell>
          <table:table-cell office:value-type="string">
            <text:p>Schwarztee Darjeeling First Flush FTGFOP1, edel-blumig | 100 g Karton</text:p>
          </table:table-cell>
          <table:table-cell office:value-type="float" office:value="0.1">
            <text:p>0,1</text:p>
          </table:table-cell>
          <table:table-cell office:value-type="string">
            <text:p>4250041600233</text:p>
          </table:table-cell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89">
            <text:p>4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7</text:p>
          </table:table-cell>
          <table:table-cell office:value-type="string">
            <text:p>Schwarztee Darjeeling Second Flush, FTGFOP1, fein-harmonisch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190956</text:p>
          </table:table-cell>
          <table:table-cell office:value-type="string">
            <text:p>Schwarztee Darjeeling, mit herb-spritziger Note | 25x2g Karton</text:p>
          </table:table-cell>
          <table:table-cell office:value-type="float" office:value="0.05">
            <text:p>0,05</text:p>
          </table:table-cell>
          <table:table-cell office:value-type="string">
            <text:p>4013320205419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4</text:p>
          </table:table-cell>
          <table:table-cell office:value-type="string">
            <text:p>Schwarztee Earl Grey BOP, verfeinert mit <text:s/>Bergamotte-Öl, vollmundig-spritzig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4</text:p>
          </table:table-cell>
          <table:table-cell office:value-type="string">
            <text:p>Schwarztee Earl Grey, fein aromatisch | 25x1,7g Karton</text:p>
          </table:table-cell>
          <table:table-cell office:value-type="float" office:value="0.0425">
            <text:p>0,0425</text:p>
          </table:table-cell>
          <table:table-cell office:value-type="string">
            <text:p>4013320211175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ne312100</text:p>
          </table:table-cell>
          <table:table-cell office:value-type="string">
            <text:p>Schwarztee Himalaya-Paleswan, angenehm-kräftig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2</text:p>
          </table:table-cell>
          <table:table-cell office:value-type="string">
            <text:p>Spicy Orange, Schwarztee, einzeln kuvertiert | 18x1,7g Karton</text:p>
          </table:table-cell>
          <table:table-cell office:value-type="float" office:value="0.0306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3</text:p>
          </table:table-cell>
          <table:table-cell office:value-type="string">
            <text:p>Sri Lanka Tee Earl Grey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0</text:p>
          </table:table-cell>
          <table:table-cell office:value-type="string">
            <text:p>Sri Lanka Tee Mango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1</text:p>
          </table:table-cell>
          <table:table-cell office:value-type="string">
            <text:p>Sri Lanka Tee Waldfrucht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4</text:p>
          </table:table-cell>
          <table:table-cell office:value-type="string">
            <text:p>Sri Lanka Tee Wildkirsch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2</text:p>
          </table:table-cell>
          <table:table-cell office:value-type="string">
            <text:p>Sri Lanka Tee Zimt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12</text:p>
          </table:table-cell>
          <table:table-cell office:value-type="string">
            <text:p>Subarna Gold, feinherbe Ingwernote, fruchtige Orange | 100g handg.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50965</text:p>
          </table:table-cell>
          <table:table-cell office:value-type="string">
            <text:p>Teebeutel Ostfriesische Mischung | 25x2g Karton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0</text:p>
          </table:table-cell>
          <table:table-cell office:value-type="string">
            <text:p>Teebeutel Schwarztee Kerala, anregend-kräfti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string">
            <text:p>396</text:p>
          </table:table-cell>
          <table:table-cell office:value-type="string">
            <text:p>Vanille Teebeutel, Ceylontee mit Vanillearoma | 25x1,5g Palm-blattbox</text:p>
          </table:table-cell>
          <table:table-cell office:value-type="float" office:value="0.0375">
            <text:p>0,0375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2</text:p>
          </table:table-cell>
          <table:table-cell office:value-type="string">
            <text:p>"Blue Lemon", Kräutertee mit Kornblumen | 50 g Pkg.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4</text:p>
          </table:table-cell>
          <table:table-cell office:value-type="string">
            <text:p>"Every Day", Kräutertee | 70 g Pkg.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1</text:p>
          </table:table-cell>
          <table:table-cell office:value-type="string">
            <text:p>"Orange Tree", Kräutertee m. Orangenblüten | 60 g Pkg.</text:p>
          </table:table-cell>
          <table:table-cell office:value-type="float" office:value="0.06">
            <text:p>0,06</text:p>
          </table:table-cell>
          <table:table-cell office:value-type="string">
            <text:p>4030254324634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3</text:p>
          </table:table-cell>
          <table:table-cell office:value-type="string">
            <text:p>"Red Lemon", Kräutertee m. Hibiskusblüten | 50 g Pkg.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1</text:p>
          </table:table-cell>
          <table:table-cell office:value-type="string">
            <text:p>Balance, Kräuter mit Sternanis, Fenchel, Süßholz | 25x2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Vietnam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200</text:p>
          </table:table-cell>
          <table:table-cell office:value-type="string">
            <text:p>Bio-Pfefferminztee | 50 g Tüte</text:p>
          </table:table-cell>
          <table:table-cell office:value-type="float" office:value="0.05">
            <text:p>0,05</text:p>
          </table:table-cell>
          <table:table-cell office:value-type="string">
            <text:p>403025431198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100</text:p>
          </table:table-cell>
          <table:table-cell office:value-type="string">
            <text:p>Bio-Zitronengrastee,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1</text:p>
          </table:table-cell>
          <table:table-cell office:value-type="string">
            <text:p>Fenchel Teebeutel, einzeln kuvertiert | 20x1,7g Karton</text:p>
          </table:table-cell>
          <table:table-cell office:value-type="float" office:value="0.034">
            <text:p>0,034</text:p>
          </table:table-cell>
          <table:table-cell office:value-type="string">
            <text:p>401332020667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2</text:p>
          </table:table-cell>
          <table:table-cell office:value-type="string">
            <text:p>Früchte <text:s/>Teebeutel, einzeln kuvertiert | 20x2g Karton</text:p>
          </table:table-cell>
          <table:table-cell office:value-type="float" office:value="0.04">
            <text:p>0,04</text:p>
          </table:table-cell>
          <table:table-cell office:value-type="string">
            <text:p>4013320206683</text:p>
          </table:table-cell>
          <table:table-cell office:value-type="string">
            <text:p>diverse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20</text:p>
          </table:table-cell>
          <table:table-cell office:value-type="string">
            <text:p>Früchtetee Erdbeer-Johannisbeer | 100 g Tüte</text:p>
          </table:table-cell>
          <table:table-cell office:value-type="float" office:value="0.1">
            <text:p>0,1</text:p>
          </table:table-cell>
          <table:table-cell office:value-type="string">
            <text:p>4030254172228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20</text:p>
          </table:table-cell>
          <table:table-cell office:value-type="string">
            <text:p>Früchtetee Erdbeer-Johannisbeer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520</text:p>
          </table:table-cell>
          <table:table-cell office:value-type="string">
            <text:p>Früchtetee Erdbeer-Johannisbeer | 500 g Tüt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20</text:p>
          </table:table-cell>
          <table:table-cell office:value-type="string">
            <text:p>Früchtetee Erdbeer-Johannisbeer | 500 g Tüt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6</text:p>
          </table:table-cell>
          <table:table-cell office:value-type="string">
            <text:p>Früchtetee Fruchtblüte, erfrischend-aromatisch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10</text:p>
          </table:table-cell>
          <table:table-cell office:value-type="string">
            <text:p>Früchtetee Maracuja-Mango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10</text:p>
          </table:table-cell>
          <table:table-cell office:value-type="string">
            <text:p>Früchtetee Maracuja-Mango | 100 g Tüte</text:p>
          </table:table-cell>
          <table:table-cell office:value-type="float" office:value="0.1">
            <text:p>0,1</text:p>
          </table:table-cell>
          <table:table-cell office:value-type="string">
            <text:p>4030254172211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10</text:p>
          </table:table-cell>
          <table:table-cell office:value-type="string">
            <text:p>Früchtetee Maracuja-Mango | 500 g Tüt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Rumänien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510</text:p>
          </table:table-cell>
          <table:table-cell office:value-type="string">
            <text:p>Früchtetee Maracuja-Mango | 500 g Tüt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Kosovo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020</text:p>
          </table:table-cell>
          <table:table-cell office:value-type="string">
            <text:p>Früchtetee Maracuja-Mango, 20 kuvertierte Teebeutel à 2,5g | 20x2,5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Kosovo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30</text:p>
          </table:table-cell>
          <table:table-cell office:value-type="string">
            <text:p>Früchtetee Rote Grütze mit Sahn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30</text:p>
          </table:table-cell>
          <table:table-cell office:value-type="string">
            <text:p>Früchtetee Rote Grütze mit Sahn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40</text:p>
          </table:table-cell>
          <table:table-cell office:value-type="string">
            <text:p>Früchtetee Rumtopf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40</text:p>
          </table:table-cell>
          <table:table-cell office:value-type="string">
            <text:p>Früchtetee Rumtopf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50</text:p>
          </table:table-cell>
          <table:table-cell office:value-type="string">
            <text:p>Früchtetee Wintertraum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50</text:p>
          </table:table-cell>
          <table:table-cell office:value-type="string">
            <text:p>Früchtetee Wintertraum | 100 g Tüte</text:p>
          </table:table-cell>
          <table:table-cell office:value-type="float" office:value="0.1">
            <text:p>0,1</text:p>
          </table:table-cell>
          <table:table-cell office:value-type="string">
            <text:p>4030254246271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20</text:p>
          </table:table-cell>
          <table:table-cell office:value-type="string">
            <text:p>Frühstückstee, Kräuterteemischung | 45 g Btl.</text:p>
          </table:table-cell>
          <table:table-cell office:value-type="float" office:value="0.045">
            <text:p>0,045</text:p>
          </table:table-cell>
          <table:table-cell office:value-type="string">
            <text:p>9002902020200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6</text:p>
          </table:table-cell>
          <table:table-cell office:value-type="string">
            <text:p>Gewürztee 1001 Nacht, orientalische Mischung | 70 g Karton</text:p>
          </table:table-cell>
          <table:table-cell office:value-type="float" office:value="0.07">
            <text:p>0,07</text:p>
          </table:table-cell>
          <table:table-cell office:value-type="string">
            <text:p>4250041663016</text:p>
          </table:table-cell>
          <table:table-cell/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30</text:p>
          </table:table-cell>
          <table:table-cell office:value-type="string">
            <text:p>Guten Abend! Tee, Kräuterteemischung | 45 g Btl.</text:p>
          </table:table-cell>
          <table:table-cell office:value-type="float" office:value="0.045">
            <text:p>0,045</text:p>
          </table:table-cell>
          <table:table-cell office:value-type="string">
            <text:p>9002902020309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10</text:p>
          </table:table-cell>
          <table:table-cell office:value-type="string">
            <text:p>Haustee, Kräuterteemischung | 45 g Btl.</text:p>
          </table:table-cell>
          <table:table-cell office:value-type="float" office:value="0.045">
            <text:p>0,045</text:p>
          </table:table-cell>
          <table:table-cell office:value-type="string">
            <text:p>9002902020101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48</text:p>
          </table:table-cell>
          <table:table-cell office:value-type="string">
            <text:p>Hibiskus Teebeutel, einzeln kuvertiert | 20x1,75g Karton</text:p>
          </table:table-cell>
          <table:table-cell office:value-type="float" office:value="0.035">
            <text:p>0,035</text:p>
          </table:table-cell>
          <table:table-cell office:value-type="string">
            <text:p>4013320206645</text:p>
          </table:table-cell>
          <table:table-cell office:value-type="string">
            <text:p>Burkina Faso, Keni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bf112002</text:p>
          </table:table-cell>
          <table:table-cell office:value-type="string">
            <text:p>Hibiskus-Blütentee, süß-säuerlich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f112100</text:p>
          </table:table-cell>
          <table:table-cell office:value-type="string">
            <text:p>Hibiskustee kbA | 100 g Tüte</text:p>
          </table:table-cell>
          <table:table-cell office:value-type="float" office:value="0.1">
            <text:p>0,1</text:p>
          </table:table-cell>
          <table:table-cell office:value-type="string">
            <text:p>4030254152152</text:p>
          </table:table-cell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0</text:p>
          </table:table-cell>
          <table:table-cell office:value-type="string">
            <text:p>Ingwer-Lemongras Teebeutel | 20x1,5g Karton</text:p>
          </table:table-cell>
          <table:table-cell office:value-type="float" office:value="0.03">
            <text:p>0,03</text:p>
          </table:table-cell>
          <table:table-cell office:value-type="string">
            <text:p>4013320260975</text:p>
          </table:table-cell>
          <table:table-cell office:value-type="string">
            <text:p>Vietnam, 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2</text:p>
          </table:table-cell>
          <table:table-cell office:value-type="string">
            <text:p>Ingwertee mit Orangenschalen | 80 g Pkg.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1</text:p>
          </table:table-cell>
          <table:table-cell office:value-type="string">
            <text:p>Ingwertee mit Süßholzwurzel | 80 g Pkg.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49</text:p>
          </table:table-cell>
          <table:table-cell office:value-type="string">
            <text:p>Kamillen Teebeutel, einzeln kuvertiert | 20x1,5g Karton</text:p>
          </table:table-cell>
          <table:table-cell office:value-type="float" office:value="0.03">
            <text:p>0,03</text:p>
          </table:table-cell>
          <table:table-cell office:value-type="string">
            <text:p>4013320206652</text:p>
          </table:table-cell>
          <table:table-cell office:value-type="string">
            <text:p>Bolivien, 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320</text:p>
          </table:table-cell>
          <table:table-cell office:value-type="string">
            <text:p>Kamillentee | 40 g Btl.</text:p>
          </table:table-cell>
          <table:table-cell office:value-type="float" office:value="0.04">
            <text:p>0,04</text:p>
          </table:table-cell>
          <table:table-cell office:value-type="string">
            <text:p>4030254403803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3</text:p>
          </table:table-cell>
          <table:table-cell office:value-type="string">
            <text:p>Kräuter Teebeutel Mischung, einzeln kuvertiert | 20x1,7g Karton</text:p>
          </table:table-cell>
          <table:table-cell office:value-type="float" office:value="0.034">
            <text:p>0,034</text:p>
          </table:table-cell>
          <table:table-cell office:value-type="string">
            <text:p>4013320206829</text:p>
          </table:table-cell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6</text:p>
          </table:table-cell>
          <table:table-cell office:value-type="string">
            <text:p>Kräutertee Guten Abend, sanft entspannend | 40 g Karton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5</text:p>
          </table:table-cell>
          <table:table-cell office:value-type="string">
            <text:p>Kräutertee Guten Morgen, harmonisch-mild | 50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7</text:p>
          </table:table-cell>
          <table:table-cell office:value-type="string">
            <text:p>Kräutertee Ingwer-Lemongras, 70% Lemongras, 30% Ingwer | 70 g Karton</text:p>
          </table:table-cell>
          <table:table-cell office:value-type="float" office:value="0.07">
            <text:p>0,07</text:p>
          </table:table-cell>
          <table:table-cell office:value-type="string">
            <text:p>4250041642219</text:p>
          </table:table-cell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4</text:p>
          </table:table-cell>
          <table:table-cell office:value-type="string">
            <text:p>Kräutertee Ingwer-Orange mit Vanille, fruchtig-wärmend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ma112002</text:p>
          </table:table-cell>
          <table:table-cell office:value-type="string">
            <text:p>Kräutertee Lemongrastee, fruchtig-spritzig | 70 g Karton</text:p>
          </table:table-cell>
          <table:table-cell office:value-type="float" office:value="0.07">
            <text:p>0,07</text:p>
          </table:table-cell>
          <table:table-cell office:value-type="string">
            <text:p>4250041672117</text:p>
          </table:table-cell>
          <table:table-cell office:value-type="string">
            <text:p>Malawi</text:p>
          </table:table-cell>
          <table:table-cell office:value-type="float" office:value="6">
            <text:p>6</text:p>
          </table:table-cell>
          <table:table-cell office:value-type="float" office:value="2.59">
            <text:p>2,5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pe212003</text:p>
          </table:table-cell>
          <table:table-cell office:value-type="string">
            <text:p>Kräutertee Pfefferminztee, erfrischend-beruhigend | 40 g Karton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1.89">
            <text:p>1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1</text:p>
          </table:table-cell>
          <table:table-cell office:value-type="string">
            <text:p>Kräutertee Sommertraum, erfrischend-belebend | 70 g Karton</text:p>
          </table:table-cell>
          <table:table-cell office:value-type="float" office:value="0.07">
            <text:p>0,07</text:p>
          </table:table-cell>
          <table:table-cell office:value-type="string">
            <text:p>425004160105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7</text:p>
          </table:table-cell>
          <table:table-cell office:value-type="string">
            <text:p>Kräutertee Verbene, erfrischend wohltuend | 12 g Karton</text:p>
          </table:table-cell>
          <table:table-cell office:value-type="float" office:value="0.012">
            <text:p>0,012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1</text:p>
          </table:table-cell>
          <table:table-cell office:value-type="string">
            <text:p>Kräutertee Wintertraum, wärmend-vollmundig | 90 g Karton</text:p>
          </table:table-cell>
          <table:table-cell office:value-type="float" office:value="0.09">
            <text:p>0,0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20</text:p>
          </table:table-cell>
          <table:table-cell office:value-type="string">
            <text:p>Kräutertee „Fruity Mint“ | 80 g Karton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10</text:p>
          </table:table-cell>
          <table:table-cell office:value-type="string">
            <text:p>Kräutertee „Sunny Mint“ | 60 g Karton</text:p>
          </table:table-cell>
          <table:table-cell office:value-type="float" office:value="0.06">
            <text:p>0,06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3</text:p>
          </table:table-cell>
          <table:table-cell office:value-type="string">
            <text:p>Kräuterteebeutel „buon giorno amore“, mit Lemongras und Ingwer | 25x1,5g Karton</text:p>
          </table:table-cell>
          <table:table-cell office:value-type="float" office:value="0.0375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8</text:p>
          </table:table-cell>
          <table:table-cell office:value-type="string">
            <text:p>Kräuterteebeutel „buona notte“, mit Verbene, Melisse und Lavendel, entspannend | 25x1,5g Karton</text:p>
          </table:table-cell>
          <table:table-cell office:value-type="float" office:value="0.0375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950915</text:p>
          </table:table-cell>
          <table:table-cell office:value-type="string">
            <text:p>Lemongras Tee | 20x1,5g Karton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0</text:p>
          </table:table-cell>
          <table:table-cell office:value-type="string">
            <text:p>Pfefferminz Teebeutel, einzeln kuvertiert | 20x1,7g Karton</text:p>
          </table:table-cell>
          <table:table-cell office:value-type="float" office:value="0.034">
            <text:p>0,034</text:p>
          </table:table-cell>
          <table:table-cell office:value-type="string">
            <text:p>4013320206669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3</text:p>
          </table:table-cell>
          <table:table-cell office:value-type="string">
            <text:p>Power, Kräuter mit Ingwer, schwarzem Pfeffer, Zimt | 25x2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Vietnam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2</text:p>
          </table:table-cell>
          <table:table-cell office:value-type="string">
            <text:p>Relax, Kräuter mit Kamille, Lavendel, Melisse | 25x2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Ägypten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8</text:p>
          </table:table-cell>
          <table:table-cell office:value-type="string">
            <text:p>Teebeutel Fruchtblüte, erfrischend-aromatisch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7</text:p>
          </table:table-cell>
          <table:table-cell office:value-type="string">
            <text:p>Teebeutel Ingwer-Lemongras mit Minze, aromatisch-belebend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9</text:p>
          </table:table-cell>
          <table:table-cell office:value-type="string">
            <text:p>Teebeutel Sommertraum, erfrischend-belebend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17</text:p>
          </table:table-cell>
          <table:table-cell office:value-type="string">
            <text:p>Zimtblättertee | 100 g Beutel</text:p>
          </table:table-cell>
          <table:table-cell office:value-type="float" office:value="0.1">
            <text:p>0,1</text:p>
          </table:table-cell>
          <table:table-cell office:value-type="string">
            <text:p>4030254384775</text:p>
          </table:table-cell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04</text:p>
          </table:table-cell>
          <table:table-cell office:value-type="string">
            <text:p>Zitronengrastee, fein asiatisch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0</text:p>
          </table:table-cell>
          <table:table-cell office:value-type="string">
            <text:p>Ayurveda Kräutertee (drei in einem) | 100 g Tüte</text:p>
          </table:table-cell>
          <table:table-cell office:value-type="float" office:value="0.1">
            <text:p>0,1</text:p>
          </table:table-cell>
          <table:table-cell office:value-type="string">
            <text:p>4030254172204</text:p>
          </table:table-cell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020</text:p>
          </table:table-cell>
          <table:table-cell office:value-type="string">
            <text:p>Ayurveda Kräutertee, 20 kuvertierte Teebeutel je 1,5 g | 20x1,5g Karton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Nepal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7</text:p>
          </table:table-cell>
          <table:table-cell office:value-type="string">
            <text:p>Ayurvedamrit Kapha im Baumwollbeutel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6</text:p>
          </table:table-cell>
          <table:table-cell office:value-type="string">
            <text:p>Ayurvedamrit Pitta im Baumwollbeutel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2</text:p>
          </table:table-cell>
          <table:table-cell office:value-type="string">
            <text:p>Ayurvedamrit Vata im Baumwollbeutel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2</text:p>
          </table:table-cell>
          <table:table-cell office:value-type="string">
            <text:p>Jogi-Tee,100 g Hochland-Gewürzkräutertee im Baumwollbeutel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3</text:p>
          </table:table-cell>
          <table:table-cell office:value-type="string">
            <text:p>"Beerentraum" Bio, Kannenteebeutel | 10x8g Karton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1</text:p>
          </table:table-cell>
          <table:table-cell office:value-type="string">
            <text:p>"Lemon Fresh", Eistee, Kannenteebeutel | 10x8g Karton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90</text:p>
          </table:table-cell>
          <table:table-cell office:value-type="string">
            <text:p>Bio Rotbusch Chai,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5</text:p>
          </table:table-cell>
          <table:table-cell office:value-type="string">
            <text:p>Bio Rotbuschtee Pflaume-Zimt, kbA <text:s/>| 100 g Tüte</text:p>
          </table:table-cell>
          <table:table-cell office:value-type="float" office:value="0.1">
            <text:p>0,1</text:p>
          </table:table-cell>
          <table:table-cell office:value-type="string">
            <text:p>4030254305053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0</text:p>
          </table:table-cell>
          <table:table-cell office:value-type="string">
            <text:p>Bio Winterpunsch, mit Rotbusch, Kräutern und Süßholz, Kannenteebeutel | 10x7g Karton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20</text:p>
          </table:table-cell>
          <table:table-cell office:value-type="string">
            <text:p>Grüner Rotbusch Kokos-Karamell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10</text:p>
          </table:table-cell>
          <table:table-cell office:value-type="string">
            <text:p>Grüner Rotbusch Quitte-Holunder | 100 g Tüte</text:p>
          </table:table-cell>
          <table:table-cell office:value-type="float" office:value="0.1">
            <text:p>0,1</text:p>
          </table:table-cell>
          <table:table-cell office:value-type="string">
            <text:p>4030254387080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4</text:p>
          </table:table-cell>
          <table:table-cell office:value-type="string">
            <text:p>Honeybusch Zitrone-Ingwer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1</text:p>
          </table:table-cell>
          <table:table-cell office:value-type="string">
            <text:p>Honeybusch-Buchu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2</text:p>
          </table:table-cell>
          <table:table-cell office:value-type="string">
            <text:p>Honeybusch-Chai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0</text:p>
          </table:table-cell>
          <table:table-cell office:value-type="string">
            <text:p>Honeybusch-Natur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5</text:p>
          </table:table-cell>
          <table:table-cell office:value-type="string">
            <text:p>Honeybusch-Rotbusch mit Ingwer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0</text:p>
          </table:table-cell>
          <table:table-cell office:value-type="string">
            <text:p>Honeybusch-Rotbusch,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3</text:p>
          </table:table-cell>
          <table:table-cell office:value-type="string">
            <text:p>Honeybusch-Vanille-Zimt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5</text:p>
          </table:table-cell>
          <table:table-cell office:value-type="string">
            <text:p>Honybusch-Spicy-Orang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600</text:p>
          </table:table-cell>
          <table:table-cell office:value-type="string">
            <text:p>Redpresso | 100 g Dos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15">
            <text:p>1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20</text:p>
          </table:table-cell>
          <table:table-cell office:value-type="string">
            <text:p>Rooibos 4 Kids, mild-fruchtige Kräuterteemischung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9</text:p>
          </table:table-cell>
          <table:table-cell office:value-type="string">
            <text:p>Rooibos African Power, feurig-süß mit Schoko mit Chili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4</text:p>
          </table:table-cell>
          <table:table-cell office:value-type="string">
            <text:p>Rooibos Good Friends, harmonisch-frisch mit Zimt und Orange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3</text:p>
          </table:table-cell>
          <table:table-cell office:value-type="string">
            <text:p>Rooibos Green Spirit, fein-belebende Kräuterteemischung mit Rooibosanteil | 70 g Karton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8</text:p>
          </table:table-cell>
          <table:table-cell office:value-type="string">
            <text:p>Rooibos Happy Soul, positiv-erfrischend mit Lemongras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900996</text:p>
          </table:table-cell>
          <table:table-cell office:value-type="string">
            <text:p>Rooibos Natur | 125 g Karton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1</text:p>
          </table:table-cell>
          <table:table-cell office:value-type="string">
            <text:p>Rooibos Pure Nature, mild-aromatisch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3</text:p>
          </table:table-cell>
          <table:table-cell office:value-type="string">
            <text:p>Rooibos Sweet Love, sinnlich-sanft mit Vanille und Honigbusch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string">
            <text:p>2301</text:p>
          </table:table-cell>
          <table:table-cell office:value-type="string">
            <text:p>ROOIBOS TEE (20 Beutel), 40g | 20x2g Karton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800955</text:p>
          </table:table-cell>
          <table:table-cell office:value-type="string">
            <text:p>Rooibos Tee Caramel, einzeln kuvertiert | 20x1,7g Karton</text:p>
          </table:table-cell>
          <table:table-cell office:value-type="float" office:value="0.034">
            <text:p>0,034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string">
            <text:p>2303</text:p>
          </table:table-cell>
          <table:table-cell office:value-type="string">
            <text:p>ROOIBOS TEE VERVEINE, (20 Beutel), 40g, (Zitronenverbene) | 20x2g Karton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800954</text:p>
          </table:table-cell>
          <table:table-cell office:value-type="string">
            <text:p>Rooibos Tee, einzeln kuvertiert | 20x2 g Karton</text:p>
          </table:table-cell>
          <table:table-cell office:value-type="float" office:value="0.04">
            <text:p>0,04</text:p>
          </table:table-cell>
          <table:table-cell office:value-type="string">
            <text:p>4013320211076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31</text:p>
          </table:table-cell>
          <table:table-cell office:value-type="string">
            <text:p>Rotbusch Beerenraum, kuvertierte Teebeutel, 20x1,8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01</text:p>
          </table:table-cell>
          <table:table-cell office:value-type="string">
            <text:p>Rotbusch Buchu,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40</text:p>
          </table:table-cell>
          <table:table-cell office:value-type="string">
            <text:p>Rotbusch Kindertee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4</text:p>
          </table:table-cell>
          <table:table-cell office:value-type="string">
            <text:p>Rotbusch Kindertee, 20 Teeb. je 2 g, kbA | 20x2g Karton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5</text:p>
          </table:table-cell>
          <table:table-cell office:value-type="string">
            <text:p>Rotbusch Minz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0</text:p>
          </table:table-cell>
          <table:table-cell office:value-type="string">
            <text:p>Rotbusch Orange-Zimt, kbA | 100 g Tüte</text:p>
          </table:table-cell>
          <table:table-cell office:value-type="float" office:value="0.1">
            <text:p>0,1</text:p>
          </table:table-cell>
          <table:table-cell office:value-type="string">
            <text:p>4030254246295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0</text:p>
          </table:table-cell>
          <table:table-cell office:value-type="string">
            <text:p>Rotbusch Sahne Karamel kbA | 100 g Tüte</text:p>
          </table:table-cell>
          <table:table-cell office:value-type="float" office:value="0.1">
            <text:p>0,1</text:p>
          </table:table-cell>
          <table:table-cell office:value-type="string">
            <text:p>4030254152213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55</text:p>
          </table:table-cell>
          <table:table-cell office:value-type="string">
            <text:p>Rotbusch Schokotraum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5</text:p>
          </table:table-cell>
          <table:table-cell office:value-type="string">
            <text:p>Rotbusch Spicy Orang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20</text:p>
          </table:table-cell>
          <table:table-cell office:value-type="string">
            <text:p>Rotbusch Vanilla kbA | 100 g Tüte</text:p>
          </table:table-cell>
          <table:table-cell office:value-type="float" office:value="0.1">
            <text:p>0,1</text:p>
          </table:table-cell>
          <table:table-cell office:value-type="string">
            <text:p>4030254152121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20</text:p>
          </table:table-cell>
          <table:table-cell office:value-type="string">
            <text:p>Rotbusch Vanilla kbA | 500 g Tüt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16.9">
            <text:p>16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2</text:p>
          </table:table-cell>
          <table:table-cell office:value-type="string">
            <text:p>Rotbusch Vanille, Kannenteebeutel | 10x8g Karton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30</text:p>
          </table:table-cell>
          <table:table-cell office:value-type="string">
            <text:p>Rotbusch Winterpunsch, kuvertierte Teebeutel, 20x1,8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35</text:p>
          </table:table-cell>
          <table:table-cell office:value-type="string">
            <text:p>Rotbusch Wintertee kbA | 100 g Tüte</text:p>
          </table:table-cell>
          <table:table-cell office:value-type="float" office:value="0.1">
            <text:p>0,1</text:p>
          </table:table-cell>
          <table:table-cell office:value-type="string">
            <text:p>4030254152169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0</text:p>
          </table:table-cell>
          <table:table-cell office:value-type="string">
            <text:p>Rotbusch Zitronengras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00</text:p>
          </table:table-cell>
          <table:table-cell office:value-type="string">
            <text:p>Rotbuschtee kbA | 100 g Tüte</text:p>
          </table:table-cell>
          <table:table-cell office:value-type="float" office:value="0.1">
            <text:p>0,1</text:p>
          </table:table-cell>
          <table:table-cell office:value-type="string">
            <text:p>4030254152091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0</text:p>
          </table:table-cell>
          <table:table-cell office:value-type="string">
            <text:p>Rotbuschtee, 20 Teebeutel je 2 g, kbA | 20x2g Karton</text:p>
          </table:table-cell>
          <table:table-cell office:value-type="float" office:value="0.04">
            <text:p>0,04</text:p>
          </table:table-cell>
          <table:table-cell office:value-type="string">
            <text:p>4030254152183</text:p>
          </table:table-cell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00</text:p>
          </table:table-cell>
          <table:table-cell office:value-type="string">
            <text:p>Rotbuschtee, kbA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1</text:p>
          </table:table-cell>
          <table:table-cell office:value-type="string">
            <text:p>Teebeutel Grüner Rotbusch | 20x2,5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3</text:p>
          </table:table-cell>
          <table:table-cell office:value-type="string">
            <text:p>Teebeutel Honeybusch-Buchutee | 20x2,5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5</text:p>
          </table:table-cell>
          <table:table-cell office:value-type="string">
            <text:p>Teebeutel Honeybuschtee | 20x2,5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5</text:p>
          </table:table-cell>
          <table:table-cell office:value-type="string">
            <text:p>Teebeutel Rooibos natur, sanft und vollmundi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6</text:p>
          </table:table-cell>
          <table:table-cell office:value-type="string">
            <text:p>Teebeutel Rooibos Vanille-Mandarine, lieblich-fruchtig | 20x1,8g Karton</text:p>
          </table:table-cell>
          <table:table-cell office:value-type="float" office:value="0.036">
            <text:p>0,036</text:p>
          </table:table-cell>
          <table:table-cell office:value-type="string">
            <text:p>4250041672087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7</text:p>
          </table:table-cell>
          <table:table-cell office:value-type="string">
            <text:p>Teebeutel Rooibos Zimt-Orange, harmonisch-wärmend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6</text:p>
          </table:table-cell>
          <table:table-cell office:value-type="string">
            <text:p>Teebeutel Rotbusch Vanille, kuvertierte Teebeutel, 20x1,8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fb212029</text:p>
          </table:table-cell>
          <table:table-cell office:value-type="string">
            <text:p>Teebeutel „mi sento bene“, aufmunternder Rooibostee mit Orange und Zimt | 25x1,5g Karton</text:p>
          </table:table-cell>
          <table:table-cell office:value-type="float" office:value="0.0375">
            <text:p>0,0375</text:p>
          </table:table-cell>
          <table:table-cell/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020</text:p>
          </table:table-cell>
          <table:table-cell office:value-type="string">
            <text:p>Erva Matetee, 20 kuvertierte Teebeutel je 1,8 g, kbA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Brasil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100</text:p>
          </table:table-cell>
          <table:table-cell office:value-type="string">
            <text:p>Erva-Matetee kbA | 100 g Tüte</text:p>
          </table:table-cell>
          <table:table-cell office:value-type="float" office:value="0.1">
            <text:p>0,1</text:p>
          </table:table-cell>
          <table:table-cell office:value-type="string">
            <text:p>4030254142054</text:p>
          </table:table-cell>
          <table:table-cell office:value-type="string">
            <text:p>Brasilien</text:p>
          </table:table-cell>
          <table:table-cell office:value-type="float" office:value="7">
            <text:p>7</text:p>
          </table:table-cell>
          <table:table-cell office:value-type="float" office:value="1.89">
            <text:p>1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250</text:p>
          </table:table-cell>
          <table:table-cell office:value-type="string">
            <text:p>Erva-Matetee kbA | 250 g Tüte</text:p>
          </table:table-cell>
          <table:table-cell office:value-type="float" office:value="0.25">
            <text:p>0,25</text:p>
          </table:table-cell>
          <table:table-cell office:value-type="string">
            <text:p>4030254142016</text:p>
          </table:table-cell>
          <table:table-cell office:value-type="string">
            <text:p>Brasilie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84</text:p>
          </table:table-cell>
          <table:table-cell office:value-type="string">
            <text:p>Bio &amp; Fair Trink Schoko, 10 Portionspacks á 25g | 250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raguay, Dominik. Rep.</text:p>
          </table:table-cell>
          <table:table-cell office:value-type="float" office:value="10">
            <text:p>10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11874</text:p>
          </table:table-cell>
          <table:table-cell office:value-type="string">
            <text:p>Bio Cocoba Instant, kakaohaltiges Getränkepulver mit Honig | 400g Beutel</text:p>
          </table:table-cell>
          <table:table-cell office:value-type="float" office:value="0.4">
            <text:p>0,4</text:p>
          </table:table-cell>
          <table:table-cell office:value-type="string">
            <text:p>4013320093115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string">
            <text:p>417</text:p>
          </table:table-cell>
          <table:table-cell office:value-type="string">
            <text:p>Budino al cacao - Bio Schokol.-Pudding, 2x100g | 200g Karton</text:p>
          </table:table-cell>
          <table:table-cell office:value-type="float" office:value="0.2">
            <text:p>0,2</text:p>
          </table:table-cell>
          <table:table-cell office:value-type="string">
            <text:p>8016225952279</text:p>
          </table:table-cell>
          <table:table-cell office:value-type="string">
            <text:p>Dom. Rep./Par.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string">
            <text:p>416</text:p>
          </table:table-cell>
          <table:table-cell office:value-type="string">
            <text:p>Budino alla vaniglia - Vanillepudding, 2x90g | 180g Karton</text:p>
          </table:table-cell>
          <table:table-cell office:value-type="float" office:value="0.18">
            <text:p>0,18</text:p>
          </table:table-cell>
          <table:table-cell office:value-type="string">
            <text:p>8016225952262</text:p>
          </table:table-cell>
          <table:table-cell office:value-type="string">
            <text:p>Parag./Indien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11805</text:p>
          </table:table-cell>
          <table:table-cell office:value-type="string">
            <text:p>Cacao Pur Afrika, schwach entölt, alkalisiert | 250g Karton</text:p>
          </table:table-cell>
          <table:table-cell office:value-type="float" office:value="0.25">
            <text:p>0,25</text:p>
          </table:table-cell>
          <table:table-cell office:value-type="string">
            <text:p>4013320032497</text:p>
          </table:table-cell>
          <table:table-cell office:value-type="string">
            <text:p>Kamerun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46</text:p>
          </table:table-cell>
          <table:table-cell office:value-type="string">
            <text:p>Cacao Pur Amaribe, Kakaopulver stark entölt | 125 g Karton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Sao Tomé/, Dom. Rep.</text:p>
          </table:table-cell>
          <table:table-cell office:value-type="float" office:value="6">
            <text:p>6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y212100</text:p>
          </table:table-cell>
          <table:table-cell office:value-type="string">
            <text:p>Chai Latte Ingwer, Instant-Milch-Teegetränk mit Ingwer | 170g Dose</text:p>
          </table:table-cell>
          <table:table-cell office:value-type="float" office:value="0.17">
            <text:p>0,17</text:p>
          </table:table-cell>
          <table:table-cell/>
          <table:table-cell office:value-type="string">
            <text:p>Paraguay u.a.</text:p>
          </table:table-cell>
          <table:table-cell office:value-type="float" office:value="8">
            <text:p>8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990</text:p>
          </table:table-cell>
          <table:table-cell office:value-type="string">
            <text:p>Chocolé, Lösl. Trinkschokoladenpulver | 1000g Beutel</text:p>
          </table:table-cell>
          <table:table-cell office:value-type="float" office:value="1">
            <text:p>1</text:p>
          </table:table-cell>
          <table:table-cell office:value-type="string">
            <text:p>4030254325723</text:p>
          </table:table-cell>
          <table:table-cell office:value-type="string">
            <text:p>Paraguay, Dominik. Rep., Bolivien</text:p>
          </table:table-cell>
          <table:table-cell office:value-type="float" office:value="6">
            <text:p>6</text:p>
          </table:table-cell>
          <table:table-cell office:value-type="float" office:value="13.2">
            <text:p>1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100</text:p>
          </table:table-cell>
          <table:table-cell office:value-type="string">
            <text:p>Chocolé, Lösl. Trinkschokoladenpulver | 250g Dose</text:p>
          </table:table-cell>
          <table:table-cell office:value-type="float" office:value="0.25">
            <text:p>0,25</text:p>
          </table:table-cell>
          <table:table-cell office:value-type="string">
            <text:p>4030254245670</text:p>
          </table:table-cell>
          <table:table-cell office:value-type="string">
            <text:p>Paraguay, Dominik. Rep., Bolivien</text:p>
          </table:table-cell>
          <table:table-cell office:value-type="float" office:value="8">
            <text:p>8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80</text:p>
          </table:table-cell>
          <table:table-cell office:value-type="string">
            <text:p>Das Faire Pfund Instant Kakao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4031815</text:p>
          </table:table-cell>
          <table:table-cell office:value-type="string">
            <text:p>El Ceibo Bio Kakao, stark entölt, naturell | 250g Karton</text:p>
          </table:table-cell>
          <table:table-cell office:value-type="float" office:value="0.25">
            <text:p>0,25</text:p>
          </table:table-cell>
          <table:table-cell office:value-type="string">
            <text:p>4013320254974</text:p>
          </table:table-cell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40</text:p>
          </table:table-cell>
          <table:table-cell office:value-type="string">
            <text:p>Feine Bio Trinkschokolade, köstliche Cacao Kreation, <text:s/>32% Kakao | 250g Dose</text:p>
          </table:table-cell>
          <table:table-cell office:value-type="float" office:value="0.25">
            <text:p>0,25</text:p>
          </table:table-cell>
          <table:table-cell office:value-type="string">
            <text:p>4013320131725</text:p>
          </table:table-cell>
          <table:table-cell office:value-type="string">
            <text:p>Paraguay, Dominik. Rep.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string">
            <text:p>3004</text:p>
          </table:table-cell>
          <table:table-cell office:value-type="string">
            <text:p>Kakao Pur | 280 g Dose</text:p>
          </table:table-cell>
          <table:table-cell office:value-type="float" office:value="0.28">
            <text:p>0,28</text:p>
          </table:table-cell>
          <table:table-cell/>
          <table:table-cell office:value-type="string">
            <text:p>Ecuador, Haiti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300</text:p>
          </table:table-cell>
          <table:table-cell office:value-type="string">
            <text:p>Kakao-Pulver kbA | 250 g Karton</text:p>
          </table:table-cell>
          <table:table-cell office:value-type="float" office:value="0.25">
            <text:p>0,25</text:p>
          </table:table-cell>
          <table:table-cell office:value-type="string">
            <text:p>4030254144041</text:p>
          </table:table-cell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string">
            <text:p>3006</text:p>
          </table:table-cell>
          <table:table-cell office:value-type="string">
            <text:p>TRINKSCHOKOLADE <text:s/>| 500g Dos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Ecuador, Haiti</text:p>
          </table:table-cell>
          <table:table-cell office:value-type="float" office:value="6">
            <text:p>6</text:p>
          </table:table-cell>
          <table:table-cell office:value-type="float" office:value="5.69">
            <text:p>5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20</text:p>
          </table:table-cell>
          <table:table-cell office:value-type="string">
            <text:p>Trinkschokolade am Stiel, 52% Kakao mit Vanille | 35 g Pkg.</text:p>
          </table:table-cell>
          <table:table-cell office:value-type="float" office:value="0.035">
            <text:p>0,035</text:p>
          </table:table-cell>
          <table:table-cell office:value-type="string">
            <text:p>4030254338211</text:p>
          </table:table-cell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10</text:p>
          </table:table-cell>
          <table:table-cell office:value-type="string">
            <text:p>Trinkschokolade am Stiel, 72% Kakao mit Chili | 35 g Pkg.</text:p>
          </table:table-cell>
          <table:table-cell office:value-type="float" office:value="0.035">
            <text:p>0,035</text:p>
          </table:table-cell>
          <table:table-cell/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00</text:p>
          </table:table-cell>
          <table:table-cell office:value-type="string">
            <text:p>Trinkschokolade am Stiel, 72% Kakao | 35 g Pkg.</text:p>
          </table:table-cell>
          <table:table-cell office:value-type="float" office:value="0.035">
            <text:p>0,035</text:p>
          </table:table-cell>
          <table:table-cell office:value-type="string">
            <text:p>4030254338198</text:p>
          </table:table-cell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6</text:p>
          </table:table-cell>
          <table:table-cell office:value-type="string">
            <text:p>Trinkschokolade Chai | 250 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7</text:p>
          </table:table-cell>
          <table:table-cell office:value-type="string">
            <text:p>Trinkschokolade Ingwer | 250 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1</text:p>
          </table:table-cell>
          <table:table-cell office:value-type="string">
            <text:p>Trinkschokolade Ingwertraum, Kakaogetränkepulver, 32% Kakao | 15g Beutel</text:p>
          </table:table-cell>
          <table:table-cell office:value-type="float" office:value="0.015">
            <text:p>0,015</text:p>
          </table:table-cell>
          <table:table-cell/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5</text:p>
          </table:table-cell>
          <table:table-cell office:value-type="string">
            <text:p>Trinkschokolade Natur | 250 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9</text:p>
          </table:table-cell>
          <table:table-cell office:value-type="string">
            <text:p>Trinkschokolade Nougat | 250 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0</text:p>
          </table:table-cell>
          <table:table-cell office:value-type="string">
            <text:p>Trinkschokolade Oriental, Kakaogetränkepulver, 32% Kakao | 15g Beutel</text:p>
          </table:table-cell>
          <table:table-cell office:value-type="float" office:value="0.015">
            <text:p>0,015</text:p>
          </table:table-cell>
          <table:table-cell/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2</text:p>
          </table:table-cell>
          <table:table-cell office:value-type="string">
            <text:p>Trinkschokolade Zimt Orange, Kakaogetränkepulver, 32% Kakao | 15g Beutel</text:p>
          </table:table-cell>
          <table:table-cell office:value-type="float" office:value="0.015">
            <text:p>0,015</text:p>
          </table:table-cell>
          <table:table-cell/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5</text:p>
          </table:table-cell>
          <table:table-cell office:value-type="string">
            <text:p>" Zulu Chilli", Feurig-scharfe Gewürzm. i. d. Mühle | 40 g Glas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7</text:p>
          </table:table-cell>
          <table:table-cell office:value-type="string">
            <text:p>"Bushveld", bunter Mix aus Tomaten, Oliven und Pfeffer in der Mühle, 50 g | 50 g Glas</text:p>
          </table:table-cell>
          <table:table-cell office:value-type="float" office:value="0.05">
            <text:p>0,05</text:p>
          </table:table-cell>
          <table:table-cell office:value-type="string">
            <text:p>4030254302243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1</text:p>
          </table:table-cell>
          <table:table-cell office:value-type="string">
            <text:p>"Cape Garden", <text:s text:c="37"/>Afrikanische Kräutermischung i. d. Mühle | 40 g Glas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5</text:p>
          </table:table-cell>
          <table:table-cell office:value-type="string">
            <text:p>"Cape Malay", bunte Gewürzmisch. i. d. M. | 45 g Glas</text:p>
          </table:table-cell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2</text:p>
          </table:table-cell>
          <table:table-cell office:value-type="string">
            <text:p>"Harissa", Gewürzmischung in der Mühle, 50 g | 45 g Glas</text:p>
          </table:table-cell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ne415100</text:p>
          </table:table-cell>
          <table:table-cell office:value-type="string">
            <text:p>"Himalaya" Gewürzmischung <text:s/>| 30 g Beutel</text:p>
          </table:table-cell>
          <table:table-cell office:value-type="float" office:value="0.03">
            <text:p>0,03</text:p>
          </table:table-cell>
          <table:table-cell office:value-type="string">
            <text:p>4030254175014</text:p>
          </table:table-cell>
          <table:table-cell office:value-type="string">
            <text:p>Nepal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3</text:p>
          </table:table-cell>
          <table:table-cell office:value-type="string">
            <text:p>"Karoo", Chillisalz in der Mühle, 85 g <text:s/>| 85 g Glas</text:p>
          </table:table-cell>
          <table:table-cell office:value-type="float" office:value="0.085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8</text:p>
          </table:table-cell>
          <table:table-cell office:value-type="string">
            <text:p>"Khoisan", handgew. Meersalz i. d. Mühle | 95 g Glas</text:p>
          </table:table-cell>
          <table:table-cell office:value-type="float" office:value="0.095">
            <text:p>0,09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9</text:p>
          </table:table-cell>
          <table:table-cell office:value-type="string">
            <text:p>"Marrocan", afrikan. Gerwürzzuber. i. d. M. | 45 g Glas</text:p>
          </table:table-cell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4</text:p>
          </table:table-cell>
          <table:table-cell office:value-type="string">
            <text:p>"Rainbow", Bunte Pfefferkörner <text:s/>in der Mühle | 50 g Gla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3</text:p>
          </table:table-cell>
          <table:table-cell office:value-type="string">
            <text:p>"Tea Time", Zucker mit Orangenschalen, Ingwer und Rosenblüten i.d.Mühle | 65 g Glas</text:p>
          </table:table-cell>
          <table:table-cell office:value-type="float" office:value="0.065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2</text:p>
          </table:table-cell>
          <table:table-cell office:value-type="string">
            <text:p>"Turkish Coffee", Zucker mit Kardamom und Kaffeebohnen i.d.Mühle | 70 g Glas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6</text:p>
          </table:table-cell>
          <table:table-cell office:value-type="string">
            <text:p>"West Coast", Zitronenpfeffer-Mix in d. Mühle, 60 g | 60 g Glas</text:p>
          </table:table-cell>
          <table:table-cell office:value-type="float" office:value="0.06">
            <text:p>0,06</text:p>
          </table:table-cell>
          <table:table-cell office:value-type="string">
            <text:p>403025430223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6</text:p>
          </table:table-cell>
          <table:table-cell office:value-type="string">
            <text:p>Anis, ganz | 50 g <text:s/>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03</text:p>
          </table:table-cell>
          <table:table-cell office:value-type="string">
            <text:p>Anis, gemahlen, kbA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4</text:p>
          </table:table-cell>
          <table:table-cell office:value-type="string">
            <text:p>Barbecue-Gewürzmischung i. d. Mühle, mittelscharf | 50 g Glas</text:p>
          </table:table-cell>
          <table:table-cell office:value-type="float" office:value="0.05">
            <text:p>0,05</text:p>
          </table:table-cell>
          <table:table-cell office:value-type="string">
            <text:p>403025430219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4</text:p>
          </table:table-cell>
          <table:table-cell office:value-type="string">
            <text:p>Basilikum, gerebelt, kbA | 20 g Beutel</text:p>
          </table:table-cell>
          <table:table-cell office:value-type="float" office:value="0.02">
            <text:p>0,02</text:p>
          </table:table-cell>
          <table:table-cell office:value-type="string">
            <text:p>4030254403063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1</text:p>
          </table:table-cell>
          <table:table-cell office:value-type="string">
            <text:p>Basilikum, kbA, gerebelt | 20 g Beutel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3</text:p>
          </table:table-cell>
          <table:table-cell office:value-type="string">
            <text:p>Bushman, Kräutersalz | 70 g Glas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5</text:p>
          </table:table-cell>
          <table:table-cell office:value-type="string">
            <text:p>Chili, gemahlen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6</text:p>
          </table:table-cell>
          <table:table-cell office:value-type="string">
            <text:p>Chili, kbA, gemahlen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2</text:p>
          </table:table-cell>
          <table:table-cell office:value-type="string">
            <text:p>Chili, Schoten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01</text:p>
          </table:table-cell>
          <table:table-cell office:value-type="string">
            <text:p>Curcuma/Geldwurz, gemahlen, im Glas | 32 g Glas</text:p>
          </table:table-cell>
          <table:table-cell office:value-type="float" office:value="0.032">
            <text:p>0,03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2</text:p>
          </table:table-cell>
          <table:table-cell office:value-type="string">
            <text:p>Curry, mild, kbA, gemahlen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03</text:p>
          </table:table-cell>
          <table:table-cell office:value-type="string">
            <text:p>Curry, mittelscharf, gemahlen, im Glas | 32 g Glas</text:p>
          </table:table-cell>
          <table:table-cell office:value-type="float" office:value="0.032">
            <text:p>0,03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3</text:p>
          </table:table-cell>
          <table:table-cell office:value-type="string">
            <text:p>Curry, mittelscharf, kbA, gemahlen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6</text:p>
          </table:table-cell>
          <table:table-cell office:value-type="string">
            <text:p>Curry, Original-Rezeptur aus Sri Lanka | 30 g Beutel</text:p>
          </table:table-cell>
          <table:table-cell office:value-type="float" office:value="0.03">
            <text:p>0,03</text:p>
          </table:table-cell>
          <table:table-cell office:value-type="string">
            <text:p>4030254175168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4</text:p>
          </table:table-cell>
          <table:table-cell office:value-type="string">
            <text:p>Curry, scharf, kbA, gemahlen | 50 g Beutel</text:p>
          </table:table-cell>
          <table:table-cell office:value-type="float" office:value="0.05">
            <text:p>0,05</text:p>
          </table:table-cell>
          <table:table-cell office:value-type="string">
            <text:p>7611964119412</text:p>
          </table:table-cell>
          <table:table-cell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901</text:p>
          </table:table-cell>
          <table:table-cell office:value-type="string">
            <text:p>Curry-Set 3 x 50 g &amp; 1 x 5 g | 1 Stk. Palm-blattbox</text:p>
          </table:table-cell>
          <table:table-cell office:value-type="float" office:value="0.155">
            <text:p>0,155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7</text:p>
          </table:table-cell>
          <table:table-cell office:value-type="string">
            <text:p>Curryblätter, ganz | 5 g Beutel</text:p>
          </table:table-cell>
          <table:table-cell office:value-type="float" office:value="0.005">
            <text:p>0,005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6</text:p>
          </table:table-cell>
          <table:table-cell office:value-type="string">
            <text:p>Dillspitzen, kbA | 20 g Beutel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4</text:p>
          </table:table-cell>
          <table:table-cell office:value-type="string">
            <text:p>Garam Masala Gewürzmischung, gemahlen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6</text:p>
          </table:table-cell>
          <table:table-cell office:value-type="string">
            <text:p>Gelbwurzel (Kurkuma), gemahlen, kbA | 30 g Beutel</text:p>
          </table:table-cell>
          <table:table-cell office:value-type="float" office:value="0.03">
            <text:p>0,03</text:p>
          </table:table-cell>
          <table:table-cell office:value-type="string">
            <text:p>4030254246981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0</text:p>
          </table:table-cell>
          <table:table-cell office:value-type="string">
            <text:p>Geschenkbox mit vier Gewürzen, 70g | 1 St. Box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3">
            <text:p>5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2</text:p>
          </table:table-cell>
          <table:table-cell office:value-type="string">
            <text:p>Glühweingewürz, 4 BW-Säckchen à 2,5 g | 10 g Beutel</text:p>
          </table:table-cell>
          <table:table-cell office:value-type="float" office:value="0.01">
            <text:p>0,01</text:p>
          </table:table-cell>
          <table:table-cell office:value-type="string">
            <text:p>4030254175281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6</text:p>
          </table:table-cell>
          <table:table-cell office:value-type="string">
            <text:p>Glühweinmischung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33</text:p>
          </table:table-cell>
          <table:table-cell office:value-type="string">
            <text:p>Hot Rocks Mild, Chilisalz mild | 90 g Glas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23</text:p>
          </table:table-cell>
          <table:table-cell office:value-type="string">
            <text:p>Hot Rocks, Chilisalz, scharf | 90 g Glas</text:p>
          </table:table-cell>
          <table:table-cell office:value-type="float" office:value="0.09">
            <text:p>0,09</text:p>
          </table:table-cell>
          <table:table-cell office:value-type="string">
            <text:p>403025439922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5</text:p>
          </table:table-cell>
          <table:table-cell office:value-type="string">
            <text:p>Ingwer, ganze Stücke, kbA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1</text:p>
          </table:table-cell>
          <table:table-cell office:value-type="string">
            <text:p>Ingwer, gemahlen, kbA | 30 g Beutel</text:p>
          </table:table-cell>
          <table:table-cell office:value-type="float" office:value="0.03">
            <text:p>0,03</text:p>
          </table:table-cell>
          <table:table-cell office:value-type="string">
            <text:p>4030254246936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7</text:p>
          </table:table-cell>
          <table:table-cell office:value-type="string">
            <text:p>Ingwer, kbA, gemahlen | 40 g Beutel</text:p>
          </table:table-cell>
          <table:table-cell office:value-type="float" office:value="0.04">
            <text:p>0,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4</text:p>
          </table:table-cell>
          <table:table-cell office:value-type="string">
            <text:p>Italienische Kräuter, kbA | 20 g Beutel</text:p>
          </table:table-cell>
          <table:table-cell office:value-type="float" office:value="0.02">
            <text:p>0,02</text:p>
          </table:table-cell>
          <table:table-cell office:value-type="string">
            <text:p>403025424721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7</text:p>
          </table:table-cell>
          <table:table-cell office:value-type="string">
            <text:p>Kardamom ganze Schoten | 30 g Beutel</text:p>
          </table:table-cell>
          <table:table-cell office:value-type="float" office:value="0.03">
            <text:p>0,03</text:p>
          </table:table-cell>
          <table:table-cell office:value-type="string">
            <text:p>4030254352415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8</text:p>
          </table:table-cell>
          <table:table-cell office:value-type="string">
            <text:p>Kardamom gemahlen | 30 g Beutel</text:p>
          </table:table-cell>
          <table:table-cell office:value-type="float" office:value="0.03">
            <text:p>0,03</text:p>
          </table:table-cell>
          <table:table-cell office:value-type="string">
            <text:p>4030254384577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6</text:p>
          </table:table-cell>
          <table:table-cell office:value-type="string">
            <text:p>Kardamom, kbA, <text:s/>ganz | 20 g Beutel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1">
            <text:p>3,1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13</text:p>
          </table:table-cell>
          <table:table-cell office:value-type="string">
            <text:p>Koriander, gemahlen, kbA | 30 g Beutel</text:p>
          </table:table-cell>
          <table:table-cell office:value-type="float" office:value="0.03">
            <text:p>0,03</text:p>
          </table:table-cell>
          <table:table-cell office:value-type="string">
            <text:p>403025440305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0</text:p>
          </table:table-cell>
          <table:table-cell office:value-type="string">
            <text:p>Koriander, kbA, ganz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1">
            <text:p>2,1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2</text:p>
          </table:table-cell>
          <table:table-cell office:value-type="string">
            <text:p>Kräuter der Provence, kbA | 20 g Beutel</text:p>
          </table:table-cell>
          <table:table-cell office:value-type="float" office:value="0.02">
            <text:p>0,02</text:p>
          </table:table-cell>
          <table:table-cell office:value-type="string">
            <text:p>4030254247209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3</text:p>
          </table:table-cell>
          <table:table-cell office:value-type="string">
            <text:p>Kräuter der Provence, kbA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0</text:p>
          </table:table-cell>
          <table:table-cell office:value-type="string">
            <text:p>Kräutersalz "Country herbs" , 80 g <text:s/>| 80 g Dose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1</text:p>
          </table:table-cell>
          <table:table-cell office:value-type="string">
            <text:p>Kräutersalz | 100 g Beutel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1</text:p>
          </table:table-cell>
          <table:table-cell office:value-type="string">
            <text:p>Kräutersalz „Sea Herbs“, mit Meeresalgen | 80 g Dose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4</text:p>
          </table:table-cell>
          <table:table-cell office:value-type="string">
            <text:p>Kreuzkümmel, gemahlen | 30 g Beutel</text:p>
          </table:table-cell>
          <table:table-cell office:value-type="float" office:value="0.03">
            <text:p>0,03</text:p>
          </table:table-cell>
          <table:table-cell office:value-type="string">
            <text:p>4030254175250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7</text:p>
          </table:table-cell>
          <table:table-cell office:value-type="string">
            <text:p>Kreuzkümmel, kbA, ganz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9</text:p>
          </table:table-cell>
          <table:table-cell office:value-type="string">
            <text:p>Kümmel, kbA, ganz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7</text:p>
          </table:table-cell>
          <table:table-cell office:value-type="string">
            <text:p>Lebkuchengewürz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4</text:p>
          </table:table-cell>
          <table:table-cell office:value-type="string">
            <text:p>Lorbeer-Blätter, kbA | 10 g Beutel</text:p>
          </table:table-cell>
          <table:table-cell office:value-type="float" office:value="0.01">
            <text:p>0,0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5</text:p>
          </table:table-cell>
          <table:table-cell office:value-type="string">
            <text:p>Majoran gerebelt, kbA, <text:s/>| 20 g Beutel</text:p>
          </table:table-cell>
          <table:table-cell office:value-type="float" office:value="0.02">
            <text:p>0,02</text:p>
          </table:table-cell>
          <table:table-cell office:value-type="string">
            <text:p>4030254403025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2</text:p>
          </table:table-cell>
          <table:table-cell office:value-type="string">
            <text:p>Majoran, gerebelt, kbA | 16 g Beutel</text:p>
          </table:table-cell>
          <table:table-cell office:value-type="float" office:value="0.016">
            <text:p>0,01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8</text:p>
          </table:table-cell>
          <table:table-cell office:value-type="string">
            <text:p>Muskatnuß, ganz in Schale, kbA | 4 St. Beutel</text:p>
          </table:table-cell>
          <table:table-cell office:value-type="float" office:value="4">
            <text:p>4</text:p>
          </table:table-cell>
          <table:table-cell office:value-type="string">
            <text:p>403025424696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8</text:p>
          </table:table-cell>
          <table:table-cell office:value-type="string">
            <text:p>Muskatnuss, kbA, ganz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7</text:p>
          </table:table-cell>
          <table:table-cell office:value-type="string">
            <text:p>Nachfüller "Bushveld" Bunter Mix         | 50 g Beutel</text:p>
          </table:table-cell>
          <table:table-cell office:value-type="float" office:value="0.05">
            <text:p>0,05</text:p>
          </table:table-cell>
          <table:table-cell office:value-type="string">
            <text:p>4030254310682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1</text:p>
          </table:table-cell>
          <table:table-cell office:value-type="string">
            <text:p>Nachfüller "Cape Garden", Afrikan. Kräuterm. | 40 g Beutel</text:p>
          </table:table-cell>
          <table:table-cell office:value-type="float" office:value="0.04">
            <text:p>0,04</text:p>
          </table:table-cell>
          <table:table-cell office:value-type="string">
            <text:p>4030254340658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5</text:p>
          </table:table-cell>
          <table:table-cell office:value-type="string">
            <text:p>Nachfüller "Cape Malay", Bunte Gewürzmisch. | 45 g Beutel</text:p>
          </table:table-cell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2</text:p>
          </table:table-cell>
          <table:table-cell office:value-type="string">
            <text:p>Nachfüller "Harissa" Gewürzmischung     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3</text:p>
          </table:table-cell>
          <table:table-cell office:value-type="string">
            <text:p>Nachfüller "Karoo", Chillisalz i. d. Mühle, 85 g <text:s/>| 85 g Beutel</text:p>
          </table:table-cell>
          <table:table-cell office:value-type="float" office:value="0.085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8</text:p>
          </table:table-cell>
          <table:table-cell office:value-type="string">
            <text:p>Nachfüller "Khoisan", Meersalz            | 95 g Beutel</text:p>
          </table:table-cell>
          <table:table-cell office:value-type="float" office:value="0.095">
            <text:p>0,095</text:p>
          </table:table-cell>
          <table:table-cell office:value-type="string">
            <text:p>4030254304070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9</text:p>
          </table:table-cell>
          <table:table-cell office:value-type="string">
            <text:p>Nachfüller "Marrocan", Afrikan. Gerwürzzuber. | 45 g Beutel</text:p>
          </table:table-cell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4</text:p>
          </table:table-cell>
          <table:table-cell office:value-type="string">
            <text:p>Nachfüller "Rainbow", Bunter Pfeffer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3</text:p>
          </table:table-cell>
          <table:table-cell office:value-type="string">
            <text:p>Nachfüller "Tea Time", Zucker mit Orangenschalen, Ingwer und Rosenblüten | 65g Beutel</text:p>
          </table:table-cell>
          <table:table-cell office:value-type="float" office:value="0.065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75">
            <text:p>2,7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2</text:p>
          </table:table-cell>
          <table:table-cell office:value-type="string">
            <text:p>Nachfüller "Turkish Coffee", Zucker mit Kardamom und Kaffeebohnen | 70g Beutel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6</text:p>
          </table:table-cell>
          <table:table-cell office:value-type="string">
            <text:p>Nachfüller "West Coast", Zitronenpfeffer-Mix | 60 g Beutel</text:p>
          </table:table-cell>
          <table:table-cell office:value-type="float" office:value="0.06">
            <text:p>0,06</text:p>
          </table:table-cell>
          <table:table-cell office:value-type="string">
            <text:p>4030254310644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5</text:p>
          </table:table-cell>
          <table:table-cell office:value-type="string">
            <text:p>Nachfüller "Zulu Chilli", Feurig-scharfe Gewürzmischung | 40 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4</text:p>
          </table:table-cell>
          <table:table-cell office:value-type="string">
            <text:p>Nachfüller Barbecue-Gewürzmischung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3</text:p>
          </table:table-cell>
          <table:table-cell office:value-type="string">
            <text:p>Nachfüller Bushman, Kräutersalz | 70 g Beutel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33</text:p>
          </table:table-cell>
          <table:table-cell office:value-type="string">
            <text:p>Nachfüller Hot Rocks Mild, Chilisalz mild | 90 g Beutel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23</text:p>
          </table:table-cell>
          <table:table-cell office:value-type="string">
            <text:p>Nachfüller Hot Rocks, Chilisalz, scharf | 90 g Beutel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41</text:p>
          </table:table-cell>
          <table:table-cell office:value-type="string">
            <text:p>Nachfüller „Garden Route“, Kräutersalz mit Dill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51</text:p>
          </table:table-cell>
          <table:table-cell office:value-type="string">
            <text:p>Nachfüller „Peri Peri, Gewürzzubereitung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7</text:p>
          </table:table-cell>
          <table:table-cell office:value-type="string">
            <text:p>Nachfüller „Rosie's Salt“, Gewürzsalz mit Rosenblättern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6</text:p>
          </table:table-cell>
          <table:table-cell office:value-type="string">
            <text:p>Nachfüller „Sansibar“, Gewürzsalz mit Sesam | 60 g Beutel</text:p>
          </table:table-cell>
          <table:table-cell office:value-type="float" office:value="0.06">
            <text:p>0,06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0</text:p>
          </table:table-cell>
          <table:table-cell office:value-type="string">
            <text:p>Nelken, ganz, kbA | 30 g Beutel</text:p>
          </table:table-cell>
          <table:table-cell office:value-type="float" office:value="0.03">
            <text:p>0,03</text:p>
          </table:table-cell>
          <table:table-cell office:value-type="string">
            <text:p>403025424683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9</text:p>
          </table:table-cell>
          <table:table-cell office:value-type="string">
            <text:p>Nelken, kbA, ganz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2</text:p>
          </table:table-cell>
          <table:table-cell office:value-type="string">
            <text:p>Oregano, kbA, gerebelt | 20 g Beutel</text:p>
          </table:table-cell>
          <table:table-cell office:value-type="float" office:value="0.02">
            <text:p>0,02</text:p>
          </table:table-cell>
          <table:table-cell office:value-type="string">
            <text:p>7611964119580</text:p>
          </table:table-cell>
          <table:table-cell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9</text:p>
          </table:table-cell>
          <table:table-cell office:value-type="string">
            <text:p>Paprika edelsüss, kbA | 50 g Beutel</text:p>
          </table:table-cell>
          <table:table-cell office:value-type="float" office:value="0.05">
            <text:p>0,05</text:p>
          </table:table-cell>
          <table:table-cell office:value-type="string">
            <text:p>7611964119658</text:p>
          </table:table-cell>
          <table:table-cell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1</text:p>
          </table:table-cell>
          <table:table-cell office:value-type="string">
            <text:p>Paprika scharf, kbA | 40 g Beutel</text:p>
          </table:table-cell>
          <table:table-cell office:value-type="float" office:value="0.04">
            <text:p>0,04</text:p>
          </table:table-cell>
          <table:table-cell office:value-type="string">
            <text:p>7611964143844</text:p>
          </table:table-cell>
          <table:table-cell/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6</text:p>
          </table:table-cell>
          <table:table-cell office:value-type="string">
            <text:p>Petersilie gerebelt, kbA | 20 g Beutel</text:p>
          </table:table-cell>
          <table:table-cell office:value-type="float" office:value="0.02">
            <text:p>0,02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7</text:p>
          </table:table-cell>
          <table:table-cell office:value-type="string">
            <text:p>Pfeffer rosa, ganz, kbA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0</text:p>
          </table:table-cell>
          <table:table-cell office:value-type="string">
            <text:p>Pfeffer schwarz, ganz, kbA | 40 g Beutel</text:p>
          </table:table-cell>
          <table:table-cell office:value-type="float" office:value="0.04">
            <text:p>0,04</text:p>
          </table:table-cell>
          <table:table-cell office:value-type="string">
            <text:p>4030254246790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0</text:p>
          </table:table-cell>
          <table:table-cell office:value-type="string">
            <text:p>Pfeffer schwarz, ganz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4</text:p>
          </table:table-cell>
          <table:table-cell office:value-type="string">
            <text:p>Pfeffer schwarz, gemahlen, kbA | 40 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1</text:p>
          </table:table-cell>
          <table:table-cell office:value-type="string">
            <text:p>Pfeffer schwarz, gemahlen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1">
            <text:p>3,1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1</text:p>
          </table:table-cell>
          <table:table-cell office:value-type="string">
            <text:p>Pfeffer weiß, ganz, kbA | 40 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5</text:p>
          </table:table-cell>
          <table:table-cell office:value-type="string">
            <text:p>Pfeffer weiß, gemahlen, kbA | 40 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2</text:p>
          </table:table-cell>
          <table:table-cell office:value-type="string">
            <text:p>Pfeffer weiss, ganz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6">
            <text:p>3,6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3</text:p>
          </table:table-cell>
          <table:table-cell office:value-type="string">
            <text:p>Pfeffer weiss, gemahlen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2</text:p>
          </table:table-cell>
          <table:table-cell office:value-type="string">
            <text:p>Pfeffer-Mix "Exotik", ganz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8</text:p>
          </table:table-cell>
          <table:table-cell office:value-type="string">
            <text:p>Pfeffer-Mix "Klassik", ganz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4</text:p>
          </table:table-cell>
          <table:table-cell office:value-type="string">
            <text:p>Pizza &amp; Spaghetti-Mischung, kbA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8</text:p>
          </table:table-cell>
          <table:table-cell office:value-type="string">
            <text:p>Reis-Gewürzmischung 4 x 5 g | 20 g Beutel</text:p>
          </table:table-cell>
          <table:table-cell office:value-type="float" office:value="0.02">
            <text:p>0,02</text:p>
          </table:table-cell>
          <table:table-cell office:value-type="string">
            <text:p>4030254175113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8</text:p>
          </table:table-cell>
          <table:table-cell office:value-type="string">
            <text:p>Rosmarin, kbA, geschnitten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9</text:p>
          </table:table-cell>
          <table:table-cell office:value-type="string">
            <text:p>Safran-Fäden, kbA | 0,5 g Box</text:p>
          </table:table-cell>
          <table:table-cell office:value-type="float" office:value="0.0005">
            <text:p>0,00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.2">
            <text:p>8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5</text:p>
          </table:table-cell>
          <table:table-cell office:value-type="string">
            <text:p>Salatkräutermischung, kbA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Salinas</text:p>
          </table:table-cell>
          <table:table-cell office:value-type="string">
            <text:p>Salz010</text:p>
          </table:table-cell>
          <table:table-cell office:value-type="string">
            <text:p>Salz, reines Natursalz, feinkörnig | 500 g Karton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eutschland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600</text:p>
          </table:table-cell>
          <table:table-cell office:value-type="string">
            <text:p>Schwarze Pfefferkörner in der Mühle | 50 g Gla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3.2">
            <text:p>3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7</text:p>
          </table:table-cell>
          <table:table-cell office:value-type="string">
            <text:p>Sesam, kbA, ungeschält | 150 g Beutel</text:p>
          </table:table-cell>
          <table:table-cell office:value-type="float" office:value="0.15">
            <text:p>0,1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3</text:p>
          </table:table-cell>
          <table:table-cell office:value-type="string">
            <text:p>Smoked Paprika, Gewürzzubereitung | 50 g Gla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2</text:p>
          </table:table-cell>
          <table:table-cell office:value-type="string">
            <text:p>Smoked Salt, geräuchertes Salz mit Zwiebeln und Pfeffer | 100 g Gla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0</text:p>
          </table:table-cell>
          <table:table-cell office:value-type="string">
            <text:p>Sternanis, ganz, kbA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1</text:p>
          </table:table-cell>
          <table:table-cell office:value-type="string">
            <text:p>Thymian, gerebelt | 20g Beutel</text:p>
          </table:table-cell>
          <table:table-cell office:value-type="float" office:value="0.02">
            <text:p>0,02</text:p>
          </table:table-cell>
          <table:table-cell office:value-type="string">
            <text:p>4030254311931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3</text:p>
          </table:table-cell>
          <table:table-cell office:value-type="string">
            <text:p>Thymian, gerebelt, kbA | 20 g Beutel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2</text:p>
          </table:table-cell>
          <table:table-cell office:value-type="string">
            <text:p>Vanille Schoten | 2 Stk. Glasroh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32</text:p>
          </table:table-cell>
          <table:table-cell office:value-type="string">
            <text:p>Vanille, gemahlen, im Glas | 20 g Glas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ma110100</text:p>
          </table:table-cell>
          <table:table-cell office:value-type="string">
            <text:p>Vanilleschoten, kbA, 2 Stück im Glasrohr | 2 Stk. Glas</text:p>
          </table:table-cell>
          <table:table-cell office:value-type="float" office:value="2">
            <text:p>2</text:p>
          </table:table-cell>
          <table:table-cell office:value-type="string">
            <text:p>4030254151032</text:p>
          </table:table-cell>
          <table:table-cell office:value-type="string">
            <text:p>Madagaskar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6</text:p>
          </table:table-cell>
          <table:table-cell office:value-type="string">
            <text:p>Vanillezucker mit 10% echter Vanille, im Beutel | 125 g Beutel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.2">
            <text:p>6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7</text:p>
          </table:table-cell>
          <table:table-cell office:value-type="string">
            <text:p>Vanillezucker mit 10% echter Vanille, im Glas | 60 g Glas</text:p>
          </table:table-cell>
          <table:table-cell office:value-type="float" office:value="0.06">
            <text:p>0,0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5</text:p>
          </table:table-cell>
          <table:table-cell office:value-type="string">
            <text:p>Wachholderbeeren, kbA | 40 g Beutel</text:p>
          </table:table-cell>
          <table:table-cell office:value-type="float" office:value="0.04">
            <text:p>0,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lb410100</text:p>
          </table:table-cell>
          <table:table-cell office:value-type="string">
            <text:p>Za'atar, arabische Gewürzmischung | 25 g Beutel</text:p>
          </table:table-cell>
          <table:table-cell office:value-type="float" office:value="0.025">
            <text:p>0,025</text:p>
          </table:table-cell>
          <table:table-cell office:value-type="string">
            <text:p>4030254403377</text:p>
          </table:table-cell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l216002</text:p>
          </table:table-cell>
          <table:table-cell office:value-type="string">
            <text:p>Za'atar, Gewürzmischung mit geröstetem Sesam und Thymian | 65 g Karton</text:p>
          </table:table-cell>
          <table:table-cell office:value-type="float" office:value="0.065">
            <text:p>0,065</text:p>
          </table:table-cell>
          <table:table-cell office:value-type="string">
            <text:p>4250041683786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3</text:p>
          </table:table-cell>
          <table:table-cell office:value-type="string">
            <text:p>Zimt, gemahlen | 30 g Beutel</text:p>
          </table:table-cell>
          <table:table-cell office:value-type="float" office:value="0.03">
            <text:p>0,03</text:p>
          </table:table-cell>
          <table:table-cell office:value-type="string">
            <text:p>4030254246813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4</text:p>
          </table:table-cell>
          <table:table-cell office:value-type="string">
            <text:p>Zimt, kbA, gemahlen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2</text:p>
          </table:table-cell>
          <table:table-cell office:value-type="string">
            <text:p>Zimtstangen, ganz | 30 g Beutel</text:p>
          </table:table-cell>
          <table:table-cell office:value-type="float" office:value="0.03">
            <text:p>0,03</text:p>
          </table:table-cell>
          <table:table-cell office:value-type="string">
            <text:p>4030254248992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5</text:p>
          </table:table-cell>
          <table:table-cell office:value-type="string">
            <text:p>Zimtstangen, kbA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8</text:p>
          </table:table-cell>
          <table:table-cell office:value-type="string">
            <text:p>Zitronengras, kbA, geschnitten | 20 g Beutel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7</text:p>
          </table:table-cell>
          <table:table-cell office:value-type="string">
            <text:p>Zitronenmelisse, kbA, <text:s/>| 20 g Beutel</text:p>
          </table:table-cell>
          <table:table-cell office:value-type="float" office:value="0.02">
            <text:p>0,02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3</text:p>
          </table:table-cell>
          <table:table-cell office:value-type="string">
            <text:p>Zitronenschale, gemahlen, kbA | 50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6">
            <text:p>3,6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4</text:p>
          </table:table-cell>
          <table:table-cell office:value-type="string">
            <text:p>„Garden Route“, Kräutersalz mit Dill i. d. Mühle | 50 g Glas</text:p>
          </table:table-cell>
          <table:table-cell office:value-type="float" office:value="0.05">
            <text:p>0,05</text:p>
          </table:table-cell>
          <table:table-cell office:value-type="string">
            <text:p>4030254369840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5</text:p>
          </table:table-cell>
          <table:table-cell office:value-type="string">
            <text:p>„Peri Peri“, Gewürzzubereitung i. d. Mühle | 50 g Gla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7</text:p>
          </table:table-cell>
          <table:table-cell office:value-type="string">
            <text:p>„Rosie's Salt“, Gewürzsalz mit Rosenblättern | 50 g Gla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6</text:p>
          </table:table-cell>
          <table:table-cell office:value-type="string">
            <text:p>„Sansibar“, Gewürzsalz mit Sesam | 60 g Glas</text:p>
          </table:table-cell>
          <table:table-cell office:value-type="float" office:value="0.06">
            <text:p>0,06</text:p>
          </table:table-cell>
          <table:table-cell office:value-type="string">
            <text:p>4030254399274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7</text:p>
          </table:table-cell>
          <table:table-cell office:value-type="string">
            <text:p>„Sweet Cinnamon &amp; Chocolate“, Kandiszucker m. Schokolade u. Zimt in d. M. | 85 g Glas</text:p>
          </table:table-cell>
          <table:table-cell office:value-type="float" office:value="0.085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1</text:p>
          </table:table-cell>
          <table:table-cell office:value-type="string">
            <text:p>„Sweet Citrus“, Kandiszucker m. Orangen- u. Zitronenschalen in der Mühle | 65 g Glas</text:p>
          </table:table-cell>
          <table:table-cell office:value-type="float" office:value="0.065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5</text:p>
          </table:table-cell>
          <table:table-cell office:value-type="string">
            <text:p>„Sweet Vanilla“, Kandiszucker m. Vanilleschote in der Mühle | 80 g Glas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Bananen</text:p>
          </table:table-cell>
          <table:table-cell office:value-type="string">
            <text:p>BanaFair</text:p>
          </table:table-cell>
          <table:table-cell office:value-type="string">
            <text:p>BF040</text:p>
          </table:table-cell>
          <table:table-cell office:value-type="string">
            <text:p>Frische Bananen | 1 St. Fruch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cuador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8</text:p>
          </table:table-cell>
          <table:table-cell office:value-type="string">
            <text:p>Bio Anelletti Siciliani <text:s/>Libera Terra, aus sizilianischem Hartweizengries | 500 g Beutel</text:p>
          </table:table-cell>
          <table:table-cell office:value-type="float" office:value="0.5">
            <text:p>0,5</text:p>
          </table:table-cell>
          <table:table-cell office:value-type="string">
            <text:p>8032568560261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7</text:p>
          </table:table-cell>
          <table:table-cell office:value-type="string">
            <text:p>Bio Maglie Libera Terra, aus sizilianischem Hartweizengries | 500 g Beutel</text:p>
          </table:table-cell>
          <table:table-cell office:value-type="float" office:value="0.5">
            <text:p>0,5</text:p>
          </table:table-cell>
          <table:table-cell office:value-type="string">
            <text:p>8032568560292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4</text:p>
          </table:table-cell>
          <table:table-cell office:value-type="string">
            <text:p>Bio Penne Libera Terra, aus sizilianischem Hartweizengries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2</text:p>
          </table:table-cell>
          <table:table-cell office:value-type="string">
            <text:p>Bio-Caserecce Libera Terra, aus sizilianischem Hartweizengries | 500 g Beutel</text:p>
          </table:table-cell>
          <table:table-cell office:value-type="float" office:value="0.5">
            <text:p>0,5</text:p>
          </table:table-cell>
          <table:table-cell office:value-type="string">
            <text:p>8032568560254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5</text:p>
          </table:table-cell>
          <table:table-cell office:value-type="string">
            <text:p>Bio-Fusilli Libera Terra, aus sizilianischem Hartweizengries | 500 g Beutel</text:p>
          </table:table-cell>
          <table:table-cell office:value-type="float" office:value="0.5">
            <text:p>0,5</text:p>
          </table:table-cell>
          <table:table-cell office:value-type="string">
            <text:p>8032568560247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3</text:p>
          </table:table-cell>
          <table:table-cell office:value-type="string">
            <text:p>Bio-Rigatoni Libera Terra, aus sizilianischem Hartweizengries | 500 g Beutel</text:p>
          </table:table-cell>
          <table:table-cell office:value-type="float" office:value="0.5">
            <text:p>0,5</text:p>
          </table:table-cell>
          <table:table-cell office:value-type="string">
            <text:p>8032568560230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1</text:p>
          </table:table-cell>
          <table:table-cell office:value-type="string">
            <text:p>Bio-Spaghetti Libera Terra, aus sizilianischem Hartweizengries | 500 g Beutel</text:p>
          </table:table-cell>
          <table:table-cell office:value-type="float" office:value="0.5">
            <text:p>0,5</text:p>
          </table:table-cell>
          <table:table-cell office:value-type="string">
            <text:p>8032568560285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9</text:p>
          </table:table-cell>
          <table:table-cell office:value-type="string">
            <text:p>Caserecce Artigianali di Corleone, Handwerkiliche Nudeln aus Sizili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0</text:p>
          </table:table-cell>
          <table:table-cell office:value-type="string">
            <text:p>Fusilli, aus Hartweizengries, Quinua, ohne Eier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10</text:p>
          </table:table-cell>
          <table:table-cell office:value-type="string">
            <text:p>Lasagne Artigianali di Corleone, Handwerkiliche Nudeln aus Sizili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6</text:p>
          </table:table-cell>
          <table:table-cell office:value-type="string">
            <text:p>Paccheri Artigianali di Gragnano, Handwerkliche Nudeln aus Kampani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1</text:p>
          </table:table-cell>
          <table:table-cell office:value-type="string">
            <text:p>Penne, aus Hartweizengries, Quinua, ohne Eier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2</text:p>
          </table:table-cell>
          <table:table-cell office:value-type="string">
            <text:p>Spaghetti, aus Hartweizengries, Quinua, ohne Eier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09</text:p>
          </table:table-cell>
          <table:table-cell office:value-type="string">
            <text:p>Aprikosenkerne, süß | 150 g Pkg.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10811</text:p>
          </table:table-cell>
          <table:table-cell office:value-type="string">
            <text:p>Bio Cashewnüsse, naturbelassen | 250g Beutel</text:p>
          </table:table-cell>
          <table:table-cell office:value-type="float" office:value="0.25">
            <text:p>0,25</text:p>
          </table:table-cell>
          <table:table-cell office:value-type="string">
            <text:p>4013320081198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5.79">
            <text:p>5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4070817</text:p>
          </table:table-cell>
          <table:table-cell office:value-type="string">
            <text:p>Bio Paranüsse, naturbelass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olivien, Peru</text:p>
          </table:table-cell>
          <table:table-cell office:value-type="float" office:value="12">
            <text:p>12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10817</text:p>
          </table:table-cell>
          <table:table-cell office:value-type="string">
            <text:p>Bio Studentenfutter, Rosinen, Para-, Cashew-, Wal-, Haselnüsse | 250g Beutel</text:p>
          </table:table-cell>
          <table:table-cell office:value-type="float" office:value="0.25">
            <text:p>0,25</text:p>
          </table:table-cell>
          <table:table-cell office:value-type="string">
            <text:p>4013320108888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1</text:p>
          </table:table-cell>
          <table:table-cell office:value-type="string">
            <text:p>Cashewbruch | 250 g Pkg.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string">
            <text:p>86</text:p>
          </table:table-cell>
          <table:table-cell office:value-type="string">
            <text:p>Cashewkerne geröstet und gesalzen | 125 g Pkg.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Elfenbeinküste, El Salv., Indien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string">
            <text:p>111</text:p>
          </table:table-cell>
          <table:table-cell office:value-type="string">
            <text:p>Cashewkerne geröstet und ungesalzen | 100 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El Salvador, Ind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ho114004</text:p>
          </table:table-cell>
          <table:table-cell office:value-type="string">
            <text:p>Cashewnüsse Bruch, natur | 200 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Honduras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bf214002</text:p>
          </table:table-cell>
          <table:table-cell office:value-type="string">
            <text:p>Cashewnüsse ganz, geröstet mit Chili | 125 g Beutel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bf214001</text:p>
          </table:table-cell>
          <table:table-cell office:value-type="string">
            <text:p>Cashewnüsse ganz, geröstet und gesalzen | 125 g Beutel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6</text:p>
          </table:table-cell>
          <table:table-cell office:value-type="string">
            <text:p>Cashewnüsse ganz, natur | 100 g Pkg.</text:p>
          </table:table-cell>
          <table:table-cell office:value-type="float" office:value="0.1">
            <text:p>0,1</text:p>
          </table:table-cell>
          <table:table-cell office:value-type="string">
            <text:p>4030254385758</text:p>
          </table:table-cell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ho114001</text:p>
          </table:table-cell>
          <table:table-cell office:value-type="string">
            <text:p>Cashewnüsse ganz, natur | 125 g Beutel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Honduras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3</text:p>
          </table:table-cell>
          <table:table-cell office:value-type="string">
            <text:p>Cashewnüsse kandiert | 100 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4</text:p>
          </table:table-cell>
          <table:table-cell office:value-type="string">
            <text:p>Cashewnüsse mit Chili | 100 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2</text:p>
          </table:table-cell>
          <table:table-cell office:value-type="string">
            <text:p>Cashewnüsse, leicht gesalzen | 100 g Pkg.</text:p>
          </table:table-cell>
          <table:table-cell office:value-type="float" office:value="0.1">
            <text:p>0,1</text:p>
          </table:table-cell>
          <table:table-cell office:value-type="string">
            <text:p>4030254385673</text:p>
          </table:table-cell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mw110100</text:p>
          </table:table-cell>
          <table:table-cell office:value-type="string">
            <text:p>Erdnüsse natur | 250 g Pkg.</text:p>
          </table:table-cell>
          <table:table-cell office:value-type="float" office:value="0.25">
            <text:p>0,25</text:p>
          </table:table-cell>
          <table:table-cell office:value-type="string">
            <text:p>4030254399168</text:p>
          </table:table-cell>
          <table:table-cell office:value-type="string">
            <text:p>Malawi, Nicaragua</text:p>
          </table:table-cell>
          <table:table-cell office:value-type="float" office:value="5">
            <text:p>5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00803</text:p>
          </table:table-cell>
          <table:table-cell office:value-type="string">
            <text:p>Erdnüsse, geröstet und gesalzen | 150g Beutel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Malawi, Nicaragua</text:p>
          </table:table-cell>
          <table:table-cell office:value-type="float" office:value="24">
            <text:p>24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15</text:p>
          </table:table-cell>
          <table:table-cell office:value-type="string">
            <text:p>La Surenita Bio Cashew-Bruch, naturbelassen | 500g Beutel</text:p>
          </table:table-cell>
          <table:table-cell office:value-type="float" office:value="0.5">
            <text:p>0,5</text:p>
          </table:table-cell>
          <table:table-cell office:value-type="string">
            <text:p>4013320129890</text:p>
          </table:table-cell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7.49">
            <text:p>7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16</text:p>
          </table:table-cell>
          <table:table-cell office:value-type="string">
            <text:p>La Surenita Bio Cashewmix, Cashew-Äpfel u. Cashew-Nüsse | 125g Beutel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Honduras</text:p>
          </table:table-cell>
          <table:table-cell office:value-type="float" office:value="24">
            <text:p>24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2</text:p>
          </table:table-cell>
          <table:table-cell office:value-type="string">
            <text:p>La Surenita Bio Cashews, geröstet u. gesalzen | 100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1</text:p>
          </table:table-cell>
          <table:table-cell office:value-type="string">
            <text:p>La Surenita Bio Cashews, geröstet, aromatisch süß | 100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3</text:p>
          </table:table-cell>
          <table:table-cell office:value-type="string">
            <text:p>La Surenita Bio Cashews, geröstet, mit Chili | 100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l214001</text:p>
          </table:table-cell>
          <table:table-cell office:value-type="string">
            <text:p>Mandeln, sonnengetrocknet | 75 g Karton</text:p>
          </table:table-cell>
          <table:table-cell office:value-type="float" office:value="0.075">
            <text:p>0,07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o110010</text:p>
          </table:table-cell>
          <table:table-cell office:value-type="string">
            <text:p>Paranüsse geschält | 250 g Karton</text:p>
          </table:table-cell>
          <table:table-cell office:value-type="float" office:value="0.25">
            <text:p>0,25</text:p>
          </table:table-cell>
          <table:table-cell office:value-type="string">
            <text:p>4030254141057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e514004</text:p>
          </table:table-cell>
          <table:table-cell office:value-type="string">
            <text:p>Paranüsse natur, aromatisch-mild, geschält | 75 g Karton</text:p>
          </table:table-cell>
          <table:table-cell office:value-type="float" office:value="0.075">
            <text:p>0,07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10</text:p>
          </table:table-cell>
          <table:table-cell office:value-type="string">
            <text:p>Wilde Bergmandeln | 150 g Pkg.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20</text:p>
          </table:table-cell>
          <table:table-cell office:value-type="string">
            <text:p>Ananas ungezuckert, getrocknete Scheiben, kbA, 100g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1</text:p>
          </table:table-cell>
          <table:table-cell office:value-type="string">
            <text:p>Ananas-Stücke, ohne Zucker, solargetrocknet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tj114001</text:p>
          </table:table-cell>
          <table:table-cell office:value-type="string">
            <text:p>Aprikosen, getrocknet, ungezuckert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Tadschikistan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2</text:p>
          </table:table-cell>
          <table:table-cell office:value-type="string">
            <text:p>Baby-Bananen, in Scheiben, ohne Zucker, solargetrocknet | 100g Pkg.</text:p>
          </table:table-cell>
          <table:table-cell office:value-type="float" office:value="0.1">
            <text:p>0,1</text:p>
          </table:table-cell>
          <table:table-cell office:value-type="string">
            <text:p>4250041668370</text:p>
          </table:table-cell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59">
            <text:p>2,5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3</text:p>
          </table:table-cell>
          <table:table-cell office:value-type="string">
            <text:p>Babyfeigen, getrocknet, ungezuckert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7760801</text:p>
          </table:table-cell>
          <table:table-cell office:value-type="string">
            <text:p>Banana Chips, frittiert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40</text:p>
          </table:table-cell>
          <table:table-cell office:value-type="string">
            <text:p>Bananen ungezuckert, getrocknet, ganz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22</text:p>
          </table:table-cell>
          <table:table-cell office:value-type="string">
            <text:p>Bio Datteln mit Stein, Deglet Nour, Klasse 1 | 250g Beutel</text:p>
          </table:table-cell>
          <table:table-cell office:value-type="float" office:value="0.25">
            <text:p>0,25</text:p>
          </table:table-cell>
          <table:table-cell office:value-type="string">
            <text:p>4013320135716</text:p>
          </table:table-cell>
          <table:table-cell office:value-type="string">
            <text:p>Tunesien</text:p>
          </table:table-cell>
          <table:table-cell office:value-type="float" office:value="18">
            <text:p>18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2</text:p>
          </table:table-cell>
          <table:table-cell office:value-type="string">
            <text:p>Calamansi Geleewürfel, erfrischend-spritzig | 100g <text:s/>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5</text:p>
          </table:table-cell>
          <table:table-cell office:value-type="string">
            <text:p>Datteln im Palmblattkörbchen, kernlos | 250 g Pkg.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6</text:p>
          </table:table-cell>
          <table:table-cell office:value-type="string">
            <text:p>Datteln im Palmblattkörbchen, mit Erdnüssen gefüllt | 250 g Pkg.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7</text:p>
          </table:table-cell>
          <table:table-cell office:value-type="string">
            <text:p>Datteln kernlos | 150 g Pkg.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Ägypten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l210130</text:p>
          </table:table-cell>
          <table:table-cell office:value-type="string">
            <text:p>Datteln, Sorte Medjool "King of Dates", von palästin. Aufbauprojekten im Gazastreifen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7</text:p>
          </table:table-cell>
          <table:table-cell office:value-type="string">
            <text:p>Dörrpflaumen gefüllt mit Walnusskern, getrocknet, ungezuckert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5</text:p>
          </table:table-cell>
          <table:table-cell office:value-type="string">
            <text:p>Grüne Khorog Rosinen, getrocknet, ungezuckert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56</text:p>
          </table:table-cell>
          <table:table-cell office:value-type="string">
            <text:p>Grüne Mangos, getrocknet, ungeschwefelt, mit Rohrzucker gesüßt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2</text:p>
          </table:table-cell>
          <table:table-cell office:value-type="string">
            <text:p>Honigmelone „Golden Kavun“, getrocknet, ungezuckert | 100g Pkg.</text:p>
          </table:table-cell>
          <table:table-cell office:value-type="float" office:value="0.1">
            <text:p>0,1</text:p>
          </table:table-cell>
          <table:table-cell office:value-type="string">
            <text:p>4030254385475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114005</text:p>
          </table:table-cell>
          <table:table-cell office:value-type="string">
            <text:p>Ingwerwürfel, exotisch-scharf, gezuckert | 25 g Karton</text:p>
          </table:table-cell>
          <table:table-cell office:value-type="float" office:value="0.025">
            <text:p>0,025</text:p>
          </table:table-cell>
          <table:table-cell office:value-type="string">
            <text:p>4250041627766</text:p>
          </table:table-cell>
          <table:table-cell office:value-type="string">
            <text:p>Philippinen</text:p>
          </table:table-cell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30</text:p>
          </table:table-cell>
          <table:table-cell office:value-type="string">
            <text:p>Mango Amelia, ungeschwefelt, ungesüßt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1</text:p>
          </table:table-cell>
          <table:table-cell office:value-type="string">
            <text:p>Mango Geleewürfel, tropisch-fruchtig | 100g <text:s/>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9000</text:p>
          </table:table-cell>
          <table:table-cell office:value-type="string">
            <text:p>Mango Schnitze in Sirup | 225g Glas</text:p>
          </table:table-cell>
          <table:table-cell office:value-type="float" office:value="0.225">
            <text:p>0,2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10</text:p>
          </table:table-cell>
          <table:table-cell office:value-type="string">
            <text:p>Mango ungezuckert, getrocknete Streifen, kba, 100g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27</text:p>
          </table:table-cell>
          <table:table-cell office:value-type="string">
            <text:p>Mango-Kokos-Bällchen, leicht geschwefelt, tropisch-fruchtig | 100g Karton</text:p>
          </table:table-cell>
          <table:table-cell office:value-type="float" office:value="0.1">
            <text:p>0,1</text:p>
          </table:table-cell>
          <table:table-cell office:value-type="string">
            <text:p>4250041653260</text:p>
          </table:table-cell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00</text:p>
          </table:table-cell>
          <table:table-cell office:value-type="string">
            <text:p>Mangos leicht gesüßt, getrocknete Streifen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00</text:p>
          </table:table-cell>
          <table:table-cell office:value-type="string">
            <text:p>Mangos, getrocknet "Aktion Schutzengel", mit Rohrzucker gesüßt, tropisch-fruchtig | 100g Beutel</text:p>
          </table:table-cell>
          <table:table-cell office:value-type="float" office:value="0.1">
            <text:p>0,1</text:p>
          </table:table-cell>
          <table:table-cell office:value-type="string">
            <text:p>4250041600387</text:p>
          </table:table-cell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30</text:p>
          </table:table-cell>
          <table:table-cell office:value-type="string">
            <text:p>Mangos, getrocknet, ohne Zucker, ungeschwefelt | 100g Beutel</text:p>
          </table:table-cell>
          <table:table-cell office:value-type="float" office:value="0.1">
            <text:p>0,1</text:p>
          </table:table-cell>
          <table:table-cell office:value-type="string">
            <text:p>4250041651273</text:p>
          </table:table-cell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7740801</text:p>
          </table:table-cell>
          <table:table-cell office:value-type="string">
            <text:p>Mangos, ungeschwefelt, gesüßt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5">
            <text:p>1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10</text:p>
          </table:table-cell>
          <table:table-cell office:value-type="string">
            <text:p>Papaya leicht gesüßt, getrocknet, Würfel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30</text:p>
          </table:table-cell>
          <table:table-cell office:value-type="string">
            <text:p>Papaya ungezuckert, getrocknete Streifen, kbA, 100g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e514003</text:p>
          </table:table-cell>
          <table:table-cell office:value-type="string">
            <text:p>Physalis, getrocknet, erfrischend-süß | 75 g Karton</text:p>
          </table:table-cell>
          <table:table-cell office:value-type="float" office:value="0.075">
            <text:p>0,07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6</text:p>
          </table:table-cell>
          <table:table-cell office:value-type="string">
            <text:p>Ringlotten, getrocknet, ungezuckert | 100g Pkg.</text:p>
          </table:table-cell>
          <table:table-cell office:value-type="float" office:value="0.1">
            <text:p>0,1</text:p>
          </table:table-cell>
          <table:table-cell office:value-type="string">
            <text:p>4030254385550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ch110201</text:p>
          </table:table-cell>
          <table:table-cell office:value-type="string">
            <text:p>Rosinen, Thompson Seedless, sonnengetrocknet | 200 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Chile</text:p>
          </table:table-cell>
          <table:table-cell office:value-type="float" office:value="5">
            <text:p>5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19</text:p>
          </table:table-cell>
          <table:table-cell office:value-type="string">
            <text:p>Rosinen, ungeschwefelt | 250g Beutel</text:p>
          </table:table-cell>
          <table:table-cell office:value-type="float" office:value="0.25">
            <text:p>0,25</text:p>
          </table:table-cell>
          <table:table-cell office:value-type="string">
            <text:p>4013320130681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4</text:p>
          </table:table-cell>
          <table:table-cell office:value-type="string">
            <text:p>Schwarze Buchara Rosinen, getrocknet, ungezuckert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1</text:p>
          </table:table-cell>
          <table:table-cell office:value-type="string">
            <text:p>Wassermelone „Sweet Sun“, getrocknet, ungezuckert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8</text:p>
          </table:table-cell>
          <table:table-cell office:value-type="string">
            <text:p>Wilde Aprikosen, getrocknet, ungezuckert | 100g Pkg.</text:p>
          </table:table-cell>
          <table:table-cell office:value-type="float" office:value="0.1">
            <text:p>0,1</text:p>
          </table:table-cell>
          <table:table-cell office:value-type="string">
            <text:p>4030254385598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6</text:p>
          </table:table-cell>
          <table:table-cell office:value-type="string">
            <text:p>Bengali Curry, Weiße Schokolade mit Ananas und Rosa Pfeffer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27</text:p>
          </table:table-cell>
          <table:table-cell office:value-type="string">
            <text:p>Cacao Nibs 70%, Bitterschokolade mit 70% Kakaoanteil | 100g Tafel</text:p>
          </table:table-cell>
          <table:table-cell office:value-type="float" office:value="0.1">
            <text:p>0,1</text:p>
          </table:table-cell>
          <table:table-cell office:value-type="string">
            <text:p>4013320202968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2</text:p>
          </table:table-cell>
          <table:table-cell office:value-type="string">
            <text:p>Café Blanc, Weiße Bio Schokolade | 100g Tafel</text:p>
          </table:table-cell>
          <table:table-cell office:value-type="float" office:value="0.1">
            <text:p>0,1</text:p>
          </table:table-cell>
          <table:table-cell office:value-type="string">
            <text:p>401332018580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0</text:p>
          </table:table-cell>
          <table:table-cell office:value-type="string">
            <text:p>Cardamom, Vollmilch mit Würze von Cardamom | 100g Tafel</text:p>
          </table:table-cell>
          <table:table-cell office:value-type="float" office:value="0.1">
            <text:p>0,1</text:p>
          </table:table-cell>
          <table:table-cell office:value-type="string">
            <text:p>4013320185766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9</text:p>
          </table:table-cell>
          <table:table-cell office:value-type="string">
            <text:p>Espresso Caramel, Vollmilch mit Caramelcrisp und Espressosplittern | 100g Tafel</text:p>
          </table:table-cell>
          <table:table-cell office:value-type="float" office:value="0.1">
            <text:p>0,1</text:p>
          </table:table-cell>
          <table:table-cell office:value-type="string">
            <text:p>4013320185742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1</text:p>
          </table:table-cell>
          <table:table-cell office:value-type="string">
            <text:p>Fleur de Sel, Vollmilch mit Fleur de Sel | 100g Tafel</text:p>
          </table:table-cell>
          <table:table-cell office:value-type="float" office:value="0.1">
            <text:p>0,1</text:p>
          </table:table-cell>
          <table:table-cell office:value-type="string">
            <text:p>4013320185780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7</text:p>
          </table:table-cell>
          <table:table-cell office:value-type="string">
            <text:p>Garam Masala, Vollmilch mit Kokos und orientalischen Gewürzen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57</text:p>
          </table:table-cell>
          <table:table-cell office:value-type="string">
            <text:p>Genuß Pur, Mascobado Vollmilchschokolade | 10 g Tafel</text:p>
          </table:table-cell>
          <table:table-cell office:value-type="float" office:value="0.01">
            <text:p>0,01</text:p>
          </table:table-cell>
          <table:table-cell/>
          <table:table-cell office:value-type="string">
            <text:p>diverse</text:p>
          </table:table-cell>
          <table:table-cell office:value-type="float" office:value="50">
            <text:p>50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9</text:p>
          </table:table-cell>
          <table:table-cell office:value-type="string">
            <text:p>Grand Noir Edelbitter 85%, Bitterschokolade mit 85% Kakaoanteil | 100g Tafel</text:p>
          </table:table-cell>
          <table:table-cell office:value-type="float" office:value="0.1">
            <text:p>0,1</text:p>
          </table:table-cell>
          <table:table-cell office:value-type="string">
            <text:p>4013320066379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7</text:p>
          </table:table-cell>
          <table:table-cell office:value-type="string">
            <text:p>Grand Noir Feinherb 55%, Zartbitterschokolade mit 55% Kakaoanteil | 100g Tafel</text:p>
          </table:table-cell>
          <table:table-cell office:value-type="float" office:value="0.1">
            <text:p>0,1</text:p>
          </table:table-cell>
          <table:table-cell office:value-type="string">
            <text:p>4013320066331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60</text:p>
          </table:table-cell>
          <table:table-cell office:value-type="string">
            <text:p>Grand Noir Zarte Bitter 70%, Bitterschokolade mit 70% Kakaoanteil | 100g Tafel</text:p>
          </table:table-cell>
          <table:table-cell office:value-type="float" office:value="0.1">
            <text:p>0,1</text:p>
          </table:table-cell>
          <table:table-cell office:value-type="string">
            <text:p>401332006639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8</text:p>
          </table:table-cell>
          <table:table-cell office:value-type="string">
            <text:p>Grand Noir Zarte Bitter Orange 70%, Bitterschokolade mit 70% Kakaoanteil | 100g Tafel</text:p>
          </table:table-cell>
          <table:table-cell office:value-type="float" office:value="0.1">
            <text:p>0,1</text:p>
          </table:table-cell>
          <table:table-cell office:value-type="string">
            <text:p>401332006635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4</text:p>
          </table:table-cell>
          <table:table-cell office:value-type="string">
            <text:p>Lait 30% Vollmilchschokolade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39</text:p>
          </table:table-cell>
          <table:table-cell office:value-type="string">
            <text:p>Mandel Orange, Zartbitter mit Mandeln und Orangenstückchen | 100g Tafel</text:p>
          </table:table-cell>
          <table:table-cell office:value-type="float" office:value="0.1">
            <text:p>0,1</text:p>
          </table:table-cell>
          <table:table-cell office:value-type="string">
            <text:p>4013320205334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0</text:p>
          </table:table-cell>
          <table:table-cell office:value-type="string">
            <text:p>Mascao BIO "Cappuccino" Pralinenschokol.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3</text:p>
          </table:table-cell>
          <table:table-cell office:value-type="string">
            <text:p>Mascao BIO "Kokos" Kokosschokolade | 100 g Tafel</text:p>
          </table:table-cell>
          <table:table-cell office:value-type="float" office:value="0.1">
            <text:p>0,1</text:p>
          </table:table-cell>
          <table:table-cell office:value-type="string">
            <text:p>7610148194658</text:p>
          </table:table-cell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3</text:p>
          </table:table-cell>
          <table:table-cell office:value-type="string">
            <text:p>Mascao BIO "Mandelkrokant", Weiße Schokolade mit Mandelkrokant | 80 g Tafel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0</text:p>
          </table:table-cell>
          <table:table-cell office:value-type="string">
            <text:p>Mascao BIO "Noir Orange", Dunkle Schokolade mit kandierten Orangen | 80 g Tafel</text:p>
          </table:table-cell>
          <table:table-cell office:value-type="float" office:value="0.08">
            <text:p>0,08</text:p>
          </table:table-cell>
          <table:table-cell office:value-type="string">
            <text:p>4030254301505</text:p>
          </table:table-cell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2</text:p>
          </table:table-cell>
          <table:table-cell office:value-type="string">
            <text:p>Mascao BIO "Noir" Edelbitter-Schokolade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2</text:p>
          </table:table-cell>
          <table:table-cell office:value-type="string">
            <text:p>Mascao BIO "Zartbitter Kakaobohne", Zartbittersch. mit Kakaobohnensplittern | 80 g Tafel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0</text:p>
          </table:table-cell>
          <table:table-cell office:value-type="string">
            <text:p>Mascao BIO Vollmilchschokolade | 100 g Tafel</text:p>
          </table:table-cell>
          <table:table-cell office:value-type="float" office:value="0.1">
            <text:p>0,1</text:p>
          </table:table-cell>
          <table:table-cell office:value-type="string">
            <text:p>7610148189128</text:p>
          </table:table-cell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7</text:p>
          </table:table-cell>
          <table:table-cell office:value-type="string">
            <text:p>Mascao Vollmilchschokolade, mit Karamellnougat und Meersalz | 80 g Tafel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6</text:p>
          </table:table-cell>
          <table:table-cell office:value-type="string">
            <text:p>Mascao Zartbitterschokolade, mit Zitronencrisp und schwarzem Pfeffer | 80 g Tafel</text:p>
          </table:table-cell>
          <table:table-cell office:value-type="float" office:value="0.08">
            <text:p>0,08</text:p>
          </table:table-cell>
          <table:table-cell office:value-type="string">
            <text:p>4030254373922</text:p>
          </table:table-cell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9</text:p>
          </table:table-cell>
          <table:table-cell office:value-type="string">
            <text:p>Mascobado, Vollmilch Schokolade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0</text:p>
          </table:table-cell>
          <table:table-cell office:value-type="string">
            <text:p>Mascobado, Weiße Schokolade | 100g Tafel</text:p>
          </table:table-cell>
          <table:table-cell office:value-type="float" office:value="0.1">
            <text:p>0,1</text:p>
          </table:table-cell>
          <table:table-cell office:value-type="string">
            <text:p>4013320296592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8</text:p>
          </table:table-cell>
          <table:table-cell office:value-type="string">
            <text:p>Mini Bio Noir Orange, Mini-Täfelchen Zartbitter, 70% Cacao | 100x3g Beutel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7</text:p>
          </table:table-cell>
          <table:table-cell office:value-type="string">
            <text:p>Mini Bio Vollmilch, Mini-Täfelchen, 38% Cacao | 100x3g Beutel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1</text:p>
          </table:table-cell>
          <table:table-cell office:value-type="string">
            <text:p>NOIR 70% PERU , (Zartbitter-Schokolade), 100g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5</text:p>
          </table:table-cell>
          <table:table-cell office:value-type="string">
            <text:p>Noir 72% Zartbitterschokolade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6</text:p>
          </table:table-cell>
          <table:table-cell office:value-type="string">
            <text:p>NOIR QUINOA , (Zartbitter-Schokolade), 100g | 100g Tafel</text:p>
          </table:table-cell>
          <table:table-cell office:value-type="float" office:value="0.1">
            <text:p>0,1</text:p>
          </table:table-cell>
          <table:table-cell office:value-type="string">
            <text:p>4250451632060</text:p>
          </table:table-cell>
          <table:table-cell office:value-type="string">
            <text:p>Ecuador, Elfenbeinküste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4</text:p>
          </table:table-cell>
          <table:table-cell office:value-type="string">
            <text:p>Noir Salzkaramellsplitter, (Zartbitter-Schokolade)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, Haiti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003</text:p>
          </table:table-cell>
          <table:table-cell office:value-type="string">
            <text:p>Noir Schokolade 80%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Ecuado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2</text:p>
          </table:table-cell>
          <table:table-cell office:value-type="string">
            <text:p>Noir Schokolade mit Kaffee Mandel , (Zartbitter-Schokolade), 100g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, Haiti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002</text:p>
          </table:table-cell>
          <table:table-cell office:value-type="string">
            <text:p>Noir Schokolade mit Kakao Splittern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Ecuador, Elfenbeinküste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10</text:p>
          </table:table-cell>
          <table:table-cell office:value-type="string">
            <text:p>Sahne Noisette, 18% Haselnuß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3</text:p>
          </table:table-cell>
          <table:table-cell office:value-type="string">
            <text:p>Sao Tomé 95%, Bitterschokolade mit 95% Kakaoanteil | 80 g Tafel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2</text:p>
          </table:table-cell>
          <table:table-cell office:value-type="string">
            <text:p>Schokolade Haselnuß vegan, mit Kakao und gehackten Haselnüssen | 100g Tafel</text:p>
          </table:table-cell>
          <table:table-cell office:value-type="float" office:value="0.1">
            <text:p>0,1</text:p>
          </table:table-cell>
          <table:table-cell office:value-type="string">
            <text:p>4013320296660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1</text:p>
          </table:table-cell>
          <table:table-cell office:value-type="string">
            <text:p>Schokolade Pur 44% vegan, mit Kakao und Haselnußmark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0602</text:p>
          </table:table-cell>
          <table:table-cell office:value-type="string">
            <text:p>Schutzengel Schokolade, feine Vollmilch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1</text:p>
          </table:table-cell>
          <table:table-cell office:value-type="string">
            <text:p>Varadero Negro, Zartbitterschokolade mit Rum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2</text:p>
          </table:table-cell>
          <table:table-cell office:value-type="string">
            <text:p>Vollmilch Caramel Salz, feine Vollmilchschokolade | 40 g Tafel</text:p>
          </table:table-cell>
          <table:table-cell office:value-type="float" office:value="0.04">
            <text:p>0,04</text:p>
          </table:table-cell>
          <table:table-cell office:value-type="string">
            <text:p>4013320284445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1</text:p>
          </table:table-cell>
          <table:table-cell office:value-type="string">
            <text:p>VOLLMILCH CASHEWNUSS, (Vollmilch-Schokolade), 100g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5</text:p>
          </table:table-cell>
          <table:table-cell office:value-type="string">
            <text:p>Vollmilch Haselnuß, Bio Schokolade Vollmilch | 100g Tafel</text:p>
          </table:table-cell>
          <table:table-cell office:value-type="float" office:value="0.1">
            <text:p>0,1</text:p>
          </table:table-cell>
          <table:table-cell office:value-type="string">
            <text:p>4013320185667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4</text:p>
          </table:table-cell>
          <table:table-cell office:value-type="string">
            <text:p>VOLLMILCH KAFFEE ZIMT , (Vollmilch-Schokolade), 100g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3</text:p>
          </table:table-cell>
          <table:table-cell office:value-type="string">
            <text:p>VOLLMILCH KOKOS , (Vollmilch-Schokolade), 100g | 100g Tafel</text:p>
          </table:table-cell>
          <table:table-cell office:value-type="float" office:value="0.1">
            <text:p>0,1</text:p>
          </table:table-cell>
          <table:table-cell office:value-type="string">
            <text:p>4250451632039</text:p>
          </table:table-cell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9</text:p>
          </table:table-cell>
          <table:table-cell office:value-type="string">
            <text:p>VOLLMILCH LEINSAMEN INGWER , (Vollmilch-Schokolade), 100g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4</text:p>
          </table:table-cell>
          <table:table-cell office:value-type="string">
            <text:p>Vollmilch Mandel, Bio Schokolade Vollmilch | 100g Tafel</text:p>
          </table:table-cell>
          <table:table-cell office:value-type="float" office:value="0.1">
            <text:p>0,1</text:p>
          </table:table-cell>
          <table:table-cell office:value-type="string">
            <text:p>401332018564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10</text:p>
          </table:table-cell>
          <table:table-cell office:value-type="string">
            <text:p>Vollmilch Noisette Krokant (Vollmilch-Schokolade), 100g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0</text:p>
          </table:table-cell>
          <table:table-cell office:value-type="string">
            <text:p>Vollmilch Praliné, mit Haselnuß-Nougatfüllung | 100g Tafel</text:p>
          </table:table-cell>
          <table:table-cell office:value-type="float" office:value="0.1">
            <text:p>0,1</text:p>
          </table:table-cell>
          <table:table-cell office:value-type="string">
            <text:p>401332011514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2</text:p>
          </table:table-cell>
          <table:table-cell office:value-type="string">
            <text:p>Vollmilch pur, Bio Schokolade 37% Cacao | 100g Tafel</text:p>
          </table:table-cell>
          <table:table-cell office:value-type="float" office:value="0.1">
            <text:p>0,1</text:p>
          </table:table-cell>
          <table:table-cell office:value-type="string">
            <text:p>401332018560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79">
            <text:p>1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8</text:p>
          </table:table-cell>
          <table:table-cell office:value-type="string">
            <text:p>Vollmilch Schokolade mit Puffreis | 100g Tafel</text:p>
          </table:table-cell>
          <table:table-cell office:value-type="float" office:value="0.1">
            <text:p>0,1</text:p>
          </table:table-cell>
          <table:table-cell office:value-type="string">
            <text:p>4250451632084</text:p>
          </table:table-cell>
          <table:table-cell office:value-type="string">
            <text:p>diverse Länder</text:p>
          </table:table-cell>
          <table:table-cell office:value-type="float" office:value="18">
            <text:p>18</text:p>
          </table:table-cell>
          <table:table-cell office:value-type="float" office:value="2.19">
            <text:p>2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06</text:p>
          </table:table-cell>
          <table:table-cell office:value-type="string">
            <text:p>Vollmilch, 33% Cacao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2</text:p>
          </table:table-cell>
          <table:table-cell office:value-type="string">
            <text:p>Vollmilchschokolade Kaffee &amp; Zimt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1</text:p>
          </table:table-cell>
          <table:table-cell office:value-type="string">
            <text:p>Vollmilchschokolade Sesam &amp; Ingwer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5</text:p>
          </table:table-cell>
          <table:table-cell office:value-type="string">
            <text:p>Weiße Erdbeere, weiße Joghurtschokolade | 40 g Tafel</text:p>
          </table:table-cell>
          <table:table-cell office:value-type="float" office:value="0.04">
            <text:p>0,04</text:p>
          </table:table-cell>
          <table:table-cell office:value-type="string">
            <text:p>4013320284476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4</text:p>
          </table:table-cell>
          <table:table-cell office:value-type="string">
            <text:p>Weiße Mango Kokos, weiße Joghurtschokolade | 40 g Tafel</text:p>
          </table:table-cell>
          <table:table-cell office:value-type="float" office:value="0.04">
            <text:p>0,04</text:p>
          </table:table-cell>
          <table:table-cell office:value-type="string">
            <text:p>4013320284469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3</text:p>
          </table:table-cell>
          <table:table-cell office:value-type="string">
            <text:p>Weiße Zitrone Pfeffer, weiße Joghurtschokolade | 40 g Tafel</text:p>
          </table:table-cell>
          <table:table-cell office:value-type="float" office:value="0.04">
            <text:p>0,04</text:p>
          </table:table-cell>
          <table:table-cell office:value-type="string">
            <text:p>4013320284452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1</text:p>
          </table:table-cell>
          <table:table-cell office:value-type="string">
            <text:p>Weisse Vanille, mit Bourbon Vanille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3</text:p>
          </table:table-cell>
          <table:table-cell office:value-type="string">
            <text:p>Zartbitter mild, Bio Schokolade 60% Cacao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0</text:p>
          </table:table-cell>
          <table:table-cell office:value-type="string">
            <text:p>Zartbitterschokolade Grüner Tee &amp; Minze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1</text:p>
          </table:table-cell>
          <table:table-cell office:value-type="string">
            <text:p>Zartbitterschokolade, 70% Kakao | 40 g Tafel</text:p>
          </table:table-cell>
          <table:table-cell office:value-type="float" office:value="0.04">
            <text:p>0,04</text:p>
          </table:table-cell>
          <table:table-cell office:value-type="string">
            <text:p>4013320284438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98</text:p>
          </table:table-cell>
          <table:table-cell office:value-type="string">
            <text:p>Zarte Bitter Marzipan, mit Kirschlikör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99</text:p>
          </table:table-cell>
          <table:table-cell office:value-type="string">
            <text:p>Zarte Bitter Marzipan, mit Orangenlikör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19</text:p>
          </table:table-cell>
          <table:table-cell office:value-type="string">
            <text:p>Zarte Bitter Minze, mit Minzcremefüllung | 100g Tafel</text:p>
          </table:table-cell>
          <table:table-cell office:value-type="float" office:value="0.1">
            <text:p>0,1</text:p>
          </table:table-cell>
          <table:table-cell office:value-type="string">
            <text:p>401332011499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63</text:p>
          </table:table-cell>
          <table:table-cell office:value-type="string">
            <text:p>Zarte Bitter, 70% Cacao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61814</text:p>
          </table:table-cell>
          <table:table-cell office:value-type="string">
            <text:p>Coco &amp; Rice VEGAN, Vollmilch mit Kokosraspeln und Reisdrink | 45 g Riegel</text:p>
          </table:table-cell>
          <table:table-cell office:value-type="float" office:value="0.045">
            <text:p>0,045</text:p>
          </table:table-cell>
          <table:table-cell/>
          <table:table-cell office:value-type="string">
            <text:p>Sao Tomé/, Dom.Rep./Sri, Lanka/Parag.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11852</text:p>
          </table:table-cell>
          <table:table-cell office:value-type="string">
            <text:p>Fairetta Black &amp; White, feine Joghurt- und Vollmilchschokolade | 45 g Riegel</text:p>
          </table:table-cell>
          <table:table-cell office:value-type="float" office:value="0.045">
            <text:p>0,045</text:p>
          </table:table-cell>
          <table:table-cell/>
          <table:table-cell office:value-type="string">
            <text:p>Kamerun, Costa Ric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69</text:p>
          </table:table-cell>
          <table:table-cell office:value-type="string">
            <text:p>Fairetta Ingwer Zartbitter, Kandierte Ingwerstückchen in Zartbitter | 37,5g Riegel</text:p>
          </table:table-cell>
          <table:table-cell office:value-type="float" office:value="0.0375">
            <text:p>0,0375</text:p>
          </table:table-cell>
          <table:table-cell office:value-type="string">
            <text:p>4013320246993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01849</text:p>
          </table:table-cell>
          <table:table-cell office:value-type="string">
            <text:p>Fairetta Krokant Vollmilch, Honig-Mandelkrokant in Vollmilchschokol. | 45 g Riegel</text:p>
          </table:table-cell>
          <table:table-cell office:value-type="float" office:value="0.045">
            <text:p>0,045</text:p>
          </table:table-cell>
          <table:table-cell office:value-type="string">
            <text:p>4013320135655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01806</text:p>
          </table:table-cell>
          <table:table-cell office:value-type="string">
            <text:p>Fairetta Quinua Crisp, Quinua-Crisp in Vollmilchschokolade | 45 g Riegel</text:p>
          </table:table-cell>
          <table:table-cell office:value-type="float" office:value="0.045">
            <text:p>0,045</text:p>
          </table:table-cell>
          <table:table-cell office:value-type="string">
            <text:p>4013320108505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11880</text:p>
          </table:table-cell>
          <table:table-cell office:value-type="string">
            <text:p>Fairetta Weiße Crisp, Reis-Crispies in weißer Schokolade | 45 g Riegel</text:p>
          </table:table-cell>
          <table:table-cell office:value-type="float" office:value="0.045">
            <text:p>0,045</text:p>
          </table:table-cell>
          <table:table-cell office:value-type="string">
            <text:p>4013320098660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1</text:p>
          </table:table-cell>
          <table:table-cell office:value-type="string">
            <text:p>Getreide-Crisp Schokoriegel, kbA | 33 g Riegel</text:p>
          </table:table-cell>
          <table:table-cell office:value-type="float" office:value="0.033">
            <text:p>0,033</text:p>
          </table:table-cell>
          <table:table-cell office:value-type="string">
            <text:p>4030254306937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39">
            <text:p>1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0</text:p>
          </table:table-cell>
          <table:table-cell office:value-type="string">
            <text:p>Mango-Kokos Schokoriegel, kbA | 33 g Riegel</text:p>
          </table:table-cell>
          <table:table-cell office:value-type="float" office:value="0.033">
            <text:p>0,033</text:p>
          </table:table-cell>
          <table:table-cell office:value-type="string">
            <text:p>4030254306920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39">
            <text:p>1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0</text:p>
          </table:table-cell>
          <table:table-cell office:value-type="string">
            <text:p>milk &amp; creamy Kids, Vollmilch gefüllt mit Milchcreme | 37,5g Riegel</text:p>
          </table:table-cell>
          <table:table-cell office:value-type="float" office:value="0.0375">
            <text:p>0,0375</text:p>
          </table:table-cell>
          <table:table-cell office:value-type="string">
            <text:p>4013320246986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1</text:p>
          </table:table-cell>
          <table:table-cell office:value-type="string">
            <text:p>milk &amp; creamy Kokos, Vollmilch gefüllt mit Kokos-Milchcreme | 37,5g Riegel</text:p>
          </table:table-cell>
          <table:table-cell office:value-type="float" office:value="0.0375">
            <text:p>0,0375</text:p>
          </table:table-cell>
          <table:table-cell office:value-type="string">
            <text:p>4013320246924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2</text:p>
          </table:table-cell>
          <table:table-cell office:value-type="string">
            <text:p>milk &amp; fruity Himbeere, Vollmilch gefüllt mit Himbeer-Joghurtcreme | 37,5g Riegel</text:p>
          </table:table-cell>
          <table:table-cell office:value-type="float" office:value="0.0375">
            <text:p>0,0375</text:p>
          </table:table-cell>
          <table:table-cell office:value-type="string">
            <text:p>4013320246931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90</text:p>
          </table:table-cell>
          <table:table-cell office:value-type="string">
            <text:p>milk &amp; fruity Lemon, Vollmilch gefüllt mit Lemon-Joghurtcreme | 37,5g Riegel</text:p>
          </table:table-cell>
          <table:table-cell office:value-type="float" office:value="0.0375">
            <text:p>0,0375</text:p>
          </table:table-cell>
          <table:table-cell office:value-type="string">
            <text:p>4013320276037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6</text:p>
          </table:table-cell>
          <table:table-cell office:value-type="string">
            <text:p>Praliné Espresso Riegel, Zartbitter mit Espresso-Milchcreme | 37,5 g Riegel</text:p>
          </table:table-cell>
          <table:table-cell office:value-type="float" office:value="0.0375">
            <text:p>0,0375</text:p>
          </table:table-cell>
          <table:table-cell office:value-type="string">
            <text:p>4013320246979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5</text:p>
          </table:table-cell>
          <table:table-cell office:value-type="string">
            <text:p>Praliné Macchiato Riegel, Weiße und VM mit Espresso-Milchcreme | 37,5 g Riegel</text:p>
          </table:table-cell>
          <table:table-cell office:value-type="float" office:value="0.0375">
            <text:p>0,0375</text:p>
          </table:table-cell>
          <table:table-cell office:value-type="string">
            <text:p>4013320246962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4</text:p>
          </table:table-cell>
          <table:table-cell office:value-type="string">
            <text:p>Praliné Noisette Riegel, Weiße und Vollmilch mit Nougatfüllung | 37,5g Riegel</text:p>
          </table:table-cell>
          <table:table-cell office:value-type="float" office:value="0.0375">
            <text:p>0,0375</text:p>
          </table:table-cell>
          <table:table-cell/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12</text:p>
          </table:table-cell>
          <table:table-cell office:value-type="string">
            <text:p>Bio Barrita Sesamriegel | 20 g Riegel</text:p>
          </table:table-cell>
          <table:table-cell office:value-type="float" office:value="0.02">
            <text:p>0,02</text:p>
          </table:table-cell>
          <table:table-cell office:value-type="string">
            <text:p>4013320107881</text:p>
          </table:table-cell>
          <table:table-cell office:value-type="string">
            <text:p>Paragagua, Nicaragua</text:p>
          </table:table-cell>
          <table:table-cell office:value-type="float" office:value="45">
            <text:p>45</text:p>
          </table:table-cell>
          <table:table-cell office:value-type="float" office:value="0.39">
            <text:p>0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bf210416</text:p>
          </table:table-cell>
          <table:table-cell office:value-type="string">
            <text:p>Cashewriegel, kbA | 30 g Riegel</text:p>
          </table:table-cell>
          <table:table-cell office:value-type="float" office:value="0.03">
            <text:p>0,03</text:p>
          </table:table-cell>
          <table:table-cell office:value-type="string">
            <text:p>4030254388285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id610408</text:p>
          </table:table-cell>
          <table:table-cell office:value-type="string">
            <text:p>Erdnußriegel | 30 g Riegel</text:p>
          </table:table-cell>
          <table:table-cell office:value-type="float" office:value="0.03">
            <text:p>0,03</text:p>
          </table:table-cell>
          <table:table-cell office:value-type="string">
            <text:p>4030254339188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0.79">
            <text:p>0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200</text:p>
          </table:table-cell>
          <table:table-cell office:value-type="string">
            <text:p>Fruchtriegel Ananas-Cashew, kbA, 40g | 40 g Riegel</text:p>
          </table:table-cell>
          <table:table-cell office:value-type="float" office:value="0.04">
            <text:p>0,04</text:p>
          </table:table-cell>
          <table:table-cell office:value-type="string">
            <text:p>4030254349637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400</text:p>
          </table:table-cell>
          <table:table-cell office:value-type="string">
            <text:p>Fruchtriegel Exotic, mit Grünem Tee und Mango | 40 g Rieg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3</text:p>
          </table:table-cell>
          <table:table-cell office:value-type="string">
            <text:p>Fruchtriegel Fruchtbar Mango-Apfel-Cashew | 40 g Rieg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2</text:p>
          </table:table-cell>
          <table:table-cell office:value-type="string">
            <text:p>Fruchtriegel Fruchtbar Mango-Paranuss | 40 g Rieg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300</text:p>
          </table:table-cell>
          <table:table-cell office:value-type="string">
            <text:p>Fruchtriegel Guarana-Power, kbA, 40g | 40 g Riegel</text:p>
          </table:table-cell>
          <table:table-cell office:value-type="float" office:value="0.04">
            <text:p>0,04</text:p>
          </table:table-cell>
          <table:table-cell office:value-type="string">
            <text:p>4030254350169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100</text:p>
          </table:table-cell>
          <table:table-cell office:value-type="string">
            <text:p>Fruchtriegel Mango-Banane, kbA, 40g | 40 g Riegel</text:p>
          </table:table-cell>
          <table:table-cell office:value-type="float" office:value="0.04">
            <text:p>0,04</text:p>
          </table:table-cell>
          <table:table-cell office:value-type="string">
            <text:p>4030254349620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05</text:p>
          </table:table-cell>
          <table:table-cell office:value-type="string">
            <text:p>Fruit Power Enérgico, Fruchtschnitte mit Ananas, Banane u. Cashew | 40 g Rieg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4</text:p>
          </table:table-cell>
          <table:table-cell office:value-type="string">
            <text:p>Fruit Power Erdbeer, Fruchtriegel mit Erdbeeren u. Mandeln | 30 g Rieg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06</text:p>
          </table:table-cell>
          <table:table-cell office:value-type="string">
            <text:p>Fruit Power Exótico, Fruchtschnitte mit Mango, Cashew u. Rosinen | 40 g Rieg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2</text:p>
          </table:table-cell>
          <table:table-cell office:value-type="string">
            <text:p>Fruit Power Maracuja, Fruchtriegel mit Cashew | 30 g Rieg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3</text:p>
          </table:table-cell>
          <table:table-cell office:value-type="string">
            <text:p>Fruit Power Orange, Fruchtriegel mit Mandeln | 30 g Rieg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00</text:p>
          </table:table-cell>
          <table:table-cell office:value-type="string">
            <text:p>Honig-Nussriegel mit Rosinen Riegel à 25 g, kbA <text:s/>| 25 g Riegel</text:p>
          </table:table-cell>
          <table:table-cell office:value-type="float" office:value="0.025">
            <text:p>0,025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10</text:p>
          </table:table-cell>
          <table:table-cell office:value-type="string">
            <text:p>Mandelriegel Riegel à 30 g, kbA <text:s/>| 30 g Rieg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py310100</text:p>
          </table:table-cell>
          <table:table-cell office:value-type="string">
            <text:p>Sesamriegel mit Honig, 2 St., kbA | 30 g Rieg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0.69">
            <text:p>0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1</text:p>
          </table:table-cell>
          <table:table-cell office:value-type="string">
            <text:p>Sesamriegel mit Honig, 3 Riegel á 9g | 27 g Riegel</text:p>
          </table:table-cell>
          <table:table-cell office:value-type="float" office:value="0.027">
            <text:p>0,027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9">
            <text:p>0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2</text:p>
          </table:table-cell>
          <table:table-cell office:value-type="string">
            <text:p>Sesamriegel mit Orange, 3 Riegel á 9g | 27 g Riegel</text:p>
          </table:table-cell>
          <table:table-cell office:value-type="float" office:value="0.027">
            <text:p>0,027</text:p>
          </table:table-cell>
          <table:table-cell office:value-type="string">
            <text:p>4030254399021</text:p>
          </table:table-cell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9">
            <text:p>0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4</text:p>
          </table:table-cell>
          <table:table-cell office:value-type="string">
            <text:p>Sesamriegel mit Orange, Schwarzkümmel, Honig, 5x3 Riegel á 9g | 135g Box</text:p>
          </table:table-cell>
          <table:table-cell office:value-type="float" office:value="0.135">
            <text:p>0,135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3</text:p>
          </table:table-cell>
          <table:table-cell office:value-type="string">
            <text:p>Sesamriegel mit Schwarzkümmel, 3 Riegel á 9g | 27 g Riegel</text:p>
          </table:table-cell>
          <table:table-cell office:value-type="float" office:value="0.027">
            <text:p>0,027</text:p>
          </table:table-cell>
          <table:table-cell office:value-type="string">
            <text:p>4030254399038</text:p>
          </table:table-cell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9">
            <text:p>0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3</text:p>
          </table:table-cell>
          <table:table-cell office:value-type="string">
            <text:p>Bio Honig Cashew Cookies, mit Cashewkernen und Honig | 150g Beutel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9114</text:p>
          </table:table-cell>
          <table:table-cell office:value-type="string">
            <text:p>Bio Reiswaffeln natur, mit Jasminreis &amp; Meersalz | 90 g Pkg.</text:p>
          </table:table-cell>
          <table:table-cell office:value-type="float" office:value="0.09">
            <text:p>0,09</text:p>
          </table:table-cell>
          <table:table-cell office:value-type="string">
            <text:p>4013320117767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4</text:p>
          </table:table-cell>
          <table:table-cell office:value-type="string">
            <text:p>Bio Schoko Cookies, mit feinherben Schokostückchen | 150g Beutel</text:p>
          </table:table-cell>
          <table:table-cell office:value-type="float" office:value="0.15">
            <text:p>0,15</text:p>
          </table:table-cell>
          <table:table-cell office:value-type="string">
            <text:p>4013320247808</text:p>
          </table:table-cell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5</text:p>
          </table:table-cell>
          <table:table-cell office:value-type="string">
            <text:p>Bio-Doblito, Quinua-Doppelkeks mit Kakaocremefüllung | 85 g Pkg.</text:p>
          </table:table-cell>
          <table:table-cell office:value-type="float" office:value="0.085">
            <text:p>0,085</text:p>
          </table:table-cell>
          <table:table-cell office:value-type="string">
            <text:p>4013320260043</text:p>
          </table:table-cell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9111</text:p>
          </table:table-cell>
          <table:table-cell office:value-type="string">
            <text:p>Crossita Doppelpack, gefüllte Waffelschnitte <text:s/>mit Cashewkernen | 2x20g Pkg.</text:p>
          </table:table-cell>
          <table:table-cell office:value-type="float" office:value="0.04">
            <text:p>0,04</text:p>
          </table:table-cell>
          <table:table-cell office:value-type="string">
            <text:p>4013320058756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l010200</text:p>
          </table:table-cell>
          <table:table-cell office:value-type="string">
            <text:p>Dinkel-Kokos-Gebäck | 150g Pkg.</text:p>
          </table:table-cell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0</text:p>
          </table:table-cell>
          <table:table-cell office:value-type="string">
            <text:p>Dinkel-Quinoa-Gebäck Kaffee | 150g Box</text:p>
          </table:table-cell>
          <table:table-cell office:value-type="float" office:value="0.15">
            <text:p>0,15</text:p>
          </table:table-cell>
          <table:table-cell office:value-type="string">
            <text:p>4030254332233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2</text:p>
          </table:table-cell>
          <table:table-cell office:value-type="string">
            <text:p>Dinkel-Quinoa-Gebäck Paranüsse Kakao | 150g Box</text:p>
          </table:table-cell>
          <table:table-cell office:value-type="float" office:value="0.15">
            <text:p>0,15</text:p>
          </table:table-cell>
          <table:table-cell office:value-type="string">
            <text:p>4030254332257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1</text:p>
          </table:table-cell>
          <table:table-cell office:value-type="string">
            <text:p>Dinkel-Quinoa-Gebäck Paranüsse | 150g Box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4</text:p>
          </table:table-cell>
          <table:table-cell office:value-type="string">
            <text:p>Dinkel-Quinoa-Gebäck Schoko Orange | 150g Box</text:p>
          </table:table-cell>
          <table:table-cell office:value-type="float" office:value="0.15">
            <text:p>0,15</text:p>
          </table:table-cell>
          <table:table-cell office:value-type="string">
            <text:p>4030254332271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string">
            <text:p>170</text:p>
          </table:table-cell>
          <table:table-cell office:value-type="string">
            <text:p>Guiro Snack, 2 Kekse mit Kakaocreme-Füllung | 30g Pkg.</text:p>
          </table:table-cell>
          <table:table-cell office:value-type="float" office:value="0.03">
            <text:p>0,03</text:p>
          </table:table-cell>
          <table:table-cell office:value-type="string">
            <text:p>8016225871495</text:p>
          </table:table-cell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string">
            <text:p>119</text:p>
          </table:table-cell>
          <table:table-cell office:value-type="string">
            <text:p>Italienische Biscotti m. Schokostückchen | 300 g Beutel</text:p>
          </table:table-cell>
          <table:table-cell office:value-type="float" office:value="0.3">
            <text:p>0,3</text:p>
          </table:table-cell>
          <table:table-cell office:value-type="string">
            <text:p>8016225880077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02</text:p>
          </table:table-cell>
          <table:table-cell office:value-type="string">
            <text:p>Italienische Biscotti, Kekse mit Honig und Cashewnüssen | 300g Beutel</text:p>
          </table:table-cell>
          <table:table-cell office:value-type="float" office:value="0.3">
            <text:p>0,3</text:p>
          </table:table-cell>
          <table:table-cell office:value-type="string">
            <text:p>4013320059395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05</text:p>
          </table:table-cell>
          <table:table-cell office:value-type="string">
            <text:p>Italienische Biscotti, Kekse mit Kakao und Cashewnüssen | 300g Beutel</text:p>
          </table:table-cell>
          <table:table-cell office:value-type="float" office:value="0.3">
            <text:p>0,3</text:p>
          </table:table-cell>
          <table:table-cell office:value-type="string">
            <text:p>4013320101001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01877</text:p>
          </table:table-cell>
          <table:table-cell office:value-type="string">
            <text:p>Karamellgebäck, 200x5,5g Portionspäckchen | 1100g Karton</text:p>
          </table:table-cell>
          <table:table-cell office:value-type="float" office:value="1.1">
            <text:p>1,1</text:p>
          </table:table-cell>
          <table:table-cell/>
          <table:table-cell office:value-type="string">
            <text:p>diverse</text:p>
          </table:table-cell>
          <table:table-cell office:value-type="float" office:value="1">
            <text:p>1</text:p>
          </table:table-cell>
          <table:table-cell office:value-type="float" office:value="14.98">
            <text:p>14,9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2</text:p>
          </table:table-cell>
          <table:table-cell office:value-type="string">
            <text:p>Kekse mit Getreideflocken und Mandeln, Frollini ai Cereali con Mandorle | 300 g Beutel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6</text:p>
          </table:table-cell>
          <table:table-cell office:value-type="string">
            <text:p>Kokos-Reis-Kringel, Mürbegebäck mit Kokos und Reis | 125 g Tüte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8</text:p>
          </table:table-cell>
          <table:table-cell office:value-type="string">
            <text:p>Marmor-Dinkel-Knusperchen, Mürbegebäck mit Dinkel und Kakaopulver | 125 g Tüte</text:p>
          </table:table-cell>
          <table:table-cell office:value-type="float" office:value="0.125">
            <text:p>0,125</text:p>
          </table:table-cell>
          <table:table-cell office:value-type="string">
            <text:p>401332014470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7</text:p>
          </table:table-cell>
          <table:table-cell office:value-type="string">
            <text:p>Mascobado-Lemon-Herzen, Mürbegebäck mit Vollrohrzucker und Zitronenöl | 125 g Tüte</text:p>
          </table:table-cell>
          <table:table-cell office:value-type="float" office:value="0.125">
            <text:p>0,125</text:p>
          </table:table-cell>
          <table:table-cell office:value-type="string">
            <text:p>4013320134917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dwp</text:p>
          </table:table-cell>
          <table:table-cell office:value-type="string">
            <text:p>rfb418020</text:p>
          </table:table-cell>
          <table:table-cell office:value-type="string">
            <text:p>Neapolitaner, Waffeln mit Schokoladencreme | 40 g Pkg.</text:p>
          </table:table-cell>
          <table:table-cell office:value-type="float" office:value="0.04">
            <text:p>0,04</text:p>
          </table:table-cell>
          <table:table-cell office:value-type="string">
            <text:p>4250041688361</text:p>
          </table:table-cell>
          <table:table-cell office:value-type="string">
            <text:p>diverse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a510400</text:p>
          </table:table-cell>
          <table:table-cell office:value-type="string">
            <text:p>Nougattaler, 15 Mürbekekse mit Nougatstückchen | 140 g Pkg.</text:p>
          </table:table-cell>
          <table:table-cell office:value-type="float" office:value="0.14">
            <text:p>0,14</text:p>
          </table:table-cell>
          <table:table-cell office:value-type="string">
            <text:p>4030254386229</text:p>
          </table:table-cell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1</text:p>
          </table:table-cell>
          <table:table-cell office:value-type="string">
            <text:p>Orangenkekse mit Kakaosplittern, Frollini all'Arancia con Fave di Cacao | 300 g Beutel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9</text:p>
          </table:table-cell>
          <table:table-cell office:value-type="string">
            <text:p>Reis-Nuß-Blümchen, Mürbegebäck mit Reis und Paranüssen | 125 g Tüte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5</text:p>
          </table:table-cell>
          <table:table-cell office:value-type="string">
            <text:p>Schoko-Orangentaler, Mürbegebäck mit Vollrohrzucker und Quinua | 125 g Tüte</text:p>
          </table:table-cell>
          <table:table-cell office:value-type="float" office:value="0.125">
            <text:p>0,125</text:p>
          </table:table-cell>
          <table:table-cell office:value-type="string">
            <text:p>4013320059500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1</text:p>
          </table:table-cell>
          <table:table-cell office:value-type="string">
            <text:p>Waffelgeback, mit Cashewkernen in Vollmilchschokolade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2</text:p>
          </table:table-cell>
          <table:table-cell office:value-type="string">
            <text:p>Waffelgeback, mit Cashewkernen in weißer Schokolade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1</text:p>
          </table:table-cell>
          <table:table-cell office:value-type="string">
            <text:p>"Cubita Negro", Kaffeelikörkugeln | 100g Box</text:p>
          </table:table-cell>
          <table:table-cell office:value-type="float" office:value="0.1">
            <text:p>0,1</text:p>
          </table:table-cell>
          <table:table-cell office:value-type="string">
            <text:p>4030254333100</text:p>
          </table:table-cell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0</text:p>
          </table:table-cell>
          <table:table-cell office:value-type="string">
            <text:p>"Varadero Negro", Schoko-Rumkugeln | 100g Box</text:p>
          </table:table-cell>
          <table:table-cell office:value-type="float" office:value="0.1">
            <text:p>0,1</text:p>
          </table:table-cell>
          <table:table-cell office:value-type="string">
            <text:p>4030254333094</text:p>
          </table:table-cell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9</text:p>
          </table:table-cell>
          <table:table-cell office:value-type="string">
            <text:p>Baci di Dama – italienisches Haselnußgebäck mit Schokoladencremefüllung | 125 g Schachtel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3</text:p>
          </table:table-cell>
          <table:table-cell office:value-type="string">
            <text:p>Bio Joghurt–Cashewnüsse, Cashewkerne in Joghurtschokolade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1</text:p>
          </table:table-cell>
          <table:table-cell office:value-type="string">
            <text:p>Bio Schoko Espressobohnen, in Vollmilch-, Bitter- u. Weißer Schokolade | 100g Beutel</text:p>
          </table:table-cell>
          <table:table-cell office:value-type="float" office:value="0.1">
            <text:p>0,1</text:p>
          </table:table-cell>
          <table:table-cell office:value-type="string">
            <text:p>4013320246610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0</text:p>
          </table:table-cell>
          <table:table-cell office:value-type="string">
            <text:p>Bio Schoko Knusperkugeln, in Weißer und Vollmilchschokolade | 100g Beutel</text:p>
          </table:table-cell>
          <table:table-cell office:value-type="float" office:value="0.1">
            <text:p>0,1</text:p>
          </table:table-cell>
          <table:table-cell office:value-type="string">
            <text:p>4013320246603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7</text:p>
          </table:table-cell>
          <table:table-cell office:value-type="string">
            <text:p>Bio Schoko Kokosstäbchen, feine Kokosstäbchen in Vollmilchschokol.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2</text:p>
          </table:table-cell>
          <table:table-cell office:value-type="string">
            <text:p>Bio Schoko Noir Paranüsse, Paranüsse in Bitterschokolade | 100g Beutel</text:p>
          </table:table-cell>
          <table:table-cell office:value-type="float" office:value="0.1">
            <text:p>0,1</text:p>
          </table:table-cell>
          <table:table-cell office:value-type="string">
            <text:p>4013320246627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55</text:p>
          </table:table-cell>
          <table:table-cell office:value-type="string">
            <text:p>Bio Schoko-Crispies, Vollmilchschokolade mit Reis-Quinua Crispies | 100g Packung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9116</text:p>
          </table:table-cell>
          <table:table-cell office:value-type="string">
            <text:p>Cappuccino, Schoko Confiserie Bio Riegel | 35g Riegel</text:p>
          </table:table-cell>
          <table:table-cell office:value-type="float" office:value="0.035">
            <text:p>0,035</text:p>
          </table:table-cell>
          <table:table-cell/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1</text:p>
          </table:table-cell>
          <table:table-cell office:value-type="string">
            <text:p>Chili Nuts, Schoko-Paranüsse mit Zartbitterschokolade | 125g Box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me818001</text:p>
          </table:table-cell>
          <table:table-cell office:value-type="string">
            <text:p>Coffee Beans "Espresso", geröstete Kaffeebohhnen mit Zartbittterschokolade | 25 g Karton</text:p>
          </table:table-cell>
          <table:table-cell office:value-type="float" office:value="0.025">
            <text:p>0,025</text:p>
          </table:table-cell>
          <table:table-cell office:value-type="string">
            <text:p>4250041627773</text:p>
          </table:table-cell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0</text:p>
          </table:table-cell>
          <table:table-cell office:value-type="string">
            <text:p>Crunchy Nuts, Schokolierte Paranüsse mit Zartbitter-, Vollmilch- und weißer Schokolade | 125g Box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id610104</text:p>
          </table:table-cell>
          <table:table-cell office:value-type="string">
            <text:p>e&amp;p's, bunte Schoko-Erdnüsse | 150g Beutel</text:p>
          </table:table-cell>
          <table:table-cell office:value-type="float" office:value="0.15">
            <text:p>0,15</text:p>
          </table:table-cell>
          <table:table-cell office:value-type="string">
            <text:p>4030254333537</text:p>
          </table:table-cell>
          <table:table-cell office:value-type="string">
            <text:p>Indonesien u.a.</text:p>
          </table:table-cell>
          <table:table-cell office:value-type="float" office:value="15">
            <text:p>15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1848</text:p>
          </table:table-cell>
          <table:table-cell office:value-type="string">
            <text:p>Edle Schoko Mangos, Mangostücke in Vollmilchschokolade | 100g Beutel</text:p>
          </table:table-cell>
          <table:table-cell office:value-type="float" office:value="0.1">
            <text:p>0,1</text:p>
          </table:table-cell>
          <table:table-cell office:value-type="string">
            <text:p>4013320058343</text:p>
          </table:table-cell>
          <table:table-cell office:value-type="string">
            <text:p>Philippinen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5</text:p>
          </table:table-cell>
          <table:table-cell office:value-type="string">
            <text:p>Feine Schoko Rosinen, in Vollmilchschokolade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h814028</text:p>
          </table:table-cell>
          <table:table-cell office:value-type="string">
            <text:p>Grüne Mangos In Edelbitterschokolade | 100g Karton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do010300</text:p>
          </table:table-cell>
          <table:table-cell office:value-type="string">
            <text:p>Karamelisierte Kakaobohnen, ganz, geröstet | 100g Box</text:p>
          </table:table-cell>
          <table:table-cell office:value-type="float" office:value="0.1">
            <text:p>0,1</text:p>
          </table:table-cell>
          <table:table-cell office:value-type="string">
            <text:p>4030254415028</text:p>
          </table:table-cell>
          <table:table-cell/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514001</text:p>
          </table:table-cell>
          <table:table-cell office:value-type="string">
            <text:p>Kürbiskerne in Vollmilchschokolade | 100g Karton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9117</text:p>
          </table:table-cell>
          <table:table-cell office:value-type="string">
            <text:p>Latte Macchiato, Schoko Confiserie Bio Riegel | 35g Riegel</text:p>
          </table:table-cell>
          <table:table-cell office:value-type="float" office:value="0.035">
            <text:p>0,035</text:p>
          </table:table-cell>
          <table:table-cell office:value-type="string">
            <text:p>4013320131718</text:p>
          </table:table-cell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600</text:p>
          </table:table-cell>
          <table:table-cell office:value-type="string">
            <text:p>Nougatbox Schokolade, Cranberry Nougat in Zartbitter &amp; Mandelnougat in Vollmilchschokolade, 14 Stk. à 14g <text:s/>| 196 g Schachtel</text:p>
          </table:table-cell>
          <table:table-cell office:value-type="float" office:value="0.196">
            <text:p>0,196</text:p>
          </table:table-cell>
          <table:table-cell office:value-type="string">
            <text:p>4030254392770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500</text:p>
          </table:table-cell>
          <table:table-cell office:value-type="string">
            <text:p>Nougatbox, Mandelnougat &amp; Cranberry-Mandelnougat, 14 Stk. à 14g <text:s/>| 196 g Schachtel</text:p>
          </table:table-cell>
          <table:table-cell office:value-type="float" office:value="0.196">
            <text:p>0,196</text:p>
          </table:table-cell>
          <table:table-cell office:value-type="string">
            <text:p>4030254392787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8</text:p>
          </table:table-cell>
          <table:table-cell office:value-type="string">
            <text:p>Nougatherzen, Vollmilchschokolade und Nougatcreme | 90 g Packung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8</text:p>
          </table:table-cell>
          <table:table-cell office:value-type="string">
            <text:p>Nougatini, italienische Nougat-Pralinen | 135g Schachtel</text:p>
          </table:table-cell>
          <table:table-cell office:value-type="float" office:value="0.135">
            <text:p>0,1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.09">
            <text:p>5,0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e414001</text:p>
          </table:table-cell>
          <table:table-cell office:value-type="string">
            <text:p>Physalis in Edelbitterschokolade | 100g Karton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23</text:p>
          </table:table-cell>
          <table:table-cell office:value-type="string">
            <text:p>Quadratini – ital. Nougat m. Haselnüssen aus dem Piemont | 110 g Schachtel</text:p>
          </table:table-cell>
          <table:table-cell office:value-type="float" office:value="0.11">
            <text:p>0,1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39">
            <text:p>5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6</text:p>
          </table:table-cell>
          <table:table-cell office:value-type="string">
            <text:p>Sahne-Kakao Mandeln, Mandeln in feiner Noisette-Schokolade | 100g Beutel</text:p>
          </table:table-cell>
          <table:table-cell office:value-type="float" office:value="0.1">
            <text:p>0,1</text:p>
          </table:table-cell>
          <table:table-cell office:value-type="string">
            <text:p>4013320246665</text:p>
          </table:table-cell>
          <table:table-cell office:value-type="string">
            <text:p>Palästina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4</text:p>
          </table:table-cell>
          <table:table-cell office:value-type="string">
            <text:p>Schoko Likörkugeln, Kaffee- u. Eierlikör in VM u. weißer Sch.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h110100</text:p>
          </table:table-cell>
          <table:table-cell office:value-type="string">
            <text:p>Schoko-Rosinen 125 g, in Zartbitter-, Vollmilch- u. Weißer Schokol. | 125g Box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Chile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a014004</text:p>
          </table:table-cell>
          <table:table-cell office:value-type="string">
            <text:p>Schokolinsen, bunt und lecker, glutenfrei | 37 g Karton</text:p>
          </table:table-cell>
          <table:table-cell office:value-type="float" office:value="0.037">
            <text:p>0,037</text:p>
          </table:table-cell>
          <table:table-cell office:value-type="string">
            <text:p>4250041677952</text:p>
          </table:table-cell>
          <table:table-cell/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6</text:p>
          </table:table-cell>
          <table:table-cell office:value-type="string">
            <text:p>Tartufi – italienische Schokoladentrüffel -, Edelbitter | 125 g Schachtel</text:p>
          </table:table-cell>
          <table:table-cell office:value-type="float" office:value="0.125">
            <text:p>0,125</text:p>
          </table:table-cell>
          <table:table-cell office:value-type="string">
            <text:p>4250041662767</text:p>
          </table:table-cell>
          <table:table-cell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9</text:p>
          </table:table-cell>
          <table:table-cell office:value-type="string">
            <text:p>Tartufi – italienische Schokoladentrüffel -, Espresso | 125 g Schachtel</text:p>
          </table:table-cell>
          <table:table-cell office:value-type="float" office:value="0.125">
            <text:p>0,125</text:p>
          </table:table-cell>
          <table:table-cell office:value-type="string">
            <text:p>4250041688378</text:p>
          </table:table-cell>
          <table:table-cell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3</text:p>
          </table:table-cell>
          <table:table-cell office:value-type="string">
            <text:p>Tartufi – italienische Schokoladentrüffel -, Kirsche | 125 g Schachtel</text:p>
          </table:table-cell>
          <table:table-cell office:value-type="float" office:value="0.125">
            <text:p>0,125</text:p>
          </table:table-cell>
          <table:table-cell office:value-type="string">
            <text:p>4250041678065</text:p>
          </table:table-cell>
          <table:table-cell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4</text:p>
          </table:table-cell>
          <table:table-cell office:value-type="string">
            <text:p>Tartufi – italienische Schokoladentrüffel -, Straciatella | 125 g Schachtel</text:p>
          </table:table-cell>
          <table:table-cell office:value-type="float" office:value="0.125">
            <text:p>0,125</text:p>
          </table:table-cell>
          <table:table-cell office:value-type="string">
            <text:p>4250041680754</text:p>
          </table:table-cell>
          <table:table-cell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5</text:p>
          </table:table-cell>
          <table:table-cell office:value-type="string">
            <text:p>Tartufi – italienische Schokoladentrüffel -, Vollmilch | 125 g Schachtel</text:p>
          </table:table-cell>
          <table:table-cell office:value-type="float" office:value="0.125">
            <text:p>0,125</text:p>
          </table:table-cell>
          <table:table-cell office:value-type="string">
            <text:p>4250041662750</text:p>
          </table:table-cell>
          <table:table-cell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7</text:p>
          </table:table-cell>
          <table:table-cell office:value-type="string">
            <text:p>Tartufi – italienische Schokoladentrüffel -, weiße Schokolade | 125 g Schachtel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3</text:p>
          </table:table-cell>
          <table:table-cell office:value-type="string">
            <text:p>Torroncini – italienischer, weißer Nougat, mit Mandeln und Pistazien | 150 g Schachtel</text:p>
          </table:table-cell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89">
            <text:p>5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l214002</text:p>
          </table:table-cell>
          <table:table-cell office:value-type="string">
            <text:p>Zuckermandeln aus Palästina | 75 g Pkg.</text:p>
          </table:table-cell>
          <table:table-cell office:value-type="float" office:value="0.075">
            <text:p>0,07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ml510201</text:p>
          </table:table-cell>
          <table:table-cell office:value-type="string">
            <text:p>Borneo Jellies Ingwer, Gelee-Bonbons | 80 g Beutel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06</text:p>
          </table:table-cell>
          <table:table-cell office:value-type="string">
            <text:p>Honig-Anis Bonbons | 100g Beutel</text:p>
          </table:table-cell>
          <table:table-cell office:value-type="float" office:value="0.1">
            <text:p>0,1</text:p>
          </table:table-cell>
          <table:table-cell office:value-type="string">
            <text:p>4013320049280</text:p>
          </table:table-cell>
          <table:table-cell office:value-type="string">
            <text:p>Costa Rica, Guatemal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12</text:p>
          </table:table-cell>
          <table:table-cell office:value-type="string">
            <text:p>Kaffee-Sahne Bonbons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Costa Rica, Tanzani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py310217</text:p>
          </table:table-cell>
          <table:table-cell office:value-type="string">
            <text:p>Kau'fair, Kaubonbons, einzeln verpackt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 /Mauritius</text:p>
          </table:table-cell>
          <table:table-cell office:value-type="float" office:value="16">
            <text:p>16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ro110150</text:p>
          </table:table-cell>
          <table:table-cell office:value-type="string">
            <text:p>Pfefferminzdrops 10 Rollen | 150 g Karton</text:p>
          </table:table-cell>
          <table:table-cell office:value-type="float" office:value="0.15">
            <text:p>0,15</text:p>
          </table:table-cell>
          <table:table-cell office:value-type="string">
            <text:p>4030254171016</text:p>
          </table:table-cell>
          <table:table-cell office:value-type="string">
            <text:p>Rumänien</text:p>
          </table:table-cell>
          <table:table-cell office:value-type="float" office:value="12">
            <text:p>12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08</text:p>
          </table:table-cell>
          <table:table-cell office:value-type="string">
            <text:p>Zitrone-Thymian Bonbons | 100g Beutel</text:p>
          </table:table-cell>
          <table:table-cell office:value-type="float" office:value="0.1">
            <text:p>0,1</text:p>
          </table:table-cell>
          <table:table-cell office:value-type="string">
            <text:p>4013320049303</text:p>
          </table:table-cell>
          <table:table-cell office:value-type="string">
            <text:p>Costa Ric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3</text:p>
          </table:table-cell>
          <table:table-cell office:value-type="string">
            <text:p>"Bärenfamily" Fruchtgummi, ohne Gelantine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7</text:p>
          </table:table-cell>
          <table:table-cell office:value-type="string">
            <text:p>"Bärenkids" Bio-Fruchtgummi, 25 g | 25 g Beutel</text:p>
          </table:table-cell>
          <table:table-cell office:value-type="float" office:value="0.025">
            <text:p>0,025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1</text:p>
          </table:table-cell>
          <table:table-cell office:value-type="string">
            <text:p>"Bärenstarke" Bio-Fruchtgummis, 100 g | 100 g Beutel</text:p>
          </table:table-cell>
          <table:table-cell office:value-type="float" office:value="0.1">
            <text:p>0,1</text:p>
          </table:table-cell>
          <table:table-cell office:value-type="string">
            <text:p>4030254316646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2</text:p>
          </table:table-cell>
          <table:table-cell office:value-type="string">
            <text:p>"Chili-Drachen" Bio-Fruchtgummi, kbA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3</text:p>
          </table:table-cell>
          <table:table-cell office:value-type="string">
            <text:p>"Costa Rica Cola" Fruchtgummi, 100 g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2</text:p>
          </table:table-cell>
          <table:table-cell office:value-type="string">
            <text:p>"Exotic Fruit" Bio-Fruchtgummi, 100 g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1</text:p>
          </table:table-cell>
          <table:table-cell office:value-type="string">
            <text:p>"Jelly Fruit" Bio-Geleefrüchte, ohne Gelatine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6</text:p>
          </table:table-cell>
          <table:table-cell office:value-type="string">
            <text:p>"Joghurt-Früchte" Fruchtgummi, kbA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16">
            <text:p>16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8</text:p>
          </table:table-cell>
          <table:table-cell office:value-type="string">
            <text:p>"Power-Guarana", Saures Bio-Fruchtgummi | 100 g Beutel</text:p>
          </table:table-cell>
          <table:table-cell office:value-type="float" office:value="0.1">
            <text:p>0,1</text:p>
          </table:table-cell>
          <table:table-cell office:value-type="string">
            <text:p>4030254316714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15</text:p>
          </table:table-cell>
          <table:table-cell office:value-type="string">
            <text:p>Bio Lakritz—Bären | 100 g Beutel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.85">
            <text:p>1,8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20</text:p>
          </table:table-cell>
          <table:table-cell office:value-type="string">
            <text:p>Bio-Dschungel-Mix, Fruchtgummi | 100g Beutel</text:p>
          </table:table-cell>
          <table:table-cell office:value-type="float" office:value="0.1">
            <text:p>0,1</text:p>
          </table:table-cell>
          <table:table-cell office:value-type="string">
            <text:p>4250041627858</text:p>
          </table:table-cell>
          <table:table-cell office:value-type="string">
            <text:p>Par., Phil.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7</text:p>
          </table:table-cell>
          <table:table-cell office:value-type="string">
            <text:p>Bio-Ingwersonnen, Fruchtgummi, vegan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2</text:p>
          </table:table-cell>
          <table:table-cell office:value-type="string">
            <text:p>Bio-Meeres-Mix, Fruchtgummi, vegan | 100g Beutel</text:p>
          </table:table-cell>
          <table:table-cell office:value-type="float" office:value="0.1">
            <text:p>0,1</text:p>
          </table:table-cell>
          <table:table-cell office:value-type="string">
            <text:p>4250041647795</text:p>
          </table:table-cell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2</text:p>
          </table:table-cell>
          <table:table-cell office:value-type="string">
            <text:p>Coole Cola Bären, Gummibären ohne Koffein | 90 g Beutel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5</text:p>
          </table:table-cell>
          <table:table-cell office:value-type="string">
            <text:p>Fruchtgummi "rot-schwarz", 100 g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0</text:p>
          </table:table-cell>
          <table:table-cell office:value-type="string">
            <text:p>Mango-Monkeys, Fruchtgummi | 100g Beutel</text:p>
          </table:table-cell>
          <table:table-cell office:value-type="float" office:value="0.1">
            <text:p>0,1</text:p>
          </table:table-cell>
          <table:table-cell office:value-type="string">
            <text:p>4250046101001</text:p>
          </table:table-cell>
          <table:table-cell office:value-type="string">
            <text:p>Paraguay, Philippinen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1</text:p>
          </table:table-cell>
          <table:table-cell office:value-type="string">
            <text:p>Pröbchen Mango- Monkey, Fruchtgummi | 24 g Beutel</text:p>
          </table:table-cell>
          <table:table-cell office:value-type="float" office:value="0.024">
            <text:p>0,024</text:p>
          </table:table-cell>
          <table:table-cell/>
          <table:table-cell office:value-type="string">
            <text:p>Par., Phil.</text:p>
          </table:table-cell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4</text:p>
          </table:table-cell>
          <table:table-cell office:value-type="string">
            <text:p>Saure Ananassticks, Fruchtgummi Stangen | 90 g Beutel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3</text:p>
          </table:table-cell>
          <table:table-cell office:value-type="string">
            <text:p>Saure Schlangen Bande, Fruchtgummi, vegan | 100g Beutel</text:p>
          </table:table-cell>
          <table:table-cell office:value-type="float" office:value="0.1">
            <text:p>0,1</text:p>
          </table:table-cell>
          <table:table-cell office:value-type="string">
            <text:p>4250041671585</text:p>
          </table:table-cell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3</text:p>
          </table:table-cell>
          <table:table-cell office:value-type="string">
            <text:p>Softie, Fruchtgummifrüchte ohne Gelantine, vegan | 90 g Beutel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2</text:p>
          </table:table-cell>
          <table:table-cell office:value-type="string">
            <text:p>Veggie Berries, Fruchtgummi ohne Gelatine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3</text:p>
          </table:table-cell>
          <table:table-cell office:value-type="string">
            <text:p>Veggie Fruits, Fruchtgummi ohne Gelatine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9</text:p>
          </table:table-cell>
          <table:table-cell office:value-type="string">
            <text:p>Zootiere wild &amp; sauer, saures Fruchtgummi | 100g Btl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0</text:p>
          </table:table-cell>
          <table:table-cell office:value-type="string">
            <text:p>Zootiere wild &amp; sauer, saures Fruchtgummi | 25 g Btl.</text:p>
          </table:table-cell>
          <table:table-cell office:value-type="float" office:value="0.025">
            <text:p>0,025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3</text:p>
          </table:table-cell>
          <table:table-cell office:value-type="string">
            <text:p>Bananenchips salzig | 85 g Beutel</text:p>
          </table:table-cell>
          <table:table-cell office:value-type="float" office:value="0.085">
            <text:p>0,085</text:p>
          </table:table-cell>
          <table:table-cell office:value-type="string">
            <text:p>5420051400034</text:p>
          </table:table-cell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</text:p>
          </table:table-cell>
          <table:table-cell office:value-type="string">
            <text:p>Bananenchips scharf | 85 g Beutel</text:p>
          </table:table-cell>
          <table:table-cell office:value-type="float" office:value="0.085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ph114008</text:p>
          </table:table-cell>
          <table:table-cell office:value-type="string">
            <text:p>Bananenchips, getrocknet und gesüßt | 100g Beutel</text:p>
          </table:table-cell>
          <table:table-cell office:value-type="float" office:value="0.1">
            <text:p>0,1</text:p>
          </table:table-cell>
          <table:table-cell office:value-type="string">
            <text:p>4250041681027</text:p>
          </table:table-cell>
          <table:table-cell office:value-type="string">
            <text:p>Philippinen</text:p>
          </table:table-cell>
          <table:table-cell office:value-type="float" office:value="20">
            <text:p>20</text:p>
          </table:table-cell>
          <table:table-cell office:value-type="float" office:value="1.89">
            <text:p>1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71</text:p>
          </table:table-cell>
          <table:table-cell office:value-type="string">
            <text:p>Banenchips fruchtig | 85 g Beutel</text:p>
          </table:table-cell>
          <table:table-cell office:value-type="float" office:value="0.085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sl010100</text:p>
          </table:table-cell>
          <table:table-cell office:value-type="string">
            <text:p>Bio-Kokoschips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57</text:p>
          </table:table-cell>
          <table:table-cell office:value-type="string">
            <text:p>Blaue Kartoffel Chips, aus alten Sorten andiner Kartoffeln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278</text:p>
          </table:table-cell>
          <table:table-cell office:value-type="string">
            <text:p>Bunter Mais, geröstet und gesalzen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0</text:p>
          </table:table-cell>
          <table:table-cell office:value-type="string">
            <text:p>Exotic Chips Maniok Barbecue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0</text:p>
          </table:table-cell>
          <table:table-cell office:value-type="string">
            <text:p>Exotic Chips Maniok Barbecue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6</text:p>
          </table:table-cell>
          <table:table-cell office:value-type="string">
            <text:p>Exotic Chips Maniok Chilly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3</text:p>
          </table:table-cell>
          <table:table-cell office:value-type="string">
            <text:p>Exotic Chips Maniok India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7</text:p>
          </table:table-cell>
          <table:table-cell office:value-type="string">
            <text:p>Exotic Chips Maniok Knoblauch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3</text:p>
          </table:table-cell>
          <table:table-cell office:value-type="string">
            <text:p>Exotic Chips Maniok natur | 100 g Beutel</text:p>
          </table:table-cell>
          <table:table-cell office:value-type="float" office:value="0.1">
            <text:p>0,1</text:p>
          </table:table-cell>
          <table:table-cell office:value-type="string">
            <text:p>4030254191069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03</text:p>
          </table:table-cell>
          <table:table-cell office:value-type="string">
            <text:p>Exotic Chips Maniok natur | 30 g Beutel</text:p>
          </table:table-cell>
          <table:table-cell office:value-type="float" office:value="0.03">
            <text:p>0,03</text:p>
          </table:table-cell>
          <table:table-cell office:value-type="string">
            <text:p>4030254306838</text:p>
          </table:table-cell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2</text:p>
          </table:table-cell>
          <table:table-cell office:value-type="string">
            <text:p>Exotic Chips Maniok Orient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5</text:p>
          </table:table-cell>
          <table:table-cell office:value-type="string">
            <text:p>Exotic Chips Maniok Salz &amp; Pfeffer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5</text:p>
          </table:table-cell>
          <table:table-cell office:value-type="string">
            <text:p>Exotic Chips Maniok Salz &amp; Pfeffer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4</text:p>
          </table:table-cell>
          <table:table-cell office:value-type="string">
            <text:p>Exotic Chips Maniok Sour Cream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4</text:p>
          </table:table-cell>
          <table:table-cell office:value-type="string">
            <text:p>Exotic Chips Maniok Sour Cream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2</text:p>
          </table:table-cell>
          <table:table-cell office:value-type="string">
            <text:p>Friselline Pugliesi - traditionelles Gebäck aus Apulien mit Olivenöl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9</text:p>
          </table:table-cell>
          <table:table-cell office:value-type="string">
            <text:p>Grissini – italienisches Salzgebäck, mit Kräutern | 100g Beutel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10</text:p>
          </table:table-cell>
          <table:table-cell office:value-type="string">
            <text:p>Grissini – italienisches Salzgebäck, mit Sesam | 100g Beutel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8</text:p>
          </table:table-cell>
          <table:table-cell office:value-type="string">
            <text:p>Grissini – italienisches Salzgebäck, natur | 100g Beutel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277</text:p>
          </table:table-cell>
          <table:table-cell office:value-type="string">
            <text:p>Großer Mais, geröstet und gesalzen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GEPA</text:p>
          </table:table-cell>
          <table:table-cell office:value-type="string">
            <text:p>4501002</text:p>
          </table:table-cell>
          <table:table-cell office:value-type="string">
            <text:p>Popquins süß, Reis-Quinua-Snack | 120g Beutel</text:p>
          </table:table-cell>
          <table:table-cell office:value-type="float" office:value="0.12">
            <text:p>0,12</text:p>
          </table:table-cell>
          <table:table-cell office:value-type="string">
            <text:p>4013320072653</text:p>
          </table:table-cell>
          <table:table-cell office:value-type="string">
            <text:p>Bolivien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7</text:p>
          </table:table-cell>
          <table:table-cell office:value-type="string">
            <text:p>Quinitos mit Kakao | 100 g Beutel</text:p>
          </table:table-cell>
          <table:table-cell office:value-type="float" office:value="0.1">
            <text:p>0,1</text:p>
          </table:table-cell>
          <table:table-cell office:value-type="string">
            <text:p>4030254352224</text:p>
          </table:table-cell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3</text:p>
          </table:table-cell>
          <table:table-cell office:value-type="string">
            <text:p>Quinitos, süßer Quinoa-Reis-Snack | 100 g Beutel</text:p>
          </table:table-cell>
          <table:table-cell office:value-type="float" office:value="0.1">
            <text:p>0,1</text:p>
          </table:table-cell>
          <table:table-cell office:value-type="string">
            <text:p>4030254141323</text:p>
          </table:table-cell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58</text:p>
          </table:table-cell>
          <table:table-cell office:value-type="string">
            <text:p>Rote Kartoffel Chips, aus alten Sorten andiner Kartoffeln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6</text:p>
          </table:table-cell>
          <table:table-cell office:value-type="string">
            <text:p>Spizzichi - italienisches Salzgebäck, mit Oliven | 150 g Beutel</text:p>
          </table:table-cell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5</text:p>
          </table:table-cell>
          <table:table-cell office:value-type="string">
            <text:p>Spizzichi - italienisches Salzgebäck, mit Rosmarin | 150 g Beutel</text:p>
          </table:table-cell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3</text:p>
          </table:table-cell>
          <table:table-cell office:value-type="string">
            <text:p>Tarallini al finocchietto – traditionelles Gebäck aus Apulien mit Olivenöl und Fenchel | 300 g Beutel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1</text:p>
          </table:table-cell>
          <table:table-cell office:value-type="string">
            <text:p>Tarallini Pugliesi – traditionelles Gebäck aus Apulien mit Olivenöl | 300 g Beutel</text:p>
          </table:table-cell>
          <table:table-cell office:value-type="float" office:value="0.3">
            <text:p>0,3</text:p>
          </table:table-cell>
          <table:table-cell office:value-type="string">
            <text:p>8033757110007</text:p>
          </table:table-cell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1</text:p>
          </table:table-cell>
          <table:table-cell office:value-type="string">
            <text:p>Tarallini – italienisches Salzgebäck, mit Schalotten | 250 g Beutel</text:p>
          </table:table-cell>
          <table:table-cell office:value-type="float" office:value="0.25">
            <text:p>0,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7751705</text:p>
          </table:table-cell>
          <table:table-cell office:value-type="string">
            <text:p>Bio Mascobado, unraffinierter Vollrohrzucker | 1000g Karton</text:p>
          </table:table-cell>
          <table:table-cell office:value-type="float" office:value="1">
            <text:p>1</text:p>
          </table:table-cell>
          <table:table-cell office:value-type="string">
            <text:p>4013320055052</text:p>
          </table:table-cell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8911714</text:p>
          </table:table-cell>
          <table:table-cell office:value-type="string">
            <text:p>Bio Würfelzucker, unraffinierter Rohrohrzucker | 500g Karton</text:p>
          </table:table-cell>
          <table:table-cell office:value-type="float" office:value="0.5">
            <text:p>0,5</text:p>
          </table:table-cell>
          <table:table-cell office:value-type="string">
            <text:p>4013320171592</text:p>
          </table:table-cell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00</text:p>
          </table:table-cell>
          <table:table-cell office:value-type="string">
            <text:p>Bio-Rohrohrzucker | 500g Karton</text:p>
          </table:table-cell>
          <table:table-cell office:value-type="float" office:value="0.5">
            <text:p>0,5</text:p>
          </table:table-cell>
          <table:table-cell office:value-type="string">
            <text:p>4030254318183</text:p>
          </table:table-cell>
          <table:table-cell office:value-type="string">
            <text:p>Paraguay</text:p>
          </table:table-cell>
          <table:table-cell office:value-type="float" office:value="8">
            <text:p>8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40</text:p>
          </table:table-cell>
          <table:table-cell office:value-type="string">
            <text:p>Bio-Rohrohrzucker, ca. 40 Sticks je 4g | 160g Karton</text:p>
          </table:table-cell>
          <table:table-cell office:value-type="float" office:value="0.16">
            <text:p>0,16</text:p>
          </table:table-cell>
          <table:table-cell/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1.95">
            <text:p>1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210000</text:p>
          </table:table-cell>
          <table:table-cell office:value-type="string">
            <text:p>Bio-Vollrohrzucker kbA | 1000g Karton</text:p>
          </table:table-cell>
          <table:table-cell office:value-type="float" office:value="1">
            <text:p>1</text:p>
          </table:table-cell>
          <table:table-cell office:value-type="string">
            <text:p>4030254141101</text:p>
          </table:table-cell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4.39">
            <text:p>4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981001301</text:p>
          </table:table-cell>
          <table:table-cell office:value-type="string">
            <text:p>Bio-Zuckersticks, unraffinierter Rohrohrzucker | 1000x4g K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araguay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ro110050</text:p>
          </table:table-cell>
          <table:table-cell office:value-type="string">
            <text:p>Bunte Zuckerperlen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Rumänien</text:p>
          </table:table-cell>
          <table:table-cell office:value-type="float" office:value="6">
            <text:p>6</text:p>
          </table:table-cell>
          <table:table-cell office:value-type="float" office:value="1.2">
            <text:p>1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ro110051</text:p>
          </table:table-cell>
          <table:table-cell office:value-type="string">
            <text:p>Kakao-Zuckerperlen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Rumänien</text:p>
          </table:table-cell>
          <table:table-cell office:value-type="float" office:value="6">
            <text:p>6</text:p>
          </table:table-cell>
          <table:table-cell office:value-type="float" office:value="1.2">
            <text:p>1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7751710</text:p>
          </table:table-cell>
          <table:table-cell office:value-type="string">
            <text:p>Mascobado Zuckersticks, unraffinierter Vollrohrzucker | 50x3g Karton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3.69">
            <text:p>3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h114007</text:p>
          </table:table-cell>
          <table:table-cell office:value-type="string">
            <text:p>Mascobado, Vollrohrzucker, karamellartig-süß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n210250</text:p>
          </table:table-cell>
          <table:table-cell office:value-type="string">
            <text:p>Palmzucker Kandis | 200g Karton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d210250</text:p>
          </table:table-cell>
          <table:table-cell office:value-type="string">
            <text:p>Palmzucker | 200g Karton</text:p>
          </table:table-cell>
          <table:table-cell office:value-type="float" office:value="0.2">
            <text:p>0,2</text:p>
          </table:table-cell>
          <table:table-cell office:value-type="string">
            <text:p>4030254191014</text:p>
          </table:table-cell>
          <table:table-cell office:value-type="string">
            <text:p>Indonesien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05</text:p>
          </table:table-cell>
          <table:table-cell office:value-type="string">
            <text:p>Rohrohrzucker, aromatisch-mild | 1000g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10</text:p>
          </table:table-cell>
          <table:table-cell office:value-type="string">
            <text:p>Rohrohrzucker, Umstellung auf Demeter | 1000g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Ethiquable</text:p>
          </table:table-cell>
          <table:table-cell office:value-type="string">
            <text:p>3901</text:p>
          </table:table-cell>
          <table:table-cell office:value-type="string">
            <text:p>VOLLROHRZUCKER PERU, 500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410500</text:p>
          </table:table-cell>
          <table:table-cell office:value-type="string">
            <text:p>Zuckerbriefchen m. Vollrohrzucker, <text:s text:c="14"/>20 Stk. à 6 g | 120g Karton</text:p>
          </table:table-cell>
          <table:table-cell office:value-type="float" office:value="0.12">
            <text:p>0,12</text:p>
          </table:table-cell>
          <table:table-cell/>
          <table:table-cell office:value-type="string">
            <text:p>Ecuador</text:p>
          </table:table-cell>
          <table:table-cell office:value-type="float" office:value="7">
            <text:p>7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6070401</text:p>
          </table:table-cell>
          <table:table-cell office:value-type="string">
            <text:p>Acahual Blüten Honig, Cremig | 350g Glas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520401</text:p>
          </table:table-cell>
          <table:table-cell office:value-type="string">
            <text:p>Argentinienhonig, cremig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1230401</text:p>
          </table:table-cell>
          <table:table-cell office:value-type="string">
            <text:p>Äthiopienhonig, cremig | 500 g Glas</text:p>
          </table:table-cell>
          <table:table-cell office:value-type="float" office:value="0.5">
            <text:p>0,5</text:p>
          </table:table-cell>
          <table:table-cell office:value-type="string">
            <text:p>4013320225813</text:p>
          </table:table-cell>
          <table:table-cell office:value-type="string">
            <text:p>Äthiop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cu116300</text:p>
          </table:table-cell>
          <table:table-cell office:value-type="string">
            <text:p>Bio Cuba-Blütenhonig, flüssig, kbA, <text:s/>| 500 g Glas</text:p>
          </table:table-cell>
          <table:table-cell office:value-type="float" office:value="0.5">
            <text:p>0,5</text:p>
          </table:table-cell>
          <table:table-cell office:value-type="string">
            <text:p>4030254136015</text:p>
          </table:table-cell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me016301</text:p>
          </table:table-cell>
          <table:table-cell office:value-type="string">
            <text:p>Bio Mexiko-Blütenhonig, cremig, kbA | 500 g Glas</text:p>
          </table:table-cell>
          <table:table-cell office:value-type="float" office:value="0.5">
            <text:p>0,5</text:p>
          </table:table-cell>
          <table:table-cell office:value-type="string">
            <text:p>4030254322449</text:p>
          </table:table-cell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ni216310</text:p>
          </table:table-cell>
          <table:table-cell office:value-type="string">
            <text:p>Bio Nicaragua-Honig, cremig, kbA, <text:s/>| 500 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6070402</text:p>
          </table:table-cell>
          <table:table-cell office:value-type="string">
            <text:p>Bio Orangenblütenhonig, flüssig | 350g Glas</text:p>
          </table:table-cell>
          <table:table-cell office:value-type="float" office:value="0.35">
            <text:p>0,35</text:p>
          </table:table-cell>
          <table:table-cell office:value-type="string">
            <text:p>4013320225776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9</text:p>
          </table:table-cell>
          <table:table-cell office:value-type="string">
            <text:p>Bio Wildblütenhonig mit Zimt | 250 g Glas</text:p>
          </table:table-cell>
          <table:table-cell office:value-type="float" office:value="0.25">
            <text:p>0,25</text:p>
          </table:table-cell>
          <table:table-cell office:value-type="string">
            <text:p>401332022569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10</text:p>
          </table:table-cell>
          <table:table-cell office:value-type="string">
            <text:p>Chilehonig, cremig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4330402</text:p>
          </table:table-cell>
          <table:table-cell office:value-type="string">
            <text:p>Eukalyptushonig, cremig | 350g Glas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7</text:p>
          </table:table-cell>
          <table:table-cell office:value-type="string">
            <text:p>Faires Pfund Honig, cremig | 500 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2</text:p>
          </table:table-cell>
          <table:table-cell office:value-type="string">
            <text:p>Guatemalahonig, cremig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09</text:p>
          </table:table-cell>
          <table:table-cell office:value-type="string">
            <text:p>Honig Trio, drei Sortenhonige, je 125g | 375g Gläser</text:p>
          </table:table-cell>
          <table:table-cell office:value-type="float" office:value="0.375">
            <text:p>0,375</text:p>
          </table:table-cell>
          <table:table-cell office:value-type="string">
            <text:p>4013320225783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dwp</text:p>
          </table:table-cell>
          <table:table-cell office:value-type="string">
            <text:p>rni116001</text:p>
          </table:table-cell>
          <table:table-cell office:value-type="string">
            <text:p>Honig,streichzart, von Cosatin/Nicaragua, Aromatisch-intensiv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5100402</text:p>
          </table:table-cell>
          <table:table-cell office:value-type="string">
            <text:p>Kaffeeblütenhonig, cremig | 350g Glas</text:p>
          </table:table-cell>
          <table:table-cell office:value-type="float" office:value="0.35">
            <text:p>0,35</text:p>
          </table:table-cell>
          <table:table-cell office:value-type="string">
            <text:p>4013320249536</text:p>
          </table:table-cell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3</text:p>
          </table:table-cell>
          <table:table-cell office:value-type="string">
            <text:p>Mexikohonig, flüssig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1</text:p>
          </table:table-cell>
          <table:table-cell office:value-type="string">
            <text:p>Mexikohonig, Lacandona, cremig | 500g Glas</text:p>
          </table:table-cell>
          <table:table-cell office:value-type="float" office:value="0.5">
            <text:p>0,5</text:p>
          </table:table-cell>
          <table:table-cell office:value-type="string">
            <text:p>4013320225844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5430401</text:p>
          </table:table-cell>
          <table:table-cell office:value-type="string">
            <text:p>Nicaraguahonig, flüssig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0 </text:p>
          </table:table-cell>
          <table:table-cell office:value-type="string">
            <text:p>Orangenblütenhonig aus Sizilien, Miele di Zagara d'Arancia | 250 g Glas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9</text:p>
          </table:table-cell>
          <table:table-cell office:value-type="string">
            <text:p>Raps Blüten Honig, cremig | 350g Glas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7</text:p>
          </table:table-cell>
          <table:table-cell office:value-type="string">
            <text:p>Ulmo Blüten Honig, cremig | 350g Glas</text:p>
          </table:table-cell>
          <table:table-cell office:value-type="float" office:value="0.35">
            <text:p>0,35</text:p>
          </table:table-cell>
          <table:table-cell office:value-type="string">
            <text:p>4013320225721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4330403</text:p>
          </table:table-cell>
          <table:table-cell office:value-type="string">
            <text:p>Uruguayhonig,, flüssig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2</text:p>
          </table:table-cell>
          <table:table-cell office:value-type="string">
            <text:p>Waldhonig aus dem Piemont, Miele di Melata di Piemonte | 250 g Glas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8</text:p>
          </table:table-cell>
          <table:table-cell office:value-type="string">
            <text:p>Waldhonig mit Blütenhonig, flüssig | 350g Glas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Chile/Argentinien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1</text:p>
          </table:table-cell>
          <table:table-cell office:value-type="string">
            <text:p>Wildblütenhonig aus Sizilien, Miele Millefiori di Sicilia | 250 g Glas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8</text:p>
          </table:table-cell>
          <table:table-cell office:value-type="string">
            <text:p>Wildblütenhonig, cremig | 250 g Glas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4</text:p>
          </table:table-cell>
          <table:table-cell office:value-type="string">
            <text:p>Wildblütenhonig, cremig | 500 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6</text:p>
          </table:table-cell>
          <table:table-cell office:value-type="string">
            <text:p>Wildblütenhonig, flüssig | 250 g Glas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5</text:p>
          </table:table-cell>
          <table:table-cell office:value-type="string">
            <text:p>Wildblütenhonig, flüssig | 500 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string">
            <text:p>5106</text:p>
          </table:table-cell>
          <table:table-cell office:value-type="string">
            <text:p>Ananas Guave Limette Konfitüre | 240g Glas</text:p>
          </table:table-cell>
          <table:table-cell office:value-type="float" office:value="0.24">
            <text:p>0,24</text:p>
          </table:table-cell>
          <table:table-cell/>
          <table:table-cell office:value-type="string">
            <text:p>Peru, Ecuador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3</text:p>
          </table:table-cell>
          <table:table-cell office:value-type="string">
            <text:p>Fruchtaufstrich Ananas-Maracuja | 210g Glas</text:p>
          </table:table-cell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lb410005</text:p>
          </table:table-cell>
          <table:table-cell office:value-type="string">
            <text:p>Fruchtaufstrich Feige mit Sesam | 180 g Glas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Libanon</text:p>
          </table:table-cell>
          <table:table-cell office:value-type="float" office:value="24">
            <text:p>24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4</text:p>
          </table:table-cell>
          <table:table-cell office:value-type="string">
            <text:p>Fruchtaufstrich Guave | 210g Glas</text:p>
          </table:table-cell>
          <table:table-cell office:value-type="float" office:value="0.21">
            <text:p>0,21</text:p>
          </table:table-cell>
          <table:table-cell office:value-type="string">
            <text:p>4030254388759</text:p>
          </table:table-cell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1</text:p>
          </table:table-cell>
          <table:table-cell office:value-type="string">
            <text:p>Fruchtaufstrich Limette-Ingwer | 210g Glas</text:p>
          </table:table-cell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2</text:p>
          </table:table-cell>
          <table:table-cell office:value-type="string">
            <text:p>Fruchtaufstrich Limette-Vanille | 210g Glas</text:p>
          </table:table-cell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9</text:p>
          </table:table-cell>
          <table:table-cell office:value-type="string">
            <text:p>Fruchtaufstrich Mango-Mammiapfel | 210g Glas</text:p>
          </table:table-cell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7</text:p>
          </table:table-cell>
          <table:table-cell office:value-type="string">
            <text:p>Fruchtaufstrich Mango-Rum | 210g Glas</text:p>
          </table:table-cell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5</text:p>
          </table:table-cell>
          <table:table-cell office:value-type="string">
            <text:p>Fruchtaufstrich Tomate-Vanille | 210g Glas</text:p>
          </table:table-cell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8</text:p>
          </table:table-cell>
          <table:table-cell office:value-type="string">
            <text:p>Limette, Feine Marmelade | 340g Glas</text:p>
          </table:table-cell>
          <table:table-cell office:value-type="float" office:value="0.34">
            <text:p>0,34</text:p>
          </table:table-cell>
          <table:table-cell/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7</text:p>
          </table:table-cell>
          <table:table-cell office:value-type="string">
            <text:p>Mango, Feine Konfitüre | 340g Glas</text:p>
          </table:table-cell>
          <table:table-cell office:value-type="float" office:value="0.34">
            <text:p>0,34</text:p>
          </table:table-cell>
          <table:table-cell/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dwp</text:p>
          </table:table-cell>
          <table:table-cell office:value-type="string">
            <text:p>rph813001</text:p>
          </table:table-cell>
          <table:table-cell office:value-type="string">
            <text:p>Mango-Fruchtaufstrich, mild-fruchtig, vegan | 225g Glas</text:p>
          </table:table-cell>
          <table:table-cell office:value-type="float" office:value="0.225">
            <text:p>0,225</text:p>
          </table:table-cell>
          <table:table-cell office:value-type="string">
            <text:p>4250041600530</text:p>
          </table:table-cell>
          <table:table-cell office:value-type="string">
            <text:p>Phil., Para.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7402004</text:p>
          </table:table-cell>
          <table:table-cell office:value-type="string">
            <text:p>Maracuja, Konfitüre | 275g Glas</text:p>
          </table:table-cell>
          <table:table-cell office:value-type="float" office:value="0.275">
            <text:p>0,275</text:p>
          </table:table-cell>
          <table:table-cell/>
          <table:table-cell office:value-type="string">
            <text:p>Laos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string">
            <text:p>5104</text:p>
          </table:table-cell>
          <table:table-cell office:value-type="string">
            <text:p>ORANGE LIMETTE KONFITÜRE, 240g | 240g Glas</text:p>
          </table:table-cell>
          <table:table-cell office:value-type="float" office:value="0.24">
            <text:p>0,24</text:p>
          </table:table-cell>
          <table:table-cell office:value-type="string">
            <text:p>4013320131886</text:p>
          </table:table-cell>
          <table:table-cell office:value-type="string">
            <text:p>Peru, Ecuador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1</text:p>
          </table:table-cell>
          <table:table-cell office:value-type="string">
            <text:p>Orange-Grapefruit, Feine Marmelade | 340g Glas</text:p>
          </table:table-cell>
          <table:table-cell office:value-type="float" office:value="0.34">
            <text:p>0,34</text:p>
          </table:table-cell>
          <table:table-cell office:value-type="string">
            <text:p>4013320072189</text:p>
          </table:table-cell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3</text:p>
          </table:table-cell>
          <table:table-cell office:value-type="string">
            <text:p>Rote Orangenmarmelade mit Zitrushonig, mit Rohrzucker aus Fairem Handel | 270g Glas</text:p>
          </table:table-cell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1</text:p>
          </table:table-cell>
          <table:table-cell office:value-type="string">
            <text:p>Zitronenmarmelade, „Marmellata di Limoni di Sicilia“ | 270g Glas</text:p>
          </table:table-cell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1</text:p>
          </table:table-cell>
          <table:table-cell office:value-type="string">
            <text:p>"Equita" Haselnußcreme | 400 g Glas</text:p>
          </table:table-cell>
          <table:table-cell office:value-type="float" office:value="0.4">
            <text:p>0,4</text:p>
          </table:table-cell>
          <table:table-cell office:value-type="string">
            <text:p>4030254154019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string">
            <text:p>8911878</text:p>
          </table:table-cell>
          <table:table-cell office:value-type="string">
            <text:p>Bio Cocoba Nuss-Nougat-Creme | 400g Glas</text:p>
          </table:table-cell>
          <table:table-cell office:value-type="float" office:value="0.4">
            <text:p>0,4</text:p>
          </table:table-cell>
          <table:table-cell office:value-type="string">
            <text:p>4013320093122</text:p>
          </table:table-cell>
          <table:table-cell office:value-type="string">
            <text:p>Paraguay, Dom. Rep.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ss- und Schokoladencremes</text:p>
          </table:table-cell>
          <table:table-cell office:value-type="string">
            <text:p>dwp</text:p>
          </table:table-cell>
          <table:table-cell office:value-type="string">
            <text:p>rfb513003</text:p>
          </table:table-cell>
          <table:table-cell office:value-type="string">
            <text:p>Cashewmus | 250 g Glas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4</text:p>
          </table:table-cell>
          <table:table-cell office:value-type="string">
            <text:p>Equita Fusion, Schokoaufstrich, Weiße und Vollmilch-Schokolade | 400 g Glas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string">
            <text:p>8902004</text:p>
          </table:table-cell>
          <table:table-cell office:value-type="string">
            <text:p>Erdnusscreme Crunchy | 350g Glas</text:p>
          </table:table-cell>
          <table:table-cell office:value-type="float" office:value="0.35">
            <text:p>0,35</text:p>
          </table:table-cell>
          <table:table-cell office:value-type="string">
            <text:p>4013320049051</text:p>
          </table:table-cell>
          <table:table-cell office:value-type="string">
            <text:p>Malawi, Nicaragua</text:p>
          </table:table-cell>
          <table:table-cell office:value-type="float" office:value="12">
            <text:p>12</text:p>
          </table:table-cell>
          <table:table-cell office:value-type="float" office:value="4.29">
            <text:p>4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3</text:p>
          </table:table-cell>
          <table:table-cell office:value-type="string">
            <text:p>„Equita“ Zartbitter | 400 g Glas</text:p>
          </table:table-cell>
          <table:table-cell office:value-type="float" office:value="0.4">
            <text:p>0,4</text:p>
          </table:table-cell>
          <table:table-cell office:value-type="string">
            <text:p>403025433917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pl219008</text:p>
          </table:table-cell>
          <table:table-cell office:value-type="string">
            <text:p>Aufstrich Tomate-Kapern | 180 g Glas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1</text:p>
          </table:table-cell>
          <table:table-cell office:value-type="string">
            <text:p>Brotaufstrich Chili, scharf-fruchtig, vegetarisch | 125 g Glas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2</text:p>
          </table:table-cell>
          <table:table-cell office:value-type="string">
            <text:p>Brotaufstrich Curry-Ananas, exotisch-pikant, vegetarisch | 125 g Glas</text:p>
          </table:table-cell>
          <table:table-cell office:value-type="float" office:value="0.125">
            <text:p>0,125</text:p>
          </table:table-cell>
          <table:table-cell office:value-type="string">
            <text:p>4250041672803</text:p>
          </table:table-cell>
          <table:table-cell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3</text:p>
          </table:table-cell>
          <table:table-cell office:value-type="string">
            <text:p>Brotaufstrich Tomate Joghurt, mediterran-cremig, vegetarisch | 125 g Glas</text:p>
          </table:table-cell>
          <table:table-cell office:value-type="float" office:value="0.125">
            <text:p>0,125</text:p>
          </table:table-cell>
          <table:table-cell office:value-type="string">
            <text:p>4250041672827</text:p>
          </table:table-cell>
          <table:table-cell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7</text:p>
          </table:table-cell>
          <table:table-cell office:value-type="string">
            <text:p>Apfel-Curry Chutney | 240g Glas</text:p>
          </table:table-cell>
          <table:table-cell office:value-type="float" office:value="0.24">
            <text:p>0,2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15</text:p>
          </table:table-cell>
          <table:table-cell office:value-type="string">
            <text:p>Apfel-Mango Fruchtmark | 360g Glas</text:p>
          </table:table-cell>
          <table:table-cell office:value-type="float" office:value="0.36">
            <text:p>0,3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2</text:p>
          </table:table-cell>
          <table:table-cell office:value-type="string">
            <text:p>Artischockenpaste in Pflanzenöl | 190g Glas</text:p>
          </table:table-cell>
          <table:table-cell office:value-type="float" office:value="0.19">
            <text:p>0,19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1</text:p>
          </table:table-cell>
          <table:table-cell office:value-type="string">
            <text:p>Baobab Cha-ka-la-ka, fruchtiger Curry-Relish, mittelscharf | 240 ml Glas</text:p>
          </table:table-cell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3</text:p>
          </table:table-cell>
          <table:table-cell office:value-type="string">
            <text:p>Bio- Curryp. Thai Grün, kräftig-pikant, vegan | 125g Glas</text:p>
          </table:table-cell>
          <table:table-cell office:value-type="float" office:value="0.125">
            <text:p>0,125</text:p>
          </table:table-cell>
          <table:table-cell office:value-type="string">
            <text:p>4250041639851</text:p>
          </table:table-cell>
          <table:table-cell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4</text:p>
          </table:table-cell>
          <table:table-cell office:value-type="string">
            <text:p>Bio- Curryp. Thai Rot, würzig-pikant, vegan | 125g Glas</text:p>
          </table:table-cell>
          <table:table-cell office:value-type="float" office:value="0.125">
            <text:p>0,125</text:p>
          </table:table-cell>
          <table:table-cell office:value-type="string">
            <text:p>4250041639868</text:p>
          </table:table-cell>
          <table:table-cell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2</text:p>
          </table:table-cell>
          <table:table-cell office:value-type="string">
            <text:p>Bio-Kokosmilch | 160ml Dose</text:p>
          </table:table-cell>
          <table:table-cell office:value-type="float" office:value="0.16">
            <text:p>0,16</text:p>
          </table:table-cell>
          <table:table-cell office:value-type="string">
            <text:p>4250041651099</text:p>
          </table:table-cell>
          <table:table-cell office:value-type="string">
            <text:p>Thailand</text:p>
          </table:table-cell>
          <table:table-cell office:value-type="float" office:value="18">
            <text:p>18</text:p>
          </table:table-cell>
          <table:table-cell office:value-type="float" office:value="1.39">
            <text:p>1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7310801</text:p>
          </table:table-cell>
          <table:table-cell office:value-type="string">
            <text:p>Bio-Kokosmilch | 200ml Dose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Sri Lanka</text:p>
          </table:table-cell>
          <table:table-cell office:value-type="float" office:value="6">
            <text:p>6</text:p>
          </table:table-cell>
          <table:table-cell office:value-type="float" office:value="1.4">
            <text:p>1,4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1</text:p>
          </table:table-cell>
          <table:table-cell office:value-type="string">
            <text:p>Bio-Kokosmilch | 400ml Dose</text:p>
          </table:table-cell>
          <table:table-cell office:value-type="float" office:value="0.4">
            <text:p>0,4</text:p>
          </table:table-cell>
          <table:table-cell office:value-type="string">
            <text:p>4250041645036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2.59">
            <text:p>2,5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5</text:p>
          </table:table-cell>
          <table:table-cell office:value-type="string">
            <text:p>Bio-Sauce African Bean, kräftig-würzig, vegan | 200ml Flasche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7</text:p>
          </table:table-cell>
          <table:table-cell office:value-type="string">
            <text:p>Bio-Sauce Chili-Ananas, süß-scharf, vegan | 200ml Flasche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6</text:p>
          </table:table-cell>
          <table:table-cell office:value-type="string">
            <text:p>Bio-Sauce Curry Cashew, fruchtig-nussig, vegan | 200ml Flasche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9</text:p>
          </table:table-cell>
          <table:table-cell office:value-type="string">
            <text:p>Bio-Sauce Sweet-Chili, süßlich-scharf, vegan | 200ml Flasche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61</text:p>
          </table:table-cell>
          <table:table-cell office:value-type="string">
            <text:p>Bio-Würzsauce aus scharfen Paprika, Pesto di Peperoncini Piccanti | 140 g Glas</text:p>
          </table:table-cell>
          <table:table-cell office:value-type="float" office:value="0.14">
            <text:p>0,1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3</text:p>
          </table:table-cell>
          <table:table-cell office:value-type="string">
            <text:p>Chermoula Würzsauce, mild | 240 ml Glas</text:p>
          </table:table-cell>
          <table:table-cell office:value-type="float" office:value="0.24">
            <text:p>0,24</text:p>
          </table:table-cell>
          <table:table-cell office:value-type="string">
            <text:p>4030254394125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4</text:p>
          </table:table-cell>
          <table:table-cell office:value-type="string">
            <text:p>Chili Sauce, würzig scharf | 150g Glas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2</text:p>
          </table:table-cell>
          <table:table-cell office:value-type="string">
            <text:p>Curry Madras, orientalisch-mild, vegan | 125g Glas</text:p>
          </table:table-cell>
          <table:table-cell office:value-type="float" office:value="0.125">
            <text:p>0,125</text:p>
          </table:table-cell>
          <table:table-cell office:value-type="string">
            <text:p>4250041639837</text:p>
          </table:table-cell>
          <table:table-cell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9</text:p>
          </table:table-cell>
          <table:table-cell office:value-type="string">
            <text:p>Curry Sauce, exotisch fein | 150g Glas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1</text:p>
          </table:table-cell>
          <table:table-cell office:value-type="string">
            <text:p>Curry Vindaloo, indisch-scharf, vegan | 125g Glas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3</text:p>
          </table:table-cell>
          <table:table-cell office:value-type="string">
            <text:p>Früchte Chutney, intensiv fruchtig | 150g Glas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8</text:p>
          </table:table-cell>
          <table:table-cell office:value-type="string">
            <text:p>Hot Chili Sauce, fruchtig-scharf, vegan | 140ml Flasche</text:p>
          </table:table-cell>
          <table:table-cell office:value-type="float" office:value="0.14">
            <text:p>0,1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6</text:p>
          </table:table-cell>
          <table:table-cell office:value-type="string">
            <text:p>Hummus – Kichererbsenpaste | 270g Glas</text:p>
          </table:table-cell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1</text:p>
          </table:table-cell>
          <table:table-cell office:value-type="string">
            <text:p>Kirschtomatensoße, „Salsa di Pomodorini Fiaschetto“ | 420g Glas</text:p>
          </table:table-cell>
          <table:table-cell office:value-type="float" office:value="0.42">
            <text:p>0,42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8</text:p>
          </table:table-cell>
          <table:table-cell office:value-type="string">
            <text:p>Mango Chutney <text:s/>| 240g Glas</text:p>
          </table:table-cell>
          <table:table-cell office:value-type="float" office:value="0.24">
            <text:p>0,24</text:p>
          </table:table-cell>
          <table:table-cell office:value-type="string">
            <text:p>4250041688729</text:p>
          </table:table-cell>
          <table:table-cell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5</text:p>
          </table:table-cell>
          <table:table-cell office:value-type="string">
            <text:p>Mango Chutney, fruchtig rund | 150g Glas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pl219007</text:p>
          </table:table-cell>
          <table:table-cell office:value-type="string">
            <text:p>Oliven Tapenade mit grünen Oliven, vegan | 180g Glas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4</text:p>
          </table:table-cell>
          <table:table-cell office:value-type="string">
            <text:p>Olivenpaste, Pate di Oliva Cellina | 180 g Glas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0</text:p>
          </table:table-cell>
          <table:table-cell office:value-type="string">
            <text:p>Original südafrik. Senf m. Protea-Honig, mild | 235 ml Glas</text:p>
          </table:table-cell>
          <table:table-cell office:value-type="float" office:value="0.235">
            <text:p>0,235</text:p>
          </table:table-cell>
          <table:table-cell office:value-type="string">
            <text:p>403025430264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1</text:p>
          </table:table-cell>
          <table:table-cell office:value-type="string">
            <text:p>Original südafrik. Senf mit sonnengetrockneten Tomaten und Basilikum | 235 ml Glas</text:p>
          </table:table-cell>
          <table:table-cell office:value-type="float" office:value="0.235">
            <text:p>0,235</text:p>
          </table:table-cell>
          <table:table-cell office:value-type="string">
            <text:p>403025430265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2</text:p>
          </table:table-cell>
          <table:table-cell office:value-type="string">
            <text:p>Original südafrikanischer Senf mit sonnengetrockneten Paprika und Chilli | 235 ml Glas</text:p>
          </table:table-cell>
          <table:table-cell office:value-type="float" office:value="0.235">
            <text:p>0,235</text:p>
          </table:table-cell>
          <table:table-cell office:value-type="string">
            <text:p>403025431986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2</text:p>
          </table:table-cell>
          <table:table-cell office:value-type="string">
            <text:p>Passierte Tomaten „Siccagno Corleonese“ | 410g Glas</text:p>
          </table:table-cell>
          <table:table-cell office:value-type="float" office:value="0.41">
            <text:p>0,41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7</text:p>
          </table:table-cell>
          <table:table-cell office:value-type="string">
            <text:p>Patè di Cime di Rapa – Stängelkohlpaste, Soezialität aus Apulien | 180 g Glas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6.45">
            <text:p>6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5</text:p>
          </table:table-cell>
          <table:table-cell office:value-type="string">
            <text:p>Peri Peri Mombasa Chilisauce, mittelscharf | 240 ml Glas</text:p>
          </table:table-cell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8</text:p>
          </table:table-cell>
          <table:table-cell office:value-type="string">
            <text:p>Pesto Basilico Cashew, zu Pasta, Gemüse und als Brotaufstrich | 130g Glas</text:p>
          </table:table-cell>
          <table:table-cell office:value-type="float" office:value="0.13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4</text:p>
          </table:table-cell>
          <table:table-cell office:value-type="string">
            <text:p>Pesto mit Basilikum, klassisch-frisch | 125 g Glas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3</text:p>
          </table:table-cell>
          <table:table-cell office:value-type="string">
            <text:p>Pesto mit Kürbiskernen, würzig-nussig, vegan | 125 g Glas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2</text:p>
          </table:table-cell>
          <table:table-cell office:value-type="string">
            <text:p>Pesto mit Pilzen, würzig-intensiv, vegan | 125 g Glas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1</text:p>
          </table:table-cell>
          <table:table-cell office:value-type="string">
            <text:p>Pesto mit Tomaten, mediterran-aromatisch, vegan | 125 g Glas</text:p>
          </table:table-cell>
          <table:table-cell office:value-type="float" office:value="0.125">
            <text:p>0,125</text:p>
          </table:table-cell>
          <table:table-cell office:value-type="string">
            <text:p>4250041672377</text:p>
          </table:table-cell>
          <table:table-cell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2</text:p>
          </table:table-cell>
          <table:table-cell office:value-type="string">
            <text:p>Safari Barbecue Würzsauce, scharf | 240 ml Glas</text:p>
          </table:table-cell>
          <table:table-cell office:value-type="float" office:value="0.24">
            <text:p>0,24</text:p>
          </table:table-cell>
          <table:table-cell office:value-type="string">
            <text:p>4030254394118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6</text:p>
          </table:table-cell>
          <table:table-cell office:value-type="string">
            <text:p>Salsa Curry Cashew, zu Reis, Pasta, Kartoffeln &amp; aufs Brot | 130g Glas</text:p>
          </table:table-cell>
          <table:table-cell office:value-type="float" office:value="0.13">
            <text:p>0,13</text:p>
          </table:table-cell>
          <table:table-cell office:value-type="string">
            <text:p>4013320266823</text:p>
          </table:table-cell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7</text:p>
          </table:table-cell>
          <table:table-cell office:value-type="string">
            <text:p>Salsa Natural Cashew, zu Reis, Pasta und Gemüse | 130g Glas</text:p>
          </table:table-cell>
          <table:table-cell office:value-type="float" office:value="0.13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9</text:p>
          </table:table-cell>
          <table:table-cell office:value-type="string">
            <text:p>Salsa Rosso Cashew, zu Reis, Pasta und Gemüse, scharf | 130g Glas</text:p>
          </table:table-cell>
          <table:table-cell office:value-type="float" office:value="0.13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5</text:p>
          </table:table-cell>
          <table:table-cell office:value-type="string">
            <text:p>Sauce Thai Mango, asiatisch-fruchtig, vegan | 200 ml Glas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4</text:p>
          </table:table-cell>
          <table:table-cell office:value-type="string">
            <text:p>Swazi Mamma Mamba Würzsauce, sehr scharf | 240 ml Glas</text:p>
          </table:table-cell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0</text:p>
          </table:table-cell>
          <table:table-cell office:value-type="string">
            <text:p>Tapenade Gemüse-Curry | 125ml Glas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2</text:p>
          </table:table-cell>
          <table:table-cell office:value-type="string">
            <text:p>Tapenade Tomate-Olive | 125ml Glas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1</text:p>
          </table:table-cell>
          <table:table-cell office:value-type="string">
            <text:p>Tapenade Tomate-Paprika | 125ml Glas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6</text:p>
          </table:table-cell>
          <table:table-cell office:value-type="string">
            <text:p>Zulu Fire Chilisauce, scharf | 240 ml Glas</text:p>
          </table:table-cell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10</text:p>
          </table:table-cell>
          <table:table-cell office:value-type="string">
            <text:p>„Ukuva Hot“ Geschenkset, scharf, mit Chilisauce „Zulu Fire“, 240ml und zwei Gewürzmühlen mini: Chilisalz „Hot Rocks Mild“, 30g, „Zulu Chili“ Gewürzmix 50g | 320 g Set</text:p>
          </table:table-cell>
          <table:table-cell office:value-type="float" office:value="0.32">
            <text:p>0,32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20</text:p>
          </table:table-cell>
          <table:table-cell office:value-type="string">
            <text:p>„Ukuva Mild“ Geschenkset, mild, mit Würzsauce „Chermoula“, 240ml und zwei Gewürzmühlen mini: Kräutersalz „Garden Route“, 25g, „Bushveld“ Mix 35g | 300 g Set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ma117003</text:p>
          </table:table-cell>
          <table:table-cell office:value-type="string">
            <text:p>Arganöl kalt gepreßt | 100ml Flasch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11.5">
            <text:p>11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ma117001</text:p>
          </table:table-cell>
          <table:table-cell office:value-type="string">
            <text:p>Arganöl kalt gepreßt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24.5">
            <text:p>24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mr010200</text:p>
          </table:table-cell>
          <table:table-cell office:value-type="string">
            <text:p>Arganöl, erste Pressung | 100ml Flasch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13.9">
            <text:p>13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sa110001</text:p>
          </table:table-cell>
          <table:table-cell office:value-type="string">
            <text:p>Balsamico Splash, 250 ml Fruchtiges Salatdressing aus Balsamico-Essig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ni117001</text:p>
          </table:table-cell>
          <table:table-cell office:value-type="string">
            <text:p>Honigbalsam, dezent-süßr Essig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h817009</text:p>
          </table:table-cell>
          <table:table-cell office:value-type="string">
            <text:p>Mango-Balsam, edler Fruchtessig | 250 ml Flasche</text:p>
          </table:table-cell>
          <table:table-cell office:value-type="float" office:value="0.25">
            <text:p>0,25</text:p>
          </table:table-cell>
          <table:table-cell office:value-type="string">
            <text:p>4250041600462</text:p>
          </table:table-cell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1</text:p>
          </table:table-cell>
          <table:table-cell office:value-type="string">
            <text:p>Olivenöl extra vergine „Libera Terra“ | 500 ml Flasche</text:p>
          </table:table-cell>
          <table:table-cell office:value-type="float" office:value="0.5">
            <text:p>0,5</text:p>
          </table:table-cell>
          <table:table-cell office:value-type="string">
            <text:p>8033757110311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2</text:p>
          </table:table-cell>
          <table:table-cell office:value-type="string">
            <text:p>Olivenöl extra vergine „Libera Terra“ | 5000 ml Kanist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lien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1</text:p>
          </table:table-cell>
          <table:table-cell office:value-type="string">
            <text:p>Olivenöl kalt gepreßt, nativ extra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2</text:p>
          </table:table-cell>
          <table:table-cell office:value-type="string">
            <text:p>Olivenöl kalt gepreßt, nativ extra | 500ml Flasche</text:p>
          </table:table-cell>
          <table:table-cell office:value-type="float" office:value="0.5">
            <text:p>0,5</text:p>
          </table:table-cell>
          <table:table-cell office:value-type="string">
            <text:p>4250041651334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4</text:p>
          </table:table-cell>
          <table:table-cell office:value-type="string">
            <text:p>Olivenöl kalt gepreßt, nativ extra, 100% Rumi, Jerusalem-Design | 500ml Flasch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0</text:p>
          </table:table-cell>
          <table:table-cell office:value-type="string">
            <text:p>Olivenöl kalt gepreßt, nativ extra, 5l-Metalldose | 5000ml Kanist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Palästina</text:p>
          </table:table-cell>
          <table:table-cell office:value-type="float" office:value="1">
            <text:p>1</text:p>
          </table:table-cell>
          <table:table-cell office:value-type="float" office:value="87.9">
            <text:p>8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7</text:p>
          </table:table-cell>
          <table:table-cell office:value-type="string">
            <text:p>Olivenöl kalt gepreßt, nativ extra, naturtrüb | 500ml Flasche</text:p>
          </table:table-cell>
          <table:table-cell office:value-type="float" office:value="0.5">
            <text:p>0,5</text:p>
          </table:table-cell>
          <table:table-cell office:value-type="string">
            <text:p>4250041674258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10.9">
            <text:p>10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6</text:p>
          </table:table-cell>
          <table:table-cell office:value-type="string">
            <text:p>Olivenöl mit Chili, nativ extra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8</text:p>
          </table:table-cell>
          <table:table-cell office:value-type="string">
            <text:p>Olivenöl mit Pfeffer, nativ extra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9</text:p>
          </table:table-cell>
          <table:table-cell office:value-type="string">
            <text:p>Olivenöl mit Thymian, nativ extra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Ethiquable</text:p>
          </table:table-cell>
          <table:table-cell office:value-type="string">
            <text:p>81</text:p>
          </table:table-cell>
          <table:table-cell office:value-type="string">
            <text:p>Olivenöl, nativ extra | 500 ml Flasche</text:p>
          </table:table-cell>
          <table:table-cell office:value-type="float" office:value="0.5">
            <text:p>0,5</text:p>
          </table:table-cell>
          <table:table-cell office:value-type="string">
            <text:p>5420051400812</text:p>
          </table:table-cell>
          <table:table-cell office:value-type="string">
            <text:p>Tunesien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ch110108</text:p>
          </table:table-cell>
          <table:table-cell office:value-type="string">
            <text:p>Olivenöl, Sorte Manzanilla, extra vergine, aus Chile | 500 ml Flasch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9">
            <text:p>7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3</text:p>
          </table:table-cell>
          <table:table-cell office:value-type="string">
            <text:p>Artischockenherzen in Pflanzenöl | 290g Glas</text:p>
          </table:table-cell>
          <table:table-cell office:value-type="float" office:value="0.29">
            <text:p>0,29</text:p>
          </table:table-cell>
          <table:table-cell office:value-type="string">
            <text:p>8033757110519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sl010010</text:p>
          </table:table-cell>
          <table:table-cell office:value-type="string">
            <text:p>Bio-Kokosraspeln fein, kbA <text:s/>| 200 g Beutel</text:p>
          </table:table-cell>
          <table:table-cell office:value-type="float" office:value="0.2">
            <text:p>0,2</text:p>
          </table:table-cell>
          <table:table-cell office:value-type="string">
            <text:p>403025430875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ec117001</text:p>
          </table:table-cell>
          <table:table-cell office:value-type="string">
            <text:p>Butterpilze, getrocknet, aromatisch-mild | 50 g <text:s/>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Ecuador</text:p>
          </table:table-cell>
          <table:table-cell office:value-type="float" office:value="9">
            <text:p>9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ec210050</text:p>
          </table:table-cell>
          <table:table-cell office:value-type="string">
            <text:p>getrocknete Butterpilze, "Suillus Luteus" | 50 g Karton</text:p>
          </table:table-cell>
          <table:table-cell office:value-type="float" office:value="0.05">
            <text:p>0,05</text:p>
          </table:table-cell>
          <table:table-cell office:value-type="string">
            <text:p>4030254141231</text:p>
          </table:table-cell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3</text:p>
          </table:table-cell>
          <table:table-cell office:value-type="string">
            <text:p>Grüne Oliven, vom Nabali-Olivenbaum, eingelegt | 180g Glas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7">
            <text:p>3,7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1</text:p>
          </table:table-cell>
          <table:table-cell office:value-type="string">
            <text:p>Halbgetrocknete Tomaten in Pflanzenöl | 290g Glas</text:p>
          </table:table-cell>
          <table:table-cell office:value-type="float" office:value="0.29">
            <text:p>0,29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th114001</text:p>
          </table:table-cell>
          <table:table-cell office:value-type="string">
            <text:p>Kokosraspeln, feine Qualität | 200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206</text:p>
          </table:table-cell>
          <table:table-cell office:value-type="string">
            <text:p>Linsensuppe | 285 g Glas</text:p>
          </table:table-cell>
          <table:table-cell office:value-type="float" office:value="0.285">
            <text:p>0,28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7</text:p>
          </table:table-cell>
          <table:table-cell office:value-type="string">
            <text:p>Mango-Sirup | 250ml Flasche</text:p>
          </table:table-cell>
          <table:table-cell office:value-type="float" office:value="0.25">
            <text:p>0,25</text:p>
          </table:table-cell>
          <table:table-cell office:value-type="string">
            <text:p>4250041600448</text:p>
          </table:table-cell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2</text:p>
          </table:table-cell>
          <table:table-cell office:value-type="string">
            <text:p>Mango-Sirup | 750m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a017001</text:p>
          </table:table-cell>
          <table:table-cell office:value-type="string">
            <text:p>Mochito-Sirup | 250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6</text:p>
          </table:table-cell>
          <table:table-cell office:value-type="string">
            <text:p>Schwarze Oliven vom Nabali Olivenbaum, eingelegt | 150g Glas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5</text:p>
          </table:table-cell>
          <table:table-cell office:value-type="string">
            <text:p>Sizilianisches Auberginengemüse, Caponata di Melanzane di Sicilia | 270g Glas</text:p>
          </table:table-cell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6.45">
            <text:p>6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2</text:p>
          </table:table-cell>
          <table:table-cell office:value-type="string">
            <text:p>Sonnengetrocknete Tomaten in Olivenöl | 150 g Glas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pl210110</text:p>
          </table:table-cell>
          <table:table-cell office:value-type="string">
            <text:p>Tomaten, getrocknet, würzig | 50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lb410001</text:p>
          </table:table-cell>
          <table:table-cell office:value-type="string">
            <text:p>Bulgur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2</text:p>
          </table:table-cell>
          <table:table-cell office:value-type="string">
            <text:p>Cous Cous | 500g Karton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8">
            <text:p>18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pl210200</text:p>
          </table:table-cell>
          <table:table-cell office:value-type="string">
            <text:p>Couscous Weizengrieß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alästina</text:p>
          </table:table-cell>
          <table:table-cell office:value-type="float" office:value="5">
            <text:p>5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nstige Getreide</text:p>
          </table:table-cell>
          <table:table-cell office:value-type="string">
            <text:p>dwp</text:p>
          </table:table-cell>
          <table:table-cell office:value-type="string">
            <text:p>rpl219004</text:p>
          </table:table-cell>
          <table:table-cell office:value-type="string">
            <text:p>Couscous „Maftoul“, sonnengetrocknet | 250 g Karton</text:p>
          </table:table-cell>
          <table:table-cell office:value-type="float" office:value="0.25">
            <text:p>0,25</text:p>
          </table:table-cell>
          <table:table-cell office:value-type="string">
            <text:p>4250041672353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1">
            <text:p>3,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120</text:p>
          </table:table-cell>
          <table:table-cell office:value-type="string">
            <text:p>Hartweizengriess, Semola di Grano Duro | 1000 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7</text:p>
          </table:table-cell>
          <table:table-cell office:value-type="string">
            <text:p>Kichererbsenmehl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">
            <text:p>3,7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ml410500</text:p>
          </table:table-cell>
          <table:table-cell office:value-type="string">
            <text:p>Bajong Schwarzer Wildreis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alysia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in419001</text:p>
          </table:table-cell>
          <table:table-cell office:value-type="string">
            <text:p>Basmati-Reis, weiß, locker-genüßlich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.69">
            <text:p>3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in010510</text:p>
          </table:table-cell>
          <table:table-cell office:value-type="string">
            <text:p>Basmatireis geschält | 500 g Beutel</text:p>
          </table:table-cell>
          <table:table-cell office:value-type="float" office:value="0.5">
            <text:p>0,5</text:p>
          </table:table-cell>
          <table:table-cell office:value-type="string">
            <text:p>4030254181060</text:p>
          </table:table-cell>
          <table:table-cell office:value-type="string">
            <text:p>Pakistan</text:p>
          </table:table-cell>
          <table:table-cell office:value-type="float" office:value="5">
            <text:p>5</text:p>
          </table:table-cell>
          <table:table-cell office:value-type="float" office:value="3.69">
            <text:p>3,6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8481004</text:p>
          </table:table-cell>
          <table:table-cell office:value-type="string">
            <text:p>Bio Basmati, teilgeschliffen | 500g Beutel</text:p>
          </table:table-cell>
          <table:table-cell office:value-type="float" office:value="0.5">
            <text:p>0,5</text:p>
          </table:table-cell>
          <table:table-cell office:value-type="string">
            <text:p>4013320128091</text:p>
          </table:table-cell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12</text:p>
          </table:table-cell>
          <table:table-cell office:value-type="string">
            <text:p>Bio Hom Mali , "Jasminreis", geschliffener Langkornreis | 1000g Karton</text:p>
          </table:table-cell>
          <table:table-cell office:value-type="float" office:value="1">
            <text:p>1</text:p>
          </table:table-cell>
          <table:table-cell office:value-type="string">
            <text:p>40133201486791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5.49">
            <text:p>5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11</text:p>
          </table:table-cell>
          <table:table-cell office:value-type="string">
            <text:p>Bio Hom Mali , "Jasminreis", geschliffener Langkornreis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07</text:p>
          </table:table-cell>
          <table:table-cell office:value-type="string">
            <text:p>Bio Hom Mali, "Jasminreis", Vollwertreis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8481006</text:p>
          </table:table-cell>
          <table:table-cell office:value-type="string">
            <text:p>Bio-Basmati, weiß, geschliff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3.69">
            <text:p>3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Ethiquable</text:p>
          </table:table-cell>
          <table:table-cell office:value-type="string">
            <text:p>43</text:p>
          </table:table-cell>
          <table:table-cell office:value-type="string">
            <text:p>JASMIN REIS THAILAND, Langkorn, geschält | 500g Karton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10</text:p>
          </table:table-cell>
          <table:table-cell office:value-type="string">
            <text:p>Jasminreis, brauner Vollwertreis | 500 g Beutel</text:p>
          </table:table-cell>
          <table:table-cell office:value-type="float" office:value="0.5">
            <text:p>0,5</text:p>
          </table:table-cell>
          <table:table-cell office:value-type="string">
            <text:p>4030254380760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00</text:p>
          </table:table-cell>
          <table:table-cell office:value-type="string">
            <text:p>Jasminreis, Langkornreis geschält | 500 g Beutel</text:p>
          </table:table-cell>
          <table:table-cell office:value-type="float" office:value="0.5">
            <text:p>0,5</text:p>
          </table:table-cell>
          <table:table-cell office:value-type="string">
            <text:p>4030254380753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th119004</text:p>
          </table:table-cell>
          <table:table-cell office:value-type="string">
            <text:p>Jasminreis, rot-weiße Duftreismischun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20</text:p>
          </table:table-cell>
          <table:table-cell office:value-type="string">
            <text:p>Jasminreis, roter Vollwertreis | 500 g Beutel</text:p>
          </table:table-cell>
          <table:table-cell office:value-type="float" office:value="0.5">
            <text:p>0,5</text:p>
          </table:table-cell>
          <table:table-cell office:value-type="string">
            <text:p>4030254395962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411001</text:p>
          </table:table-cell>
          <table:table-cell office:value-type="string">
            <text:p>Khaw Dam, schwarzer Reis, ungeschliffen | 500g Beutel</text:p>
          </table:table-cell>
          <table:table-cell office:value-type="float" office:value="0.5">
            <text:p>0,5</text:p>
          </table:table-cell>
          <table:table-cell office:value-type="string">
            <text:p>4013320185131</text:p>
          </table:table-cell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ga210500</text:p>
          </table:table-cell>
          <table:table-cell office:value-type="string">
            <text:p>Langkornreis, parboiled <text:s text:c="2"/>| 500g Karton</text:p>
          </table:table-cell>
          <table:table-cell office:value-type="float" office:value="0.5">
            <text:p>0,5</text:p>
          </table:table-cell>
          <table:table-cell office:value-type="string">
            <text:p>4030254323569</text:p>
          </table:table-cell>
          <table:table-cell office:value-type="string">
            <text:p>Guyana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401001</text:p>
          </table:table-cell>
          <table:table-cell office:value-type="string">
            <text:p>Lila Reis, Reismischung, "Klebreis" | 500g Beutel</text:p>
          </table:table-cell>
          <table:table-cell office:value-type="float" office:value="0.5">
            <text:p>0,5</text:p>
          </table:table-cell>
          <table:table-cell office:value-type="string">
            <text:p>4013320081013</text:p>
          </table:table-cell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string">
            <text:p>4051017</text:p>
          </table:table-cell>
          <table:table-cell office:value-type="string">
            <text:p>Bio Quinua, traditionelles Korn aus den And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1</text:p>
          </table:table-cell>
          <table:table-cell office:value-type="string">
            <text:p>Quinua, kbA | 500 g Beutel</text:p>
          </table:table-cell>
          <table:table-cell office:value-type="float" office:value="0.5">
            <text:p>0,5</text:p>
          </table:table-cell>
          <table:table-cell office:value-type="string">
            <text:p>4030254141064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6.89">
            <text:p>6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string">
            <text:p>4051018</text:p>
          </table:table-cell>
          <table:table-cell office:value-type="string">
            <text:p>Rote Bio Quinua, traditionelles Korn aus den Anden | 500g Karton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5</text:p>
          </table:table-cell>
          <table:table-cell office:value-type="string">
            <text:p>Rote Quinua, kbA | 500g Beutel</text:p>
          </table:table-cell>
          <table:table-cell office:value-type="float" office:value="0.5">
            <text:p>0,5</text:p>
          </table:table-cell>
          <table:table-cell office:value-type="string">
            <text:p>4030254350701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6</text:p>
          </table:table-cell>
          <table:table-cell office:value-type="string">
            <text:p>Schwarze Quinua | 500g Beutel</text:p>
          </table:table-cell>
          <table:table-cell office:value-type="float" office:value="0.5">
            <text:p>0,5</text:p>
          </table:table-cell>
          <table:table-cell office:value-type="string">
            <text:p>4030254350718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0</text:p>
          </table:table-cell>
          <table:table-cell office:value-type="string">
            <text:p>Calypsobohn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4</text:p>
          </table:table-cell>
          <table:table-cell office:value-type="string">
            <text:p>gekochte Kichererbsen | 300 g Glas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75">
            <text:p>2,7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5</text:p>
          </table:table-cell>
          <table:table-cell office:value-type="string">
            <text:p>Kichererbsen | 400 g Beutel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2</text:p>
          </table:table-cell>
          <table:table-cell office:value-type="string">
            <text:p>Kichererbs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1</text:p>
          </table:table-cell>
          <table:table-cell office:value-type="string">
            <text:p>Linsen, getrocknet | 400 g Beutel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7</text:p>
          </table:table-cell>
          <table:table-cell office:value-type="string">
            <text:p>Rote Bohn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3</text:p>
          </table:table-cell>
          <table:table-cell office:value-type="string">
            <text:p>Rote Linsen | 500 g Beutel</text:p>
          </table:table-cell>
          <table:table-cell office:value-type="float" office:value="0.5">
            <text:p>0,5</text:p>
          </table:table-cell>
          <table:table-cell office:value-type="string">
            <text:p>4030254354181</text:p>
          </table:table-cell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79">
            <text:p>3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3</text:p>
          </table:table-cell>
          <table:table-cell office:value-type="string">
            <text:p>Saat-Platterbse/Kicherlinge | 400 g Beutel</text:p>
          </table:table-cell>
          <table:table-cell office:value-type="float" office:value="0.4">
            <text:p>0,4</text:p>
          </table:table-cell>
          <table:table-cell office:value-type="string">
            <text:p>8032568560421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0</text:p>
          </table:table-cell>
          <table:table-cell office:value-type="string">
            <text:p>Schwarze Bohnen <text:s/>| 500 g Beutel</text:p>
          </table:table-cell>
          <table:table-cell office:value-type="float" office:value="0.5">
            <text:p>0,5</text:p>
          </table:table-cell>
          <table:table-cell office:value-type="string">
            <text:p>4030254141316</text:p>
          </table:table-cell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1</text:p>
          </table:table-cell>
          <table:table-cell office:value-type="string">
            <text:p>Tartarenbohn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üsli</text:p>
          </table:table-cell>
          <table:table-cell office:value-type="string">
            <text:p>Ethiquable</text:p>
          </table:table-cell>
          <table:table-cell office:value-type="string">
            <text:p>54</text:p>
          </table:table-cell>
          <table:table-cell office:value-type="string">
            <text:p>Müsli Knusper-Crunch Reis und Quinua, mit Schokolade und Cashewnuß | 375g Karton</text:p>
          </table:table-cell>
          <table:table-cell office:value-type="float" office:value="0.375">
            <text:p>0,375</text:p>
          </table:table-cell>
          <table:table-cell office:value-type="string">
            <text:p>5420051400546</text:p>
          </table:table-cell>
          <table:table-cell office:value-type="string">
            <text:p>Thailand, Haiti</text:p>
          </table:table-cell>
          <table:table-cell office:value-type="float" office:value="12">
            <text:p>12</text:p>
          </table:table-cell>
          <table:table-cell office:value-type="float" office:value="4.89">
            <text:p>4,8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1</text:p>
          </table:table-cell>
          <table:table-cell office:value-type="string">
            <text:p>Müsli-Mix, Früchte &amp; Nüsse | 375g Beutel</text:p>
          </table:table-cell>
          <table:table-cell office:value-type="float" office:value="0.375">
            <text:p>0,3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2</text:p>
          </table:table-cell>
          <table:table-cell office:value-type="string">
            <text:p>Müsli-Mix, Früchte Exotik | 375g Beutel</text:p>
          </table:table-cell>
          <table:table-cell office:value-type="float" office:value="0.375">
            <text:p>0,375</text:p>
          </table:table-cell>
          <table:table-cell office:value-type="string">
            <text:p>4250041697455</text:p>
          </table:table-cell>
          <table:table-cell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Müsli</text:p>
          </table:table-cell>
          <table:table-cell office:value-type="string">
            <text:p>EP</text:p>
          </table:table-cell>
          <table:table-cell office:value-type="string">
            <text:p>bo110012</text:p>
          </table:table-cell>
          <table:table-cell office:value-type="string">
            <text:p>Quinua "Pop", gepuffte Quinua, kbA | 100 g Beutel</text:p>
          </table:table-cell>
          <table:table-cell office:value-type="float" office:value="0.1">
            <text:p>0,1</text:p>
          </table:table-cell>
          <table:table-cell office:value-type="string">
            <text:p>4030254141026</text:p>
          </table:table-cell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11884</text:p>
          </table:table-cell>
          <table:table-cell office:value-type="string">
            <text:p>Adventskalender, Vollmilch Schokolade | 75 g </text:p>
          </table:table-cell>
          <table:table-cell office:value-type="float" office:value="0.075">
            <text:p>0,075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84</text:p>
          </table:table-cell>
          <table:table-cell office:value-type="string">
            <text:p>Cacao Spezialitäten Set, Kakaogetränkepulver, 32% Kakao, 9 Portionen in drei Geschmacksrichtungen | 135g Pkg.</text:p>
          </table:table-cell>
          <table:table-cell office:value-type="float" office:value="0.135">
            <text:p>0,135</text:p>
          </table:table-cell>
          <table:table-cell/>
          <table:table-cell office:value-type="string">
            <text:p>Paraguay/, Dom. Rep.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CTM</text:p>
          </table:table-cell>
          <table:table-cell office:value-type="string">
            <text:p>375</text:p>
          </table:table-cell>
          <table:table-cell office:value-type="string">
            <text:p>Panettoncino – Ital. Weihnachtskuchen, mit Schokoladenstückchen | 100 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C. Rica, Süd-, Afr., Dom.Rep.</text:p>
          </table:table-cell>
          <table:table-cell office:value-type="float" office:value="12">
            <text:p>12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Libera Terra</text:p>
          </table:table-cell>
          <table:table-cell office:value-type="string">
            <text:p>LT713</text:p>
          </table:table-cell>
          <table:table-cell office:value-type="string">
            <text:p>Paste de Mandorle, feines Mandelgebäck aus Sizilien | 175 g Box</text:p>
          </table:table-cell>
          <table:table-cell office:value-type="float" office:value="0.175">
            <text:p>0,17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08</text:p>
          </table:table-cell>
          <table:table-cell office:value-type="string">
            <text:p>Pfeffernüsse, mit Schokolade und Zuckerglasur | 125 g Beutel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sa112021</text:p>
          </table:table-cell>
          <table:table-cell office:value-type="string">
            <text:p>Rooibos Weihnachtstee, mit Zimt-Orange, harmonisch-wärmend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a212130</text:p>
          </table:table-cell>
          <table:table-cell office:value-type="string">
            <text:p>Rotbusch Weihnachtste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71</text:p>
          </table:table-cell>
          <table:table-cell office:value-type="string">
            <text:p>Schoko <text:s/>Bischof, bemalt, ca. 12cm, Hohlfigur, Vollmilchschokolade | 50 g 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72</text:p>
          </table:table-cell>
          <table:table-cell office:value-type="string">
            <text:p>Schoko <text:s/>Bischof, ca. 12cm, Hohlfigur, Zartbitterschokolade | 55 g </text:p>
          </table:table-cell>
          <table:table-cell office:value-type="float" office:value="0.055">
            <text:p>0,055</text:p>
          </table:table-cell>
          <table:table-cell/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85</text:p>
          </table:table-cell>
          <table:table-cell office:value-type="string">
            <text:p>Schoko Glücksschweinchen, Hohlfigur Vollmilch, bemalt mit weißer Schokolade | 50 g 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diverse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07</text:p>
          </table:table-cell>
          <table:table-cell office:value-type="string">
            <text:p>Schoko Lebkuchenherzen, gefüllt mit Maracujakonfitüre | 125 g Beutel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26</text:p>
          </table:table-cell>
          <table:table-cell office:value-type="string">
            <text:p>Schoko Nikolaus massiv, Vollmilchschokolade | 12,5 g </text:p>
          </table:table-cell>
          <table:table-cell office:value-type="float" office:value="0.0125">
            <text:p>0,0125</text:p>
          </table:table-cell>
          <table:table-cell/>
          <table:table-cell office:value-type="string">
            <text:p>diverse</text:p>
          </table:table-cell>
          <table:table-cell office:value-type="float" office:value="80">
            <text:p>80</text:p>
          </table:table-cell>
          <table:table-cell office:value-type="float" office:value="0.49">
            <text:p>0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67</text:p>
          </table:table-cell>
          <table:table-cell office:value-type="string">
            <text:p>Schoko Nikolaus Vollmilch, ca. 10m, Hohlfigur in Stanniol | 28 g </text:p>
          </table:table-cell>
          <table:table-cell office:value-type="float" office:value="0.028">
            <text:p>0,028</text:p>
          </table:table-cell>
          <table:table-cell/>
          <table:table-cell office:value-type="string">
            <text:p>diverse</text:p>
          </table:table-cell>
          <table:table-cell office:value-type="float" office:value="24">
            <text:p>24</text:p>
          </table:table-cell>
          <table:table-cell office:value-type="float" office:value="0.99">
            <text:p>0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25</text:p>
          </table:table-cell>
          <table:table-cell office:value-type="string">
            <text:p>Schoko Nikolaus Vollmilch, ca. 16cm, Hohlfigur in Stanniol | 65 g </text:p>
          </table:table-cell>
          <table:table-cell office:value-type="float" office:value="0.065">
            <text:p>0,065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86</text:p>
          </table:table-cell>
          <table:table-cell office:value-type="string">
            <text:p>Schoko Tannenbaum, Hohlfigur Vollmilch, bemalt mit weißer Schokolade | 40 g 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Ethiquable</text:p>
          </table:table-cell>
          <table:table-cell office:value-type="string">
            <text:p>94</text:p>
          </table:table-cell>
          <table:table-cell office:value-type="string">
            <text:p>Spekulatius <text:s/>| 125 g Karton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9">
            <text:p>9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11903</text:p>
          </table:table-cell>
          <table:table-cell office:value-type="string">
            <text:p>Spekulatius, mit Rohrohrzucker und Honig | 225g Karton</text:p>
          </table:table-cell>
          <table:table-cell office:value-type="float" office:value="0.225">
            <text:p>0,2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7003</text:p>
          </table:table-cell>
          <table:table-cell office:value-type="string">
            <text:p>St. Martin Bio Kids Riegel, Vollmilchschokolade mit Milchcremefüllung | 37,5g Riegel</text:p>
          </table:table-cell>
          <table:table-cell office:value-type="float" office:value="0.0375">
            <text:p>0,0375</text:p>
          </table:table-cell>
          <table:table-cell/>
          <table:table-cell office:value-type="string">
            <text:p>Peru/Dom.Rep,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0205</text:p>
          </table:table-cell>
          <table:table-cell office:value-type="string">
            <text:p>Vollmilch Weihnachtsedition, Schokolade Vollmilch Pur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ni513003</text:p>
          </table:table-cell>
          <table:table-cell office:value-type="string">
            <text:p>Weihnachtskaffee, Bohn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, Äthiop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ni513001</text:p>
          </table:table-cell>
          <table:table-cell office:value-type="string">
            <text:p>Weihnachtskaffee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, Äthiop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61808</text:p>
          </table:table-cell>
          <table:table-cell office:value-type="string">
            <text:p>Weihnachtsschokolade, mit weihnachtlicher Gewürzmischung | 40 g Taf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l315902</text:p>
          </table:table-cell>
          <table:table-cell office:value-type="string">
            <text:p>„Weihnachtsgewürze“, Box mit 8 Gewürzen | 180 g Box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Sri <text:s/>Lanka</text:p>
          </table:table-cell>
          <table:table-cell office:value-type="float" office:value="9">
            <text:p>9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ische Getränke pfandfrei</text:p>
          </table:table-cell>
          <table:table-cell office:value-type="string">
            <text:p>unbekannt</text:p>
          </table:table-cell>
          <table:table-cell office:value-type="string">
            <text:p>SONSTIGES4</text:p>
          </table:table-cell>
          <table:table-cell office:value-type="string">
            <text:p>Alkohol pfandfrei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cu111300</text:p>
          </table:table-cell>
          <table:table-cell office:value-type="string">
            <text:p>"Cubita" Kaffeelikör, 32% Vol. | 0,7 l Flasche</text:p>
          </table:table-cell>
          <table:table-cell office:value-type="float" office:value="0.7">
            <text:p>0,7</text:p>
          </table:table-cell>
          <table:table-cell office:value-type="string">
            <text:p>8500000077801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6.9">
            <text:p>1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nstige alkoholische Getränke</text:p>
          </table:table-cell>
          <table:table-cell office:value-type="string">
            <text:p>GEPA</text:p>
          </table:table-cell>
          <table:table-cell office:value-type="string">
            <text:p>4318603</text:p>
          </table:table-cell>
          <table:table-cell office:value-type="string">
            <text:p>Bio Met – nach altem Rezept, Honigwein, 12% Vol | 0,75 l Flasche</text:p>
          </table:table-cell>
          <table:table-cell office:value-type="float" office:value="0.75">
            <text:p>0,75</text:p>
          </table:table-cell>
          <table:table-cell office:value-type="string">
            <text:p>4013320099674</text:p>
          </table:table-cell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5.79">
            <text:p>5,7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mi117002</text:p>
          </table:table-cell>
          <table:table-cell office:value-type="string">
            <text:p>Kaffeelikör, 18% Vol. <text:s/>| 0,35l Flasche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nstige alkoholische Getränke</text:p>
          </table:table-cell>
          <table:table-cell office:value-type="string">
            <text:p>Libera Terra</text:p>
          </table:table-cell>
          <table:table-cell office:value-type="string">
            <text:p>LT401</text:p>
          </table:table-cell>
          <table:table-cell office:value-type="string">
            <text:p>Limoncello di Sicilia Libera Terra, sizilianischer Zitronenlikör mit fair gehandeltem Rohrzucker aus Costa Rica, 28% Vol. | 0,5l Flasche</text:p>
          </table:table-cell>
          <table:table-cell office:value-type="float" office:value="0.5">
            <text:p>0,5</text:p>
          </table:table-cell>
          <table:table-cell office:value-type="string">
            <text:p>8032568561008</text:p>
          </table:table-cell>
          <table:table-cell office:value-type="string">
            <text:p>Italien, Costa Rica</text:p>
          </table:table-cell>
          <table:table-cell office:value-type="float" office:value="6">
            <text:p>6</text:p>
          </table:table-cell>
          <table:table-cell office:value-type="float" office:value="18.5">
            <text:p>18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ph817008</text:p>
          </table:table-cell>
          <table:table-cell office:value-type="string">
            <text:p>Mango-Limes, 16% Vol. | 500ml Flasch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sa011006</text:p>
          </table:table-cell>
          <table:table-cell office:value-type="string">
            <text:p>Stellar Organics Extra Dry, Schaumwein | 0,75 l Flasche</text:p>
          </table:table-cell>
          <table:table-cell office:value-type="float" office:value="0.75">
            <text:p>0,75</text:p>
          </table:table-cell>
          <table:table-cell office:value-type="string">
            <text:p>403025419219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13.9">
            <text:p>1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400</text:p>
          </table:table-cell>
          <table:table-cell office:value-type="string">
            <text:p>"Chequén Orgánico", Chilenischer Rotwein, Cabernet Sauvignon und Carmenere, BIO | 0,75 l Flasche</text:p>
          </table:table-cell>
          <table:table-cell office:value-type="float" office:value="0.75">
            <text:p>0,75</text:p>
          </table:table-cell>
          <table:table-cell office:value-type="string">
            <text:p>4030254206183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5.2">
            <text:p>5,2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41</text:p>
          </table:table-cell>
          <table:table-cell office:value-type="string">
            <text:p>Alberelli de la Santa, Negroamaro Salento IGT, Roséwein, Apuli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8.95">
            <text:p>8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1</text:p>
          </table:table-cell>
          <table:table-cell office:value-type="string">
            <text:p>Cabernet Sauvignon, Chilenischer Rotwein <text:s/>| 0,375 l Flasche</text:p>
          </table:table-cell>
          <table:table-cell office:value-type="float" office:value="0.375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0</text:p>
          </table:table-cell>
          <table:table-cell office:value-type="string">
            <text:p>Cabernet Sauvignon, Chilenischer Rotwein <text:s/>| 0,75 l Flasche</text:p>
          </table:table-cell>
          <table:table-cell office:value-type="float" office:value="0.75">
            <text:p>0,75</text:p>
          </table:table-cell>
          <table:table-cell office:value-type="string">
            <text:p>4030254206183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2</text:p>
          </table:table-cell>
          <table:table-cell office:value-type="string">
            <text:p>Centopassi Blend Rosso Libera Terra, Centopassi, Rotwein Sizilien IGT | 0,75 l Flasche</text:p>
          </table:table-cell>
          <table:table-cell office:value-type="float" office:value="0.75">
            <text:p>0,75</text:p>
          </table:table-cell>
          <table:table-cell office:value-type="string">
            <text:p>8032568560902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6</text:p>
          </table:table-cell>
          <table:table-cell office:value-type="string">
            <text:p>Centopassi Nero d'Avola Rosso Libera Terra, Rotwein Sizilien DOC | 0,75 l Flasche</text:p>
          </table:table-cell>
          <table:table-cell office:value-type="float" office:value="0.75">
            <text:p>0,75</text:p>
          </table:table-cell>
          <table:table-cell office:value-type="string">
            <text:p>8032568560483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300</text:p>
          </table:table-cell>
          <table:table-cell office:value-type="string">
            <text:p>Cinco Sentidos, Reserva Malbec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400</text:p>
          </table:table-cell>
          <table:table-cell office:value-type="string">
            <text:p>Cinco Sentidos, Reserva Torrontes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25</text:p>
          </table:table-cell>
          <table:table-cell office:value-type="string">
            <text:p>El Sur, Cabernet Sauvignon, trocken | 0,25 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Chile</text:p>
          </table:table-cell>
          <table:table-cell office:value-type="float" office:value="20">
            <text:p>2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10</text:p>
          </table:table-cell>
          <table:table-cell office:value-type="string">
            <text:p>El Sur, Cabernet Sauvignon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11</text:p>
          </table:table-cell>
          <table:table-cell office:value-type="string">
            <text:p>El Sur, Sauvignon Blanc, Valle de Lontué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4</text:p>
          </table:table-cell>
          <table:table-cell office:value-type="string">
            <text:p>Filari di Sant'Antoni, Negroamaro Salento Libera Terra Puglia, Rotwein Apulien IGT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22</text:p>
          </table:table-cell>
          <table:table-cell office:value-type="string">
            <text:p>Goue Vallei Rosé, Goue Vallei - Western Cape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3</text:p>
          </table:table-cell>
          <table:table-cell office:value-type="string">
            <text:p>Hiso Telaray Rosso Salento Libera Terra Puglia, Rotwein Apulien IGT | 0,75 l Flasche</text:p>
          </table:table-cell>
          <table:table-cell office:value-type="float" office:value="0.75">
            <text:p>0,75</text:p>
          </table:table-cell>
          <table:table-cell office:value-type="string">
            <text:p>8033757110205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8.95">
            <text:p>8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7</text:p>
          </table:table-cell>
          <table:table-cell office:value-type="string">
            <text:p>Ilula Chenin-Sauvignon Blanc, W.O. Western Cape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29">
            <text:p>6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3</text:p>
          </table:table-cell>
          <table:table-cell office:value-type="string">
            <text:p>Ilula Merlot, W.O. Western Cape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69">
            <text:p>6,6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2</text:p>
          </table:table-cell>
          <table:table-cell office:value-type="string">
            <text:p>Ilula Pinotage, W.O. Western Cape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32241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69">
            <text:p>6,6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5</text:p>
          </table:table-cell>
          <table:table-cell office:value-type="string">
            <text:p>Ilula Shiraz, W.O. Western Cape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29">
            <text:p>6,2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2</text:p>
          </table:table-cell>
          <table:table-cell office:value-type="string">
            <text:p>Koopmannskloof Cabernet Sauvignon, Wine of Origin Stellenbosch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1</text:p>
          </table:table-cell>
          <table:table-cell office:value-type="string">
            <text:p>Koopmannskloof Pinotage Rosé, Wine of Origin Stellbosch, halb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5</text:p>
          </table:table-cell>
          <table:table-cell office:value-type="string">
            <text:p>Koopmannskloof Sauvignon Blanc, Wine of Origin Stellbosch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89">
            <text:p>5,8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3</text:p>
          </table:table-cell>
          <table:table-cell office:value-type="string">
            <text:p>Koopmannskloof Shiraz, Wine of Origin Stellenbosch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9578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4</text:p>
          </table:table-cell>
          <table:table-cell office:value-type="string">
            <text:p>Las Lomas - Cabernet Sauvignon Rosé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52973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3</text:p>
          </table:table-cell>
          <table:table-cell office:value-type="string">
            <text:p>Las Lomas, Chardonnay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79">
            <text:p>5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2</text:p>
          </table:table-cell>
          <table:table-cell office:value-type="string">
            <text:p>Las Lomas, Pais-Cabernet Sauvignon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068045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8</text:p>
          </table:table-cell>
          <table:table-cell office:value-type="string">
            <text:p>Lautaro Bio Cabernet Sauvignon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96328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9</text:p>
          </table:table-cell>
          <table:table-cell office:value-type="string">
            <text:p>Lautaro Bio Carmenere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96335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7</text:p>
          </table:table-cell>
          <table:table-cell office:value-type="string">
            <text:p>Lautaro Bio Merlot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6</text:p>
          </table:table-cell>
          <table:table-cell office:value-type="string">
            <text:p>Lautaro Bio-Sauvignon Blanc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96304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5</text:p>
          </table:table-cell>
          <table:table-cell office:value-type="string">
            <text:p>Lautaro Otoño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74500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1</text:p>
          </table:table-cell>
          <table:table-cell office:value-type="string">
            <text:p>Merlot, Chilenischer Rotwein | 0,375 l Flasche</text:p>
          </table:table-cell>
          <table:table-cell office:value-type="float" office:value="0.375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0</text:p>
          </table:table-cell>
          <table:table-cell office:value-type="string">
            <text:p>Merlot, Chilenischer Rotwein | 0,75 l Flasche</text:p>
          </table:table-cell>
          <table:table-cell office:value-type="float" office:value="0.75">
            <text:p>0,75</text:p>
          </table:table-cell>
          <table:table-cell office:value-type="string">
            <text:p>4030254300300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100</text:p>
          </table:table-cell>
          <table:table-cell office:value-type="string">
            <text:p>Palesa, Chenin Blanc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200</text:p>
          </table:table-cell>
          <table:table-cell office:value-type="string">
            <text:p>Palesa, Pinotage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101</text:p>
          </table:table-cell>
          <table:table-cell office:value-type="string">
            <text:p>Palesa, Sauvignon Blanc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300</text:p>
          </table:table-cell>
          <table:table-cell office:value-type="string">
            <text:p>Palesa, Shiraz Merlot Rosé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9</text:p>
          </table:table-cell>
          <table:table-cell office:value-type="string">
            <text:p>Primitivo Anto', Rosso Salento Libera Terra Puglia, Rotwein Apulien IGT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8</text:p>
          </table:table-cell>
          <table:table-cell office:value-type="string">
            <text:p>Renata Fonte, Negroamaro, Rosso Salento Libera Terra Puglia, Rotwein Apulien IGT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800</text:p>
          </table:table-cell>
          <table:table-cell office:value-type="string">
            <text:p>Rosé Reserva, Chilenischer Rotwei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100</text:p>
          </table:table-cell>
          <table:table-cell office:value-type="string">
            <text:p>Santa Irene, Cabernet Sauvigno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200</text:p>
          </table:table-cell>
          <table:table-cell office:value-type="string">
            <text:p>Santa Irene, Torrontes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1</text:p>
          </table:table-cell>
          <table:table-cell office:value-type="string">
            <text:p>Sauvignon Blanc, Chile | 0,375 l Flasche</text:p>
          </table:table-cell>
          <table:table-cell office:value-type="float" office:value="0.375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0</text:p>
          </table:table-cell>
          <table:table-cell office:value-type="string">
            <text:p>Sauvignon Blanc, Chile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1</text:p>
          </table:table-cell>
          <table:table-cell office:value-type="string">
            <text:p>SOLOMBRA, Cabernet Sauvignon Bonarda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86602</text:p>
          </table:table-cell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2</text:p>
          </table:table-cell>
          <table:table-cell office:value-type="string">
            <text:p>SOLOMBRA, Malbec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3</text:p>
          </table:table-cell>
          <table:table-cell office:value-type="string">
            <text:p>SOLOMBRA, Torrontes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86626</text:p>
          </table:table-cell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900</text:p>
          </table:table-cell>
          <table:table-cell office:value-type="string">
            <text:p>Syrah Reserva, Chilenischer Rotwei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2</text:p>
          </table:table-cell>
          <table:table-cell office:value-type="string">
            <text:p>Wein <text:s/>Centopassi Blend Bianco Libera Terra, <text:s/>Weißwein Sizilien DOC | 0,75 l Flasche</text:p>
          </table:table-cell>
          <table:table-cell office:value-type="float" office:value="0.75">
            <text:p>0,75</text:p>
          </table:table-cell>
          <table:table-cell office:value-type="string">
            <text:p>8032568560919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45">
            <text:p>9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6</text:p>
          </table:table-cell>
          <table:table-cell office:value-type="string">
            <text:p>Wein <text:s/>Centopassi Grillo-Cataratto Bianco Libera Terra, <text:s/>Weißwein Sizilien DOC | 0,75 l Flasche</text:p>
          </table:table-cell>
          <table:table-cell office:value-type="float" office:value="0.75">
            <text:p>0,75</text:p>
          </table:table-cell>
          <table:table-cell office:value-type="string">
            <text:p>8032568560476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um</text:p>
          </table:table-cell>
          <table:table-cell office:value-type="string">
            <text:p>dwp</text:p>
          </table:table-cell>
          <table:table-cell office:value-type="string">
            <text:p>rbr217001</text:p>
          </table:table-cell>
          <table:table-cell office:value-type="string">
            <text:p>Cachaça, brasilianische Spirituose aus Zuckerrohr, 40,5% Vol. <text:s/>| 0,35 l Flasche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5">
            <text:p>13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h511010</text:p>
          </table:table-cell>
          <table:table-cell office:value-type="string">
            <text:p>El Pisco Gobernador | 0,7 l Flasche</text:p>
          </table:table-cell>
          <table:table-cell office:value-type="float" office:value="0.7">
            <text:p>0,7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19.9">
            <text:p>19,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1</text:p>
          </table:table-cell>
          <table:table-cell office:value-type="string">
            <text:p>Ron de Cuba ""Varadero"", weißer Rum aus Cuba, 3 Jahre gereift | 0,7 l Flasche</text:p>
          </table:table-cell>
          <table:table-cell office:value-type="float" office:value="0.7">
            <text:p>0,7</text:p>
          </table:table-cell>
          <table:table-cell office:value-type="string">
            <text:p>8501110100014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5.9">
            <text:p>15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3</text:p>
          </table:table-cell>
          <table:table-cell office:value-type="string">
            <text:p>Ron de Cuba "Varadero", brauner Rum aus Cuba, 15 Jahre gereift | 0,7 l Flasche</text:p>
          </table:table-cell>
          <table:table-cell office:value-type="float" office:value="0.7">
            <text:p>0,7</text:p>
          </table:table-cell>
          <table:table-cell office:value-type="string">
            <text:p>8500000650745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2</text:p>
          </table:table-cell>
          <table:table-cell office:value-type="string">
            <text:p>Ron de Cuba "Varadero", brauner Rum aus Cuba, 5 Jahre gereift | 0,7 l Flasche</text:p>
          </table:table-cell>
          <table:table-cell office:value-type="float" office:value="0.7">
            <text:p>0,7</text:p>
          </table:table-cell>
          <table:table-cell office:value-type="string">
            <text:p>8501110116015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7.9">
            <text:p>17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0</text:p>
          </table:table-cell>
          <table:table-cell office:value-type="string">
            <text:p>Ron de Cuba "Varadero", brauner Rum aus Cuba, 7 Jahre gereift | 0,7 l Flasche</text:p>
          </table:table-cell>
          <table:table-cell office:value-type="float" office:value="0.7">
            <text:p>0,7</text:p>
          </table:table-cell>
          <table:table-cell office:value-type="string">
            <text:p>8501110126014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8.9">
            <text:p>18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100</text:p>
          </table:table-cell>
          <table:table-cell office:value-type="string">
            <text:p>Apfel Mango Brombeer Saft | 1,0 l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eru, Ecuador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87</text:p>
          </table:table-cell>
          <table:table-cell office:value-type="string">
            <text:p>Apfel Mango Maracuja Saft | 1,0 l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10</text:p>
          </table:table-cell>
          <table:table-cell office:value-type="string">
            <text:p>Banane-Apfel-Smoothie | 0,25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30</text:p>
          </table:table-cell>
          <table:table-cell office:value-type="string">
            <text:p>Banane-Tropical-Smoothie | 0,25l Flasche</text:p>
          </table:table-cell>
          <table:table-cell office:value-type="float" office:value="0.25">
            <text:p>0,25</text:p>
          </table:table-cell>
          <table:table-cell office:value-type="string">
            <text:p>4260003712003</text:p>
          </table:table-cell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8912009</text:p>
          </table:table-cell>
          <table:table-cell office:value-type="string">
            <text:p>Batida del Mundo, aus Frucht- und Rote Beetesaftkonzentrat | 1,0 l Karton</text:p>
          </table:table-cell>
          <table:table-cell office:value-type="float" office:value="1">
            <text:p>1</text:p>
          </table:table-cell>
          <table:table-cell office:value-type="string">
            <text:p>4013320066256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200</text:p>
          </table:table-cell>
          <table:table-cell office:value-type="string">
            <text:p>Bio-Lassi Banane | 0,5l Karton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100</text:p>
          </table:table-cell>
          <table:table-cell office:value-type="string">
            <text:p>Bio-Lassi Mango-Orange | 0,5l Karton</text:p>
          </table:table-cell>
          <table:table-cell office:value-type="float" office:value="0.5">
            <text:p>0,5</text:p>
          </table:table-cell>
          <table:table-cell office:value-type="string">
            <text:p>4030254327253</text:p>
          </table:table-cell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300</text:p>
          </table:table-cell>
          <table:table-cell office:value-type="string">
            <text:p>Bio-Lassi Multifrucht | 0,5l Karton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400</text:p>
          </table:table-cell>
          <table:table-cell office:value-type="string">
            <text:p>Eiskaffee | 230 ml Pappdose</text:p>
          </table:table-cell>
          <table:table-cell office:value-type="float" office:value="0.23">
            <text:p>0,23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500</text:p>
          </table:table-cell>
          <table:table-cell office:value-type="string">
            <text:p>Eisschokolade | 230 ml Pappdose</text:p>
          </table:table-cell>
          <table:table-cell office:value-type="float" office:value="0.23">
            <text:p>0,23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unbekannt</text:p>
          </table:table-cell>
          <table:table-cell office:value-type="string">
            <text:p>SONSTIGES5</text:p>
          </table:table-cell>
          <table:table-cell office:value-type="string">
            <text:p>Getränk pfandfrei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88</text:p>
          </table:table-cell>
          <table:table-cell office:value-type="string">
            <text:p>Limette Nektar | 1,0 l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asilien, Peru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105</text:p>
          </table:table-cell>
          <table:table-cell office:value-type="string">
            <text:p>Litschi Nektar | 1,0 l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dagaskar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6042007</text:p>
          </table:table-cell>
          <table:table-cell office:value-type="string">
            <text:p>Merida Orangensaft <text:s/>| 1,0 l Karton</text:p>
          </table:table-cell>
          <table:table-cell office:value-type="float" office:value="1">
            <text:p>1</text:p>
          </table:table-cell>
          <table:table-cell office:value-type="string">
            <text:p>4013320066287</text:p>
          </table:table-cell>
          <table:table-cell office:value-type="string">
            <text:p><text:s/>Brasili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6042005</text:p>
          </table:table-cell>
          <table:table-cell office:value-type="string">
            <text:p>Merida Orangensaft, (3 x 0,2 l) | 0,6 l Karton</text:p>
          </table:table-cell>
          <table:table-cell office:value-type="float" office:value="0.6">
            <text:p>0,6</text:p>
          </table:table-cell>
          <table:table-cell/>
          <table:table-cell office:value-type="string">
            <text:p><text:s/>Brasilien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99</text:p>
          </table:table-cell>
          <table:table-cell office:value-type="string">
            <text:p>Multifrucht Saft | 1,0 l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eru/Ecuador, Brasilie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3</text:p>
          </table:table-cell>
          <table:table-cell office:value-type="string">
            <text:p>Smoothie Ananas Banane Maracuja, tropisch-fruchtig | 0,25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2</text:p>
          </table:table-cell>
          <table:table-cell office:value-type="string">
            <text:p>Smoothie Mango Banane Calamansi, exotisch-spritzig | 0,25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8 Cent Pfand</text:p>
          </table:table-cell>
          <table:table-cell office:value-type="string">
            <text:p>GEPA</text:p>
          </table:table-cell>
          <table:table-cell office:value-type="string">
            <text:p>8912011</text:p>
          </table:table-cell>
          <table:table-cell office:value-type="string">
            <text:p>Bio Limo, zzgl. Mehrwegpfand | 0,33l Mehrw.-Pfandfl.</text:p>
          </table:table-cell>
          <table:table-cell office:value-type="float" office:value="0.33">
            <text:p>0,33</text:p>
          </table:table-cell>
          <table:table-cell office:value-type="string">
            <text:p>4013320148730</text:p>
          </table:table-cell>
          <table:table-cell office:value-type="string">
            <text:p>Brasilien, Paraguay</text:p>
          </table:table-cell>
          <table:table-cell office:value-type="float" office:value="12">
            <text:p>12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8 Cent Pfand</text:p>
          </table:table-cell>
          <table:table-cell office:value-type="string">
            <text:p>EP</text:p>
          </table:table-cell>
          <table:table-cell office:value-type="string">
            <text:p>cr118233</text:p>
          </table:table-cell>
          <table:table-cell office:value-type="string">
            <text:p>Costa Rica Cola, zzgl. Mehrwegpfand | 0,33l Mehrw.-Pfandfl.</text:p>
          </table:table-cell>
          <table:table-cell office:value-type="float" office:value="0.33">
            <text:p>0,33</text:p>
          </table:table-cell>
          <table:table-cell office:value-type="string">
            <text:p>4030254359575</text:p>
          </table:table-cell>
          <table:table-cell office:value-type="string">
            <text:p>Costa Rica</text:p>
          </table:table-cell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8 Cent Pfand</text:p>
          </table:table-cell>
          <table:table-cell office:value-type="string">
            <text:p>unbekannt</text:p>
          </table:table-cell>
          <table:table-cell office:value-type="string">
            <text:p>SONSTIGES6</text:p>
          </table:table-cell>
          <table:table-cell office:value-type="string">
            <text:p>Getränk 8 ct. Pfand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15 Cent Pfand</text:p>
          </table:table-cell>
          <table:table-cell office:value-type="string">
            <text:p>Bannmühle/dwp</text:p>
          </table:table-cell>
          <table:table-cell office:value-type="string">
            <text:p>BM020</text:p>
          </table:table-cell>
          <table:table-cell office:value-type="string">
            <text:p>Apfel-Mango-Saft, Pfandflasche | 1 l Mehrw.-Pfandfl.</text:p>
          </table:table-cell>
          <table:table-cell office:value-type="float" office:value="1">
            <text:p>1</text:p>
          </table:table-cell>
          <table:table-cell office:value-type="string">
            <text:p>4260003712720</text:p>
          </table:table-cell>
          <table:table-cell office:value-type="string">
            <text:p>Deutschland, Philippinen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15 Cent Pfand</text:p>
          </table:table-cell>
          <table:table-cell office:value-type="string">
            <text:p>Bannmühle</text:p>
          </table:table-cell>
          <table:table-cell office:value-type="string">
            <text:p>BM010</text:p>
          </table:table-cell>
          <table:table-cell office:value-type="string">
            <text:p>Apfelsaft, Pfandflasche | 1 l Mehrw.-Pfandfl.</text:p>
          </table:table-cell>
          <table:table-cell office:value-type="float" office:value="1">
            <text:p>1</text:p>
          </table:table-cell>
          <table:table-cell office:value-type="string">
            <text:p>4260003712003</text:p>
          </table:table-cell>
          <table:table-cell office:value-type="string">
            <text:p>Deutschland </text:p>
          </table:table-cell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15 Cent Pfand</text:p>
          </table:table-cell>
          <table:table-cell office:value-type="string">
            <text:p>unbekannt</text:p>
          </table:table-cell>
          <table:table-cell office:value-type="string">
            <text:p>SONSTIGES7</text:p>
          </table:table-cell>
          <table:table-cell office:value-type="string">
            <text:p>Getränk 15 ct. Pfand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200</text:p>
          </table:table-cell>
          <table:table-cell office:value-type="string">
            <text:p>Grapefruitsaft, zzgl. Mehrwegpfand | 1 l Mehrw.-Pfandfl.</text:p>
          </table:table-cell>
          <table:table-cell office:value-type="float" office:value="1">
            <text:p>1</text:p>
          </table:table-cell>
          <table:table-cell office:value-type="string">
            <text:p>4009243982001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020</text:p>
          </table:table-cell>
          <table:table-cell office:value-type="string">
            <text:p>Orangensaft, zzgl. Mehrwegpfand | 0,2 l Mehrw.-Pfandfl.</text:p>
          </table:table-cell>
          <table:table-cell office:value-type="float" office:value="0.2">
            <text:p>0,2</text:p>
          </table:table-cell>
          <table:table-cell office:value-type="string">
            <text:p>4030254192516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100</text:p>
          </table:table-cell>
          <table:table-cell office:value-type="string">
            <text:p>Orangensaft, zzgl. Mehrwegpfand | 1 l Mehrw.-Pfandfl.</text:p>
          </table:table-cell>
          <table:table-cell office:value-type="float" office:value="1">
            <text:p>1</text:p>
          </table:table-cell>
          <table:table-cell office:value-type="string">
            <text:p>4009243981004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100</text:p>
          </table:table-cell>
          <table:table-cell office:value-type="string">
            <text:p>Eistee Grüntee-Maracuja, PET-Einwegfl., zzgl. 0,25 Euro Einwegpfand | 0,5 l Einweg-Pfandfl.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90</text:p>
          </table:table-cell>
          <table:table-cell office:value-type="string">
            <text:p>Eistee Mate-Zitrone m. Guarana PET-Einw.,, zzgl. 0,25 € Einwegpfand | 0,5 l Einweg-Pfandfl.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50</text:p>
          </table:table-cell>
          <table:table-cell office:value-type="string">
            <text:p>Eistee Mate-Zitrone PET-Einwegfl.,, zzgl. 0,25 Euro Einwegpfand | 0,5 l Einweg-Pfandfl.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Argentinien, Paraguay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Alkoholfreie Getränke 25 Cent Pfand</text:p>
          </table:table-cell>
          <table:table-cell office:value-type="string">
            <text:p>unbekannt</text:p>
          </table:table-cell>
          <table:table-cell office:value-type="string">
            <text:p>SONSTIGES8</text:p>
          </table:table-cell>
          <table:table-cell office:value-type="string">
            <text:p>Getränk 25 ct. Pfand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nstiges Kunsthandwerk</text:p>
          </table:table-cell>
          <table:table-cell office:value-type="string">
            <text:p>unbekannt</text:p>
          </table:table-cell>
          <table:table-cell office:value-type="string">
            <text:p>SONSTIGES9</text:p>
          </table:table-cell>
          <table:table-cell office:value-type="string">
            <text:p>Kunsthandwerk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muck</text:p>
          </table:table-cell>
          <table:table-cell office:value-type="string">
            <text:p>unbekannt</text:p>
          </table:table-cell>
          <table:table-cell office:value-type="string">
            <text:p>SONSTIGES10</text:p>
          </table:table-cell>
          <table:table-cell office:value-type="string">
            <text:p>Schmuck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eschirr und Glaswaren</text:p>
          </table:table-cell>
          <table:table-cell office:value-type="string">
            <text:p>unbekannt</text:p>
          </table:table-cell>
          <table:table-cell office:value-type="string">
            <text:p>SONSTIGES11</text:p>
          </table:table-cell>
          <table:table-cell office:value-type="string">
            <text:p>Geschirr/Glaswaren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Dekoartikel</text:p>
          </table:table-cell>
          <table:table-cell office:value-type="string">
            <text:p>unbekannt</text:p>
          </table:table-cell>
          <table:table-cell office:value-type="string">
            <text:p>SONSTIGES12</text:p>
          </table:table-cell>
          <table:table-cell office:value-type="string">
            <text:p>Dekoartikel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örbe</text:p>
          </table:table-cell>
          <table:table-cell office:value-type="string">
            <text:p>unbekannt</text:p>
          </table:table-cell>
          <table:table-cell office:value-type="string">
            <text:p>SONSTIGES13</text:p>
          </table:table-cell>
          <table:table-cell office:value-type="string">
            <text:p>Korb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Musikinstrumente</text:p>
          </table:table-cell>
          <table:table-cell office:value-type="string">
            <text:p>unbekannt</text:p>
          </table:table-cell>
          <table:table-cell office:value-type="string">
            <text:p>SONSTIGES14</text:p>
          </table:table-cell>
          <table:table-cell office:value-type="string">
            <text:p>Musikinstrument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extilwaren</text:p>
          </table:table-cell>
          <table:table-cell office:value-type="string">
            <text:p>unbekannt</text:p>
          </table:table-cell>
          <table:table-cell office:value-type="string">
            <text:p>SONSTIGES15</text:p>
          </table:table-cell>
          <table:table-cell office:value-type="string">
            <text:p>Textilware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Taschen</text:p>
          </table:table-cell>
          <table:table-cell office:value-type="string">
            <text:p>unbekannt</text:p>
          </table:table-cell>
          <table:table-cell office:value-type="string">
            <text:p>SONSTIGES16</text:p>
          </table:table-cell>
          <table:table-cell office:value-type="string">
            <text:p>Tasche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nstige CDs</text:p>
          </table:table-cell>
          <table:table-cell office:value-type="string">
            <text:p>unbekannt</text:p>
          </table:table-cell>
          <table:table-cell office:value-type="string">
            <text:p>SONSTIGES17</text:p>
          </table:table-cell>
          <table:table-cell office:value-type="string">
            <text:p>CD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Putumayo</text:p>
          </table:table-cell>
          <table:table-cell office:value-type="string">
            <text:p>unbekannt</text:p>
          </table:table-cell>
          <table:table-cell office:value-type="string">
            <text:p>SONSTIGES18</text:p>
          </table:table-cell>
          <table:table-cell office:value-type="string">
            <text:p>Putumayo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nstige Kleidung</text:p>
          </table:table-cell>
          <table:table-cell office:value-type="string">
            <text:p>unbekannt</text:p>
          </table:table-cell>
          <table:table-cell office:value-type="string">
            <text:p>SONSTIGES19</text:p>
          </table:table-cell>
          <table:table-cell office:value-type="string">
            <text:p>Kleidung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chuhe</text:p>
          </table:table-cell>
          <table:table-cell office:value-type="string">
            <text:p>unbekannt</text:p>
          </table:table-cell>
          <table:table-cell office:value-type="string">
            <text:p>SONSTIGES20</text:p>
          </table:table-cell>
          <table:table-cell office:value-type="string">
            <text:p>Schuhe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Sonstiges Papier</text:p>
          </table:table-cell>
          <table:table-cell office:value-type="string">
            <text:p>unbekannt</text:p>
          </table:table-cell>
          <table:table-cell office:value-type="string">
            <text:p>SONSTIGES21</text:p>
          </table:table-cell>
          <table:table-cell office:value-type="string">
            <text:p>Papierware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Grußkarten</text:p>
          </table:table-cell>
          <table:table-cell office:value-type="string">
            <text:p>unbekannt</text:p>
          </table:table-cell>
          <table:table-cell office:value-type="string">
            <text:p>SONSTIGES22</text:p>
          </table:table-cell>
          <table:table-cell office:value-type="string">
            <text:p>Grußkarte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Kalender</text:p>
          </table:table-cell>
          <table:table-cell office:value-type="string">
            <text:p>unbekannt</text:p>
          </table:table-cell>
          <table:table-cell office:value-type="string">
            <text:p>SONSTIGES23</text:p>
          </table:table-cell>
          <table:table-cell office:value-type="string">
            <text:p>Kalender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Bücher</text:p>
          </table:table-cell>
          <table:table-cell office:value-type="string">
            <text:p>unbekannt</text:p>
          </table:table-cell>
          <table:table-cell office:value-type="string">
            <text:p>SONSTIGES24</text:p>
          </table:table-cell>
          <table:table-cell office:value-type="string">
            <text:p>Buch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Briefpapier und -umschläge</text:p>
          </table:table-cell>
          <table:table-cell office:value-type="string">
            <text:p>unbekannt</text:p>
          </table:table-cell>
          <table:table-cell office:value-type="string">
            <text:p>SONSTIGES25</text:p>
          </table:table-cell>
          <table:table-cell office:value-type="string">
            <text:p>Briefpapier/-umschlag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SONSTIGES26</text:p>
          </table:table-cell>
          <table:table-cell office:value-type="string">
            <text:p>Ergänzungsprodukt, Sonstige</text:p>
          </table:table-cell>
          <table:table-cell table:number-columns-repeated="6"/>
          <table:table-cell table:number-columns-repeated="2"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rgänzungsprodukte</text:p>
          </table:table-cell>
          <table:table-cell office:value-type="string">
            <text:p>Libera Terra</text:p>
          </table:table-cell>
          <table:table-cell office:value-type="string">
            <text:p>Z300</text:p>
          </table:table-cell>
          <table:table-cell office:value-type="string">
            <text:p>Holz-Präsentbox „Centopassi“ für drei Flaschen Wein | 1 St. Box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2801</text:p>
          </table:table-cell>
          <table:table-cell office:value-type="string">
            <text:p>Kaffeefilter Gr. 4 | 100 Stk. Karton</text:p>
          </table:table-cell>
          <table:table-cell office:value-type="float" office:value="100">
            <text:p>100</text:p>
          </table:table-cell>
          <table:table-cell office:value-type="string">
            <text:p>4004060423164</text:p>
          </table:table-cell>
          <table:table-cell/>
          <table:table-cell office:value-type="float" office:value="12">
            <text:p>12</text:p>
          </table:table-cell>
          <table:table-cell office:value-type="float" office:value="2.1">
            <text:p>2,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2803</text:p>
          </table:table-cell>
          <table:table-cell office:value-type="string">
            <text:p>Teefilter Umweltschutzpapier | 100 Stk. Karton</text:p>
          </table:table-cell>
          <table:table-cell office:value-type="float" office:value="100">
            <text:p>100</text:p>
          </table:table-cell>
          <table:table-cell office:value-type="string">
            <text:p>4004060420224</text:p>
          </table:table-cell>
          <table:table-cell/>
          <table:table-cell office:value-type="float" office:value="40">
            <text:p>40</text:p>
          </table:table-cell>
          <table:table-cell office:value-type="float" office:value="2.85">
            <text:p>2,8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8839801</text:p>
          </table:table-cell>
          <table:table-cell office:value-type="string">
            <text:p>Teefilter-Clip | 1 St. Pkg.</text:p>
          </table:table-cell>
          <table:table-cell office:value-type="float" office:value="1">
            <text:p>1</text:p>
          </table:table-cell>
          <table:table-cell office:value-type="string">
            <text:p>4013320026069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1012"/>
        </table:table-row>
        <table:table-row table:style-name="ro2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7</text:p>
          </table:table-cell>
          <table:table-cell office:value-type="string">
            <text:p>Wein-Geschenkkarton für 2 Flaschen, rot, offene Welle | 1 St. Karton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  <table:table-row table:style-name="ro2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8</text:p>
          </table:table-cell>
          <table:table-cell office:value-type="string">
            <text:p>Wein-Geschenkkarton für 3 Flaschen, rot, offene Welle | 1 St. Karton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10-12T22:07:23</dc:date>
    <dc:creator>Markus Voge</dc:creator>
    <meta:editing-duration>P0D</meta:editing-duration>
    <meta:editing-cycles>1</meta:editing-cycles>
    <meta:document-statistic meta:table-count="1" meta:cell-count="12638" meta:object-count="0"/>
  </office:meta>
</office:document-meta>
</file>